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1083.57pt" svg:height="493.94pt" svg:x="289.81pt" svg:y="3pt">
            <draw:object draw:notify-on-update-of-ranges="'1.5MHz carrier wave 2'.B8:'1.5MHz carrier wave 2'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/>
        </table:table-row>
        <table:table-row table:style-name="ro1">
          <table:table-cell office:value-type="string" calcext:value-type="string">
            <text:p>#Device Name: Discovery2NI</text:p>
          </table:table-cell>
          <table:table-cell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/>
        </table:table-row>
        <table:table-row table:style-name="ro1">
          <table:table-cell office:value-type="string" calcext:value-type="string">
            <text:p>#Sample rate: 1e+08Hz</text:p>
          </table:table-cell>
          <table:table-cell/>
        </table:table-row>
        <table:table-row table:style-name="ro1">
          <table:table-cell office:value-type="string" calcext:value-type="string">
            <text:p>#Samples: 409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gital wave</text:p>
          </table:table-cell>
        </table:table-row>
        <table:table-row table:style-name="ro1">
          <table:table-cell office:value-type="float" office:value="-0.00002047" calcext:value-type="float">
            <text:p>-2.04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46" calcext:value-type="float">
            <text:p>-2.046E-0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-0.00002045" calcext:value-type="float">
            <text:p>-2.04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2044" calcext:value-type="float">
            <text:p>-2.04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43" calcext:value-type="float">
            <text:p>-2.04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2042" calcext:value-type="float">
            <text:p>-2.04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2041" calcext:value-type="float">
            <text:p>-2.04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4" calcext:value-type="float">
            <text:p>-2.04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2039" calcext:value-type="float">
            <text:p>-2.03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2038" calcext:value-type="float">
            <text:p>-2.038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2037" calcext:value-type="float">
            <text:p>-2.037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2036" calcext:value-type="float">
            <text:p>-2.03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2035" calcext:value-type="float">
            <text:p>-2.035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2034" calcext:value-type="float">
            <text:p>-2.034E-0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2033" calcext:value-type="float">
            <text:p>-2.03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32" calcext:value-type="float">
            <text:p>-2.03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2031" calcext:value-type="float">
            <text:p>-2.03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203" calcext:value-type="float">
            <text:p>-2.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29" calcext:value-type="float">
            <text:p>-2.02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2028" calcext:value-type="float">
            <text:p>-2.02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2027" calcext:value-type="float">
            <text:p>-2.02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26" calcext:value-type="float">
            <text:p>-2.026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2025" calcext:value-type="float">
            <text:p>-2.02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2024" calcext:value-type="float">
            <text:p>-2.02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23" calcext:value-type="float">
            <text:p>-2.02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2022" calcext:value-type="float">
            <text:p>-2.02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2021" calcext:value-type="float">
            <text:p>-2.02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2" calcext:value-type="float">
            <text:p>-2.02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2019" calcext:value-type="float">
            <text:p>-2.01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2018" calcext:value-type="float">
            <text:p>-2.018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2017" calcext:value-type="float">
            <text:p>-2.01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2016" calcext:value-type="float">
            <text:p>-2.01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2015" calcext:value-type="float">
            <text:p>-2.015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2014" calcext:value-type="float">
            <text:p>-2.014E-0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2013" calcext:value-type="float">
            <text:p>-2.01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12" calcext:value-type="float">
            <text:p>-2.012E-05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2011" calcext:value-type="float">
            <text:p>-2.01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201" calcext:value-type="float">
            <text:p>-2.0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09" calcext:value-type="float">
            <text:p>-2.009E-05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-0.00002008" calcext:value-type="float">
            <text:p>-2.00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2007" calcext:value-type="float">
            <text:p>-2.00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06" calcext:value-type="float">
            <text:p>-2.00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2005" calcext:value-type="float">
            <text:p>-2.00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2004" calcext:value-type="float">
            <text:p>-2.00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003" calcext:value-type="float">
            <text:p>-2.00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2002" calcext:value-type="float">
            <text:p>-2.00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2001" calcext:value-type="float">
            <text:p>-2.00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2" calcext:value-type="float">
            <text:p>-2E-0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-0.00001999" calcext:value-type="float">
            <text:p>-1.99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998" calcext:value-type="float">
            <text:p>-1.998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997" calcext:value-type="float">
            <text:p>-1.99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996" calcext:value-type="float">
            <text:p>-1.996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995" calcext:value-type="float">
            <text:p>-1.99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994" calcext:value-type="float">
            <text:p>-1.994E-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1993" calcext:value-type="float">
            <text:p>-1.99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92" calcext:value-type="float">
            <text:p>-1.99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991" calcext:value-type="float">
            <text:p>-1.99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99" calcext:value-type="float">
            <text:p>-1.9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89" calcext:value-type="float">
            <text:p>-1.98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988" calcext:value-type="float">
            <text:p>-1.98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87" calcext:value-type="float">
            <text:p>-1.98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86" calcext:value-type="float">
            <text:p>-1.98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985" calcext:value-type="float">
            <text:p>-1.98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84" calcext:value-type="float">
            <text:p>-1.98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83" calcext:value-type="float">
            <text:p>-1.98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82" calcext:value-type="float">
            <text:p>-1.98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981" calcext:value-type="float">
            <text:p>-1.98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8" calcext:value-type="float">
            <text:p>-1.98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79" calcext:value-type="float">
            <text:p>-1.97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978" calcext:value-type="float">
            <text:p>-1.978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977" calcext:value-type="float">
            <text:p>-1.97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976" calcext:value-type="float">
            <text:p>-1.97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75" calcext:value-type="float">
            <text:p>-1.97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974" calcext:value-type="float">
            <text:p>-1.974E-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1973" calcext:value-type="float">
            <text:p>-1.97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72" calcext:value-type="float">
            <text:p>-1.972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971" calcext:value-type="float">
            <text:p>-1.97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97" calcext:value-type="float">
            <text:p>-1.9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69" calcext:value-type="float">
            <text:p>-1.96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968" calcext:value-type="float">
            <text:p>-1.96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967" calcext:value-type="float">
            <text:p>-1.96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66" calcext:value-type="float">
            <text:p>-1.96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965" calcext:value-type="float">
            <text:p>-1.96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64" calcext:value-type="float">
            <text:p>-1.96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63" calcext:value-type="float">
            <text:p>-1.96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62" calcext:value-type="float">
            <text:p>-1.96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61" calcext:value-type="float">
            <text:p>-1.96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6" calcext:value-type="float">
            <text:p>-1.96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59" calcext:value-type="float">
            <text:p>-1.95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58" calcext:value-type="float">
            <text:p>-1.958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957" calcext:value-type="float">
            <text:p>-1.95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956" calcext:value-type="float">
            <text:p>-1.956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955" calcext:value-type="float">
            <text:p>-1.95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954" calcext:value-type="float">
            <text:p>-1.954E-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1953" calcext:value-type="float">
            <text:p>-1.95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52" calcext:value-type="float">
            <text:p>-1.95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951" calcext:value-type="float">
            <text:p>-1.951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5" calcext:value-type="float">
            <text:p>-1.9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49" calcext:value-type="float">
            <text:p>-1.94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948" calcext:value-type="float">
            <text:p>-1.94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47" calcext:value-type="float">
            <text:p>-1.94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46" calcext:value-type="float">
            <text:p>-1.94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945" calcext:value-type="float">
            <text:p>-1.94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44" calcext:value-type="float">
            <text:p>-1.94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43" calcext:value-type="float">
            <text:p>-1.94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942" calcext:value-type="float">
            <text:p>-1.94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41" calcext:value-type="float">
            <text:p>-1.94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4" calcext:value-type="float">
            <text:p>-1.94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39" calcext:value-type="float">
            <text:p>-1.93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38" calcext:value-type="float">
            <text:p>-1.938E-0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-0.00001937" calcext:value-type="float">
            <text:p>-1.93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936" calcext:value-type="float">
            <text:p>-1.936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935" calcext:value-type="float">
            <text:p>-1.93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934" calcext:value-type="float">
            <text:p>-1.934E-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1933" calcext:value-type="float">
            <text:p>-1.93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32" calcext:value-type="float">
            <text:p>-1.93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931" calcext:value-type="float">
            <text:p>-1.931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3" calcext:value-type="float">
            <text:p>-1.9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29" calcext:value-type="float">
            <text:p>-1.92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928" calcext:value-type="float">
            <text:p>-1.92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27" calcext:value-type="float">
            <text:p>-1.92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26" calcext:value-type="float">
            <text:p>-1.926E-05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-0.00001925" calcext:value-type="float">
            <text:p>-1.92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924" calcext:value-type="float">
            <text:p>-1.92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23" calcext:value-type="float">
            <text:p>-1.92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922" calcext:value-type="float">
            <text:p>-1.92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921" calcext:value-type="float">
            <text:p>-1.92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2" calcext:value-type="float">
            <text:p>-1.92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19" calcext:value-type="float">
            <text:p>-1.91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18" calcext:value-type="float">
            <text:p>-1.918E-0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1917" calcext:value-type="float">
            <text:p>-1.917E-0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1916" calcext:value-type="float">
            <text:p>-1.916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915" calcext:value-type="float">
            <text:p>-1.915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914" calcext:value-type="float">
            <text:p>-1.914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913" calcext:value-type="float">
            <text:p>-1.91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12" calcext:value-type="float">
            <text:p>-1.912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911" calcext:value-type="float">
            <text:p>-1.911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91" calcext:value-type="float">
            <text:p>-1.9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09" calcext:value-type="float">
            <text:p>-1.90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908" calcext:value-type="float">
            <text:p>-1.90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907" calcext:value-type="float">
            <text:p>-1.90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06" calcext:value-type="float">
            <text:p>-1.90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905" calcext:value-type="float">
            <text:p>-1.90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904" calcext:value-type="float">
            <text:p>-1.90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03" calcext:value-type="float">
            <text:p>-1.90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902" calcext:value-type="float">
            <text:p>-1.90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901" calcext:value-type="float">
            <text:p>-1.90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9" calcext:value-type="float">
            <text:p>-1.9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899" calcext:value-type="float">
            <text:p>-1.89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98" calcext:value-type="float">
            <text:p>-1.898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897" calcext:value-type="float">
            <text:p>-1.897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896" calcext:value-type="float">
            <text:p>-1.896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895" calcext:value-type="float">
            <text:p>-1.89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894" calcext:value-type="float">
            <text:p>-1.894E-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1893" calcext:value-type="float">
            <text:p>-1.89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92" calcext:value-type="float">
            <text:p>-1.892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891" calcext:value-type="float">
            <text:p>-1.89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9" calcext:value-type="float">
            <text:p>-1.89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889" calcext:value-type="float">
            <text:p>-1.88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888" calcext:value-type="float">
            <text:p>-1.88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87" calcext:value-type="float">
            <text:p>-1.88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886" calcext:value-type="float">
            <text:p>-1.88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85" calcext:value-type="float">
            <text:p>-1.88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84" calcext:value-type="float">
            <text:p>-1.884E-0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-0.00001883" calcext:value-type="float">
            <text:p>-1.88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82" calcext:value-type="float">
            <text:p>-1.88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81" calcext:value-type="float">
            <text:p>-1.88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88" calcext:value-type="float">
            <text:p>-1.8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879" calcext:value-type="float">
            <text:p>-1.87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78" calcext:value-type="float">
            <text:p>-1.87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877" calcext:value-type="float">
            <text:p>-1.87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876" calcext:value-type="float">
            <text:p>-1.87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875" calcext:value-type="float">
            <text:p>-1.875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874" calcext:value-type="float">
            <text:p>-1.87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73" calcext:value-type="float">
            <text:p>-1.873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872" calcext:value-type="float">
            <text:p>-1.87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871" calcext:value-type="float">
            <text:p>-1.87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7" calcext:value-type="float">
            <text:p>-1.87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869" calcext:value-type="float">
            <text:p>-1.86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868" calcext:value-type="float">
            <text:p>-1.86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67" calcext:value-type="float">
            <text:p>-1.867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866" calcext:value-type="float">
            <text:p>-1.86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65" calcext:value-type="float">
            <text:p>-1.86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64" calcext:value-type="float">
            <text:p>-1.864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863" calcext:value-type="float">
            <text:p>-1.86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62" calcext:value-type="float">
            <text:p>-1.86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61" calcext:value-type="float">
            <text:p>-1.86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86" calcext:value-type="float">
            <text:p>-1.8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59" calcext:value-type="float">
            <text:p>-1.85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58" calcext:value-type="float">
            <text:p>-1.85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857" calcext:value-type="float">
            <text:p>-1.857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56" calcext:value-type="float">
            <text:p>-1.85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855" calcext:value-type="float">
            <text:p>-1.855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854" calcext:value-type="float">
            <text:p>-1.854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853" calcext:value-type="float">
            <text:p>-1.853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852" calcext:value-type="float">
            <text:p>-1.85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851" calcext:value-type="float">
            <text:p>-1.85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5" calcext:value-type="float">
            <text:p>-1.85E-05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1849" calcext:value-type="float">
            <text:p>-1.84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848" calcext:value-type="float">
            <text:p>-1.84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47" calcext:value-type="float">
            <text:p>-1.84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846" calcext:value-type="float">
            <text:p>-1.84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45" calcext:value-type="float">
            <text:p>-1.84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44" calcext:value-type="float">
            <text:p>-1.84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843" calcext:value-type="float">
            <text:p>-1.843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842" calcext:value-type="float">
            <text:p>-1.84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41" calcext:value-type="float">
            <text:p>-1.84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84" calcext:value-type="float">
            <text:p>-1.8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39" calcext:value-type="float">
            <text:p>-1.83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38" calcext:value-type="float">
            <text:p>-1.838E-0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-0.00001837" calcext:value-type="float">
            <text:p>-1.83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836" calcext:value-type="float">
            <text:p>-1.836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835" calcext:value-type="float">
            <text:p>-1.83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834" calcext:value-type="float">
            <text:p>-1.834E-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1833" calcext:value-type="float">
            <text:p>-1.833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832" calcext:value-type="float">
            <text:p>-1.832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831" calcext:value-type="float">
            <text:p>-1.83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3" calcext:value-type="float">
            <text:p>-1.83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829" calcext:value-type="float">
            <text:p>-1.82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828" calcext:value-type="float">
            <text:p>-1.82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27" calcext:value-type="float">
            <text:p>-1.82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826" calcext:value-type="float">
            <text:p>-1.82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825" calcext:value-type="float">
            <text:p>-1.82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24" calcext:value-type="float">
            <text:p>-1.824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823" calcext:value-type="float">
            <text:p>-1.823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822" calcext:value-type="float">
            <text:p>-1.82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21" calcext:value-type="float">
            <text:p>-1.82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82" calcext:value-type="float">
            <text:p>-1.8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19" calcext:value-type="float">
            <text:p>-1.81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18" calcext:value-type="float">
            <text:p>-1.818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817" calcext:value-type="float">
            <text:p>-1.81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816" calcext:value-type="float">
            <text:p>-1.81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815" calcext:value-type="float">
            <text:p>-1.81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814" calcext:value-type="float">
            <text:p>-1.81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813" calcext:value-type="float">
            <text:p>-1.813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812" calcext:value-type="float">
            <text:p>-1.81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811" calcext:value-type="float">
            <text:p>-1.81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1" calcext:value-type="float">
            <text:p>-1.81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809" calcext:value-type="float">
            <text:p>-1.80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808" calcext:value-type="float">
            <text:p>-1.80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07" calcext:value-type="float">
            <text:p>-1.80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806" calcext:value-type="float">
            <text:p>-1.80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805" calcext:value-type="float">
            <text:p>-1.80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04" calcext:value-type="float">
            <text:p>-1.80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803" calcext:value-type="float">
            <text:p>-1.803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802" calcext:value-type="float">
            <text:p>-1.80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801" calcext:value-type="float">
            <text:p>-1.80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8" calcext:value-type="float">
            <text:p>-1.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99" calcext:value-type="float">
            <text:p>-1.79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98" calcext:value-type="float">
            <text:p>-1.79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797" calcext:value-type="float">
            <text:p>-1.79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96" calcext:value-type="float">
            <text:p>-1.79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795" calcext:value-type="float">
            <text:p>-1.79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794" calcext:value-type="float">
            <text:p>-1.79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93" calcext:value-type="float">
            <text:p>-1.793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792" calcext:value-type="float">
            <text:p>-1.79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791" calcext:value-type="float">
            <text:p>-1.79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9" calcext:value-type="float">
            <text:p>-1.79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789" calcext:value-type="float">
            <text:p>-1.789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788" calcext:value-type="float">
            <text:p>-1.78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87" calcext:value-type="float">
            <text:p>-1.787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786" calcext:value-type="float">
            <text:p>-1.78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785" calcext:value-type="float">
            <text:p>-1.78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84" calcext:value-type="float">
            <text:p>-1.78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783" calcext:value-type="float">
            <text:p>-1.783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782" calcext:value-type="float">
            <text:p>-1.78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81" calcext:value-type="float">
            <text:p>-1.78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78" calcext:value-type="float">
            <text:p>-1.7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79" calcext:value-type="float">
            <text:p>-1.77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78" calcext:value-type="float">
            <text:p>-1.778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777" calcext:value-type="float">
            <text:p>-1.77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76" calcext:value-type="float">
            <text:p>-1.77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75" calcext:value-type="float">
            <text:p>-1.775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774" calcext:value-type="float">
            <text:p>-1.77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73" calcext:value-type="float">
            <text:p>-1.773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772" calcext:value-type="float">
            <text:p>-1.77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771" calcext:value-type="float">
            <text:p>-1.77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7" calcext:value-type="float">
            <text:p>-1.77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769" calcext:value-type="float">
            <text:p>-1.76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768" calcext:value-type="float">
            <text:p>-1.76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67" calcext:value-type="float">
            <text:p>-1.767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766" calcext:value-type="float">
            <text:p>-1.76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765" calcext:value-type="float">
            <text:p>-1.76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64" calcext:value-type="float">
            <text:p>-1.764E-0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-0.00001763" calcext:value-type="float">
            <text:p>-1.76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62" calcext:value-type="float">
            <text:p>-1.76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61" calcext:value-type="float">
            <text:p>-1.761E-05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-0.0000176" calcext:value-type="float">
            <text:p>-1.7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59" calcext:value-type="float">
            <text:p>-1.75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58" calcext:value-type="float">
            <text:p>-1.75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757" calcext:value-type="float">
            <text:p>-1.75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56" calcext:value-type="float">
            <text:p>-1.75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755" calcext:value-type="float">
            <text:p>-1.75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754" calcext:value-type="float">
            <text:p>-1.75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53" calcext:value-type="float">
            <text:p>-1.753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752" calcext:value-type="float">
            <text:p>-1.75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751" calcext:value-type="float">
            <text:p>-1.75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5" calcext:value-type="float">
            <text:p>-1.75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749" calcext:value-type="float">
            <text:p>-1.74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748" calcext:value-type="float">
            <text:p>-1.74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47" calcext:value-type="float">
            <text:p>-1.747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746" calcext:value-type="float">
            <text:p>-1.74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745" calcext:value-type="float">
            <text:p>-1.74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44" calcext:value-type="float">
            <text:p>-1.74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743" calcext:value-type="float">
            <text:p>-1.74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42" calcext:value-type="float">
            <text:p>-1.74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41" calcext:value-type="float">
            <text:p>-1.74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74" calcext:value-type="float">
            <text:p>-1.7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39" calcext:value-type="float">
            <text:p>-1.73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38" calcext:value-type="float">
            <text:p>-1.738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737" calcext:value-type="float">
            <text:p>-1.737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36" calcext:value-type="float">
            <text:p>-1.736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735" calcext:value-type="float">
            <text:p>-1.735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734" calcext:value-type="float">
            <text:p>-1.73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33" calcext:value-type="float">
            <text:p>-1.733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732" calcext:value-type="float">
            <text:p>-1.732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731" calcext:value-type="float">
            <text:p>-1.73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3" calcext:value-type="float">
            <text:p>-1.73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729" calcext:value-type="float">
            <text:p>-1.72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28" calcext:value-type="float">
            <text:p>-1.728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727" calcext:value-type="float">
            <text:p>-1.72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726" calcext:value-type="float">
            <text:p>-1.72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25" calcext:value-type="float">
            <text:p>-1.725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724" calcext:value-type="float">
            <text:p>-1.724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23" calcext:value-type="float">
            <text:p>-1.72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22" calcext:value-type="float">
            <text:p>-1.722E-0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-0.00001721" calcext:value-type="float">
            <text:p>-1.72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2" calcext:value-type="float">
            <text:p>-1.7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19" calcext:value-type="float">
            <text:p>-1.719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718" calcext:value-type="float">
            <text:p>-1.71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17" calcext:value-type="float">
            <text:p>-1.71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16" calcext:value-type="float">
            <text:p>-1.716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715" calcext:value-type="float">
            <text:p>-1.71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714" calcext:value-type="float">
            <text:p>-1.71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713" calcext:value-type="float">
            <text:p>-1.713E-05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-0.00001712" calcext:value-type="float">
            <text:p>-1.71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711" calcext:value-type="float">
            <text:p>-1.711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71" calcext:value-type="float">
            <text:p>-1.71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709" calcext:value-type="float">
            <text:p>-1.70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08" calcext:value-type="float">
            <text:p>-1.708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707" calcext:value-type="float">
            <text:p>-1.70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706" calcext:value-type="float">
            <text:p>-1.70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05" calcext:value-type="float">
            <text:p>-1.705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704" calcext:value-type="float">
            <text:p>-1.704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03" calcext:value-type="float">
            <text:p>-1.7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702" calcext:value-type="float">
            <text:p>-1.702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701" calcext:value-type="float">
            <text:p>-1.70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7" calcext:value-type="float">
            <text:p>-1.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99" calcext:value-type="float">
            <text:p>-1.699E-05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-0.00001698" calcext:value-type="float">
            <text:p>-1.69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97" calcext:value-type="float">
            <text:p>-1.69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96" calcext:value-type="float">
            <text:p>-1.696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695" calcext:value-type="float">
            <text:p>-1.695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694" calcext:value-type="float">
            <text:p>-1.69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693" calcext:value-type="float">
            <text:p>-1.693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692" calcext:value-type="float">
            <text:p>-1.69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91" calcext:value-type="float">
            <text:p>-1.691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69" calcext:value-type="float">
            <text:p>-1.69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689" calcext:value-type="float">
            <text:p>-1.68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88" calcext:value-type="float">
            <text:p>-1.688E-05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1687" calcext:value-type="float">
            <text:p>-1.68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686" calcext:value-type="float">
            <text:p>-1.68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85" calcext:value-type="float">
            <text:p>-1.685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684" calcext:value-type="float">
            <text:p>-1.684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683" calcext:value-type="float">
            <text:p>-1.68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82" calcext:value-type="float">
            <text:p>-1.682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681" calcext:value-type="float">
            <text:p>-1.68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68" calcext:value-type="float">
            <text:p>-1.6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79" calcext:value-type="float">
            <text:p>-1.679E-05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-0.00001678" calcext:value-type="float">
            <text:p>-1.67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677" calcext:value-type="float">
            <text:p>-1.67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76" calcext:value-type="float">
            <text:p>-1.676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675" calcext:value-type="float">
            <text:p>-1.67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74" calcext:value-type="float">
            <text:p>-1.67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673" calcext:value-type="float">
            <text:p>-1.673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672" calcext:value-type="float">
            <text:p>-1.67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71" calcext:value-type="float">
            <text:p>-1.671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67" calcext:value-type="float">
            <text:p>-1.67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669" calcext:value-type="float">
            <text:p>-1.66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68" calcext:value-type="float">
            <text:p>-1.668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667" calcext:value-type="float">
            <text:p>-1.66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666" calcext:value-type="float">
            <text:p>-1.66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65" calcext:value-type="float">
            <text:p>-1.665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664" calcext:value-type="float">
            <text:p>-1.664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663" calcext:value-type="float">
            <text:p>-1.66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62" calcext:value-type="float">
            <text:p>-1.662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661" calcext:value-type="float">
            <text:p>-1.661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66" calcext:value-type="float">
            <text:p>-1.6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59" calcext:value-type="float">
            <text:p>-1.659E-05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-0.00001658" calcext:value-type="float">
            <text:p>-1.65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657" calcext:value-type="float">
            <text:p>-1.65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56" calcext:value-type="float">
            <text:p>-1.656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655" calcext:value-type="float">
            <text:p>-1.65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54" calcext:value-type="float">
            <text:p>-1.65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653" calcext:value-type="float">
            <text:p>-1.653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652" calcext:value-type="float">
            <text:p>-1.65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651" calcext:value-type="float">
            <text:p>-1.651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65" calcext:value-type="float">
            <text:p>-1.65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649" calcext:value-type="float">
            <text:p>-1.64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48" calcext:value-type="float">
            <text:p>-1.648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647" calcext:value-type="float">
            <text:p>-1.64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646" calcext:value-type="float">
            <text:p>-1.64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45" calcext:value-type="float">
            <text:p>-1.645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644" calcext:value-type="float">
            <text:p>-1.644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643" calcext:value-type="float">
            <text:p>-1.64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42" calcext:value-type="float">
            <text:p>-1.642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641" calcext:value-type="float">
            <text:p>-1.64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64" calcext:value-type="float">
            <text:p>-1.6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39" calcext:value-type="float">
            <text:p>-1.639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638" calcext:value-type="float">
            <text:p>-1.63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37" calcext:value-type="float">
            <text:p>-1.63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36" calcext:value-type="float">
            <text:p>-1.636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635" calcext:value-type="float">
            <text:p>-1.63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34" calcext:value-type="float">
            <text:p>-1.63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633" calcext:value-type="float">
            <text:p>-1.633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632" calcext:value-type="float">
            <text:p>-1.63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31" calcext:value-type="float">
            <text:p>-1.631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63" calcext:value-type="float">
            <text:p>-1.63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629" calcext:value-type="float">
            <text:p>-1.62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28" calcext:value-type="float">
            <text:p>-1.628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627" calcext:value-type="float">
            <text:p>-1.627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626" calcext:value-type="float">
            <text:p>-1.62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25" calcext:value-type="float">
            <text:p>-1.625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624" calcext:value-type="float">
            <text:p>-1.624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623" calcext:value-type="float">
            <text:p>-1.62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22" calcext:value-type="float">
            <text:p>-1.622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621" calcext:value-type="float">
            <text:p>-1.621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62" calcext:value-type="float">
            <text:p>-1.6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19" calcext:value-type="float">
            <text:p>-1.619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618" calcext:value-type="float">
            <text:p>-1.61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617" calcext:value-type="float">
            <text:p>-1.61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16" calcext:value-type="float">
            <text:p>-1.616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615" calcext:value-type="float">
            <text:p>-1.61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14" calcext:value-type="float">
            <text:p>-1.61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613" calcext:value-type="float">
            <text:p>-1.613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612" calcext:value-type="float">
            <text:p>-1.61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611" calcext:value-type="float">
            <text:p>-1.611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61" calcext:value-type="float">
            <text:p>-1.61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609" calcext:value-type="float">
            <text:p>-1.60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08" calcext:value-type="float">
            <text:p>-1.608E-05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1607" calcext:value-type="float">
            <text:p>-1.607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606" calcext:value-type="float">
            <text:p>-1.60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05" calcext:value-type="float">
            <text:p>-1.605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604" calcext:value-type="float">
            <text:p>-1.604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603" calcext:value-type="float">
            <text:p>-1.6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602" calcext:value-type="float">
            <text:p>-1.602E-0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1601" calcext:value-type="float">
            <text:p>-1.60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6" calcext:value-type="float">
            <text:p>-1.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99" calcext:value-type="float">
            <text:p>-1.599E-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-0.00001598" calcext:value-type="float">
            <text:p>-1.59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97" calcext:value-type="float">
            <text:p>-1.59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96" calcext:value-type="float">
            <text:p>-1.596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595" calcext:value-type="float">
            <text:p>-1.595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94" calcext:value-type="float">
            <text:p>-1.59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593" calcext:value-type="float">
            <text:p>-1.593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592" calcext:value-type="float">
            <text:p>-1.59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91" calcext:value-type="float">
            <text:p>-1.591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59" calcext:value-type="float">
            <text:p>-1.59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589" calcext:value-type="float">
            <text:p>-1.58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88" calcext:value-type="float">
            <text:p>-1.588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587" calcext:value-type="float">
            <text:p>-1.587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586" calcext:value-type="float">
            <text:p>-1.58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85" calcext:value-type="float">
            <text:p>-1.585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584" calcext:value-type="float">
            <text:p>-1.584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583" calcext:value-type="float">
            <text:p>-1.58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82" calcext:value-type="float">
            <text:p>-1.582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581" calcext:value-type="float">
            <text:p>-1.581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8" calcext:value-type="float">
            <text:p>-1.5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79" calcext:value-type="float">
            <text:p>-1.579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578" calcext:value-type="float">
            <text:p>-1.57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77" calcext:value-type="float">
            <text:p>-1.57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76" calcext:value-type="float">
            <text:p>-1.576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575" calcext:value-type="float">
            <text:p>-1.575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74" calcext:value-type="float">
            <text:p>-1.574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573" calcext:value-type="float">
            <text:p>-1.573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572" calcext:value-type="float">
            <text:p>-1.57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71" calcext:value-type="float">
            <text:p>-1.571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57" calcext:value-type="float">
            <text:p>-1.57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569" calcext:value-type="float">
            <text:p>-1.56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68" calcext:value-type="float">
            <text:p>-1.568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567" calcext:value-type="float">
            <text:p>-1.56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66" calcext:value-type="float">
            <text:p>-1.566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565" calcext:value-type="float">
            <text:p>-1.565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564" calcext:value-type="float">
            <text:p>-1.56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63" calcext:value-type="float">
            <text:p>-1.563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562" calcext:value-type="float">
            <text:p>-1.56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61" calcext:value-type="float">
            <text:p>-1.56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6" calcext:value-type="float">
            <text:p>-1.56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559" calcext:value-type="float">
            <text:p>-1.559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58" calcext:value-type="float">
            <text:p>-1.55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57" calcext:value-type="float">
            <text:p>-1.557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556" calcext:value-type="float">
            <text:p>-1.55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55" calcext:value-type="float">
            <text:p>-1.55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54" calcext:value-type="float">
            <text:p>-1.554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553" calcext:value-type="float">
            <text:p>-1.55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52" calcext:value-type="float">
            <text:p>-1.55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551" calcext:value-type="float">
            <text:p>-1.551E-05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-0.0000155" calcext:value-type="float">
            <text:p>-1.55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49" calcext:value-type="float">
            <text:p>-1.549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548" calcext:value-type="float">
            <text:p>-1.548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547" calcext:value-type="float">
            <text:p>-1.54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46" calcext:value-type="float">
            <text:p>-1.546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545" calcext:value-type="float">
            <text:p>-1.545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544" calcext:value-type="float">
            <text:p>-1.54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43" calcext:value-type="float">
            <text:p>-1.543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542" calcext:value-type="float">
            <text:p>-1.54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41" calcext:value-type="float">
            <text:p>-1.54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4" calcext:value-type="float">
            <text:p>-1.54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539" calcext:value-type="float">
            <text:p>-1.539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38" calcext:value-type="float">
            <text:p>-1.53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37" calcext:value-type="float">
            <text:p>-1.537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536" calcext:value-type="float">
            <text:p>-1.53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35" calcext:value-type="float">
            <text:p>-1.53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34" calcext:value-type="float">
            <text:p>-1.534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533" calcext:value-type="float">
            <text:p>-1.533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32" calcext:value-type="float">
            <text:p>-1.53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531" calcext:value-type="float">
            <text:p>-1.53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53" calcext:value-type="float">
            <text:p>-1.5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29" calcext:value-type="float">
            <text:p>-1.529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528" calcext:value-type="float">
            <text:p>-1.528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527" calcext:value-type="float">
            <text:p>-1.52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26" calcext:value-type="float">
            <text:p>-1.526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525" calcext:value-type="float">
            <text:p>-1.525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524" calcext:value-type="float">
            <text:p>-1.52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23" calcext:value-type="float">
            <text:p>-1.523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522" calcext:value-type="float">
            <text:p>-1.522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521" calcext:value-type="float">
            <text:p>-1.52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2" calcext:value-type="float">
            <text:p>-1.52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519" calcext:value-type="float">
            <text:p>-1.519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518" calcext:value-type="float">
            <text:p>-1.51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17" calcext:value-type="float">
            <text:p>-1.517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516" calcext:value-type="float">
            <text:p>-1.51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15" calcext:value-type="float">
            <text:p>-1.51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14" calcext:value-type="float">
            <text:p>-1.514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513" calcext:value-type="float">
            <text:p>-1.51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512" calcext:value-type="float">
            <text:p>-1.51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511" calcext:value-type="float">
            <text:p>-1.511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51" calcext:value-type="float">
            <text:p>-1.5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509" calcext:value-type="float">
            <text:p>-1.509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508" calcext:value-type="float">
            <text:p>-1.508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507" calcext:value-type="float">
            <text:p>-1.50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06" calcext:value-type="float">
            <text:p>-1.506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505" calcext:value-type="float">
            <text:p>-1.505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504" calcext:value-type="float">
            <text:p>-1.50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03" calcext:value-type="float">
            <text:p>-1.503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502" calcext:value-type="float">
            <text:p>-1.502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501" calcext:value-type="float">
            <text:p>-1.50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5" calcext:value-type="float">
            <text:p>-1.5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499" calcext:value-type="float">
            <text:p>-1.49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98" calcext:value-type="float">
            <text:p>-1.49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97" calcext:value-type="float">
            <text:p>-1.497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496" calcext:value-type="float">
            <text:p>-1.49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95" calcext:value-type="float">
            <text:p>-1.49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94" calcext:value-type="float">
            <text:p>-1.494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493" calcext:value-type="float">
            <text:p>-1.49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92" calcext:value-type="float">
            <text:p>-1.49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491" calcext:value-type="float">
            <text:p>-1.491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49" calcext:value-type="float">
            <text:p>-1.4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89" calcext:value-type="float">
            <text:p>-1.489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488" calcext:value-type="float">
            <text:p>-1.488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487" calcext:value-type="float">
            <text:p>-1.48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86" calcext:value-type="float">
            <text:p>-1.486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485" calcext:value-type="float">
            <text:p>-1.485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484" calcext:value-type="float">
            <text:p>-1.48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83" calcext:value-type="float">
            <text:p>-1.483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482" calcext:value-type="float">
            <text:p>-1.48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481" calcext:value-type="float">
            <text:p>-1.48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8" calcext:value-type="float">
            <text:p>-1.48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479" calcext:value-type="float">
            <text:p>-1.47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78" calcext:value-type="float">
            <text:p>-1.47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77" calcext:value-type="float">
            <text:p>-1.477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476" calcext:value-type="float">
            <text:p>-1.47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75" calcext:value-type="float">
            <text:p>-1.47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74" calcext:value-type="float">
            <text:p>-1.474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473" calcext:value-type="float">
            <text:p>-1.473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72" calcext:value-type="float">
            <text:p>-1.47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471" calcext:value-type="float">
            <text:p>-1.471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47" calcext:value-type="float">
            <text:p>-1.4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69" calcext:value-type="float">
            <text:p>-1.469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468" calcext:value-type="float">
            <text:p>-1.468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467" calcext:value-type="float">
            <text:p>-1.46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66" calcext:value-type="float">
            <text:p>-1.466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465" calcext:value-type="float">
            <text:p>-1.465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464" calcext:value-type="float">
            <text:p>-1.46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63" calcext:value-type="float">
            <text:p>-1.463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462" calcext:value-type="float">
            <text:p>-1.462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61" calcext:value-type="float">
            <text:p>-1.46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6" calcext:value-type="float">
            <text:p>-1.4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459" calcext:value-type="float">
            <text:p>-1.45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58" calcext:value-type="float">
            <text:p>-1.45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57" calcext:value-type="float">
            <text:p>-1.457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456" calcext:value-type="float">
            <text:p>-1.45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55" calcext:value-type="float">
            <text:p>-1.45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54" calcext:value-type="float">
            <text:p>-1.454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453" calcext:value-type="float">
            <text:p>-1.453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52" calcext:value-type="float">
            <text:p>-1.452E-0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1451" calcext:value-type="float">
            <text:p>-1.451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45" calcext:value-type="float">
            <text:p>-1.45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49" calcext:value-type="float">
            <text:p>-1.449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448" calcext:value-type="float">
            <text:p>-1.448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447" calcext:value-type="float">
            <text:p>-1.44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46" calcext:value-type="float">
            <text:p>-1.446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445" calcext:value-type="float">
            <text:p>-1.445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444" calcext:value-type="float">
            <text:p>-1.44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43" calcext:value-type="float">
            <text:p>-1.443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442" calcext:value-type="float">
            <text:p>-1.442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41" calcext:value-type="float">
            <text:p>-1.44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4" calcext:value-type="float">
            <text:p>-1.4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439" calcext:value-type="float">
            <text:p>-1.43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38" calcext:value-type="float">
            <text:p>-1.43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37" calcext:value-type="float">
            <text:p>-1.437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436" calcext:value-type="float">
            <text:p>-1.43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35" calcext:value-type="float">
            <text:p>-1.43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34" calcext:value-type="float">
            <text:p>-1.434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433" calcext:value-type="float">
            <text:p>-1.43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32" calcext:value-type="float">
            <text:p>-1.43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431" calcext:value-type="float">
            <text:p>-1.431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43" calcext:value-type="float">
            <text:p>-1.43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29" calcext:value-type="float">
            <text:p>-1.429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428" calcext:value-type="float">
            <text:p>-1.428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427" calcext:value-type="float">
            <text:p>-1.42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26" calcext:value-type="float">
            <text:p>-1.426E-0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-0.00001425" calcext:value-type="float">
            <text:p>-1.425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424" calcext:value-type="float">
            <text:p>-1.42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23" calcext:value-type="float">
            <text:p>-1.423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422" calcext:value-type="float">
            <text:p>-1.42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421" calcext:value-type="float">
            <text:p>-1.42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2" calcext:value-type="float">
            <text:p>-1.42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419" calcext:value-type="float">
            <text:p>-1.419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418" calcext:value-type="float">
            <text:p>-1.41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17" calcext:value-type="float">
            <text:p>-1.417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416" calcext:value-type="float">
            <text:p>-1.41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15" calcext:value-type="float">
            <text:p>-1.41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14" calcext:value-type="float">
            <text:p>-1.414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413" calcext:value-type="float">
            <text:p>-1.413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412" calcext:value-type="float">
            <text:p>-1.412E-0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1411" calcext:value-type="float">
            <text:p>-1.411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41" calcext:value-type="float">
            <text:p>-1.4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409" calcext:value-type="float">
            <text:p>-1.409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408" calcext:value-type="float">
            <text:p>-1.408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407" calcext:value-type="float">
            <text:p>-1.40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06" calcext:value-type="float">
            <text:p>-1.406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405" calcext:value-type="float">
            <text:p>-1.40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04" calcext:value-type="float">
            <text:p>-1.404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403" calcext:value-type="float">
            <text:p>-1.403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402" calcext:value-type="float">
            <text:p>-1.40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401" calcext:value-type="float">
            <text:p>-1.40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4" calcext:value-type="float">
            <text:p>-1.4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99" calcext:value-type="float">
            <text:p>-1.39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98" calcext:value-type="float">
            <text:p>-1.398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397" calcext:value-type="float">
            <text:p>-1.39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96" calcext:value-type="float">
            <text:p>-1.39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95" calcext:value-type="float">
            <text:p>-1.395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394" calcext:value-type="float">
            <text:p>-1.39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93" calcext:value-type="float">
            <text:p>-1.39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92" calcext:value-type="float">
            <text:p>-1.392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391" calcext:value-type="float">
            <text:p>-1.39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9" calcext:value-type="float">
            <text:p>-1.39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389" calcext:value-type="float">
            <text:p>-1.389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388" calcext:value-type="float">
            <text:p>-1.38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87" calcext:value-type="float">
            <text:p>-1.387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386" calcext:value-type="float">
            <text:p>-1.38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385" calcext:value-type="float">
            <text:p>-1.38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84" calcext:value-type="float">
            <text:p>-1.38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383" calcext:value-type="float">
            <text:p>-1.383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382" calcext:value-type="float">
            <text:p>-1.38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81" calcext:value-type="float">
            <text:p>-1.381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38" calcext:value-type="float">
            <text:p>-1.3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79" calcext:value-type="float">
            <text:p>-1.37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78" calcext:value-type="float">
            <text:p>-1.378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377" calcext:value-type="float">
            <text:p>-1.37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76" calcext:value-type="float">
            <text:p>-1.37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75" calcext:value-type="float">
            <text:p>-1.375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374" calcext:value-type="float">
            <text:p>-1.37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73" calcext:value-type="float">
            <text:p>-1.37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72" calcext:value-type="float">
            <text:p>-1.372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371" calcext:value-type="float">
            <text:p>-1.37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7" calcext:value-type="float">
            <text:p>-1.37E-0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1369" calcext:value-type="float">
            <text:p>-1.369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368" calcext:value-type="float">
            <text:p>-1.36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67" calcext:value-type="float">
            <text:p>-1.367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366" calcext:value-type="float">
            <text:p>-1.36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365" calcext:value-type="float">
            <text:p>-1.36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64" calcext:value-type="float">
            <text:p>-1.364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363" calcext:value-type="float">
            <text:p>-1.363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362" calcext:value-type="float">
            <text:p>-1.36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61" calcext:value-type="float">
            <text:p>-1.361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36" calcext:value-type="float">
            <text:p>-1.3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359" calcext:value-type="float">
            <text:p>-1.35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58" calcext:value-type="float">
            <text:p>-1.358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357" calcext:value-type="float">
            <text:p>-1.35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56" calcext:value-type="float">
            <text:p>-1.35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55" calcext:value-type="float">
            <text:p>-1.355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354" calcext:value-type="float">
            <text:p>-1.35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53" calcext:value-type="float">
            <text:p>-1.35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52" calcext:value-type="float">
            <text:p>-1.352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351" calcext:value-type="float">
            <text:p>-1.35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5" calcext:value-type="float">
            <text:p>-1.35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349" calcext:value-type="float">
            <text:p>-1.349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348" calcext:value-type="float">
            <text:p>-1.34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47" calcext:value-type="float">
            <text:p>-1.347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346" calcext:value-type="float">
            <text:p>-1.34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345" calcext:value-type="float">
            <text:p>-1.34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44" calcext:value-type="float">
            <text:p>-1.34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343" calcext:value-type="float">
            <text:p>-1.343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342" calcext:value-type="float">
            <text:p>-1.34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41" calcext:value-type="float">
            <text:p>-1.34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34" calcext:value-type="float">
            <text:p>-1.34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339" calcext:value-type="float">
            <text:p>-1.33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38" calcext:value-type="float">
            <text:p>-1.338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337" calcext:value-type="float">
            <text:p>-1.337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336" calcext:value-type="float">
            <text:p>-1.33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35" calcext:value-type="float">
            <text:p>-1.335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334" calcext:value-type="float">
            <text:p>-1.33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33" calcext:value-type="float">
            <text:p>-1.33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32" calcext:value-type="float">
            <text:p>-1.332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331" calcext:value-type="float">
            <text:p>-1.33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3" calcext:value-type="float">
            <text:p>-1.33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329" calcext:value-type="float">
            <text:p>-1.329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328" calcext:value-type="float">
            <text:p>-1.32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327" calcext:value-type="float">
            <text:p>-1.327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326" calcext:value-type="float">
            <text:p>-1.326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325" calcext:value-type="float">
            <text:p>-1.32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24" calcext:value-type="float">
            <text:p>-1.32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323" calcext:value-type="float">
            <text:p>-1.323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322" calcext:value-type="float">
            <text:p>-1.32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21" calcext:value-type="float">
            <text:p>-1.32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32" calcext:value-type="float">
            <text:p>-1.3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19" calcext:value-type="float">
            <text:p>-1.31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18" calcext:value-type="float">
            <text:p>-1.318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317" calcext:value-type="float">
            <text:p>-1.31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316" calcext:value-type="float">
            <text:p>-1.31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15" calcext:value-type="float">
            <text:p>-1.315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314" calcext:value-type="float">
            <text:p>-1.31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13" calcext:value-type="float">
            <text:p>-1.31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12" calcext:value-type="float">
            <text:p>-1.312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311" calcext:value-type="float">
            <text:p>-1.31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1" calcext:value-type="float">
            <text:p>-1.31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309" calcext:value-type="float">
            <text:p>-1.309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308" calcext:value-type="float">
            <text:p>-1.30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307" calcext:value-type="float">
            <text:p>-1.307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306" calcext:value-type="float">
            <text:p>-1.30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305" calcext:value-type="float">
            <text:p>-1.30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04" calcext:value-type="float">
            <text:p>-1.30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303" calcext:value-type="float">
            <text:p>-1.303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302" calcext:value-type="float">
            <text:p>-1.30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301" calcext:value-type="float">
            <text:p>-1.301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3" calcext:value-type="float">
            <text:p>-1.3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299" calcext:value-type="float">
            <text:p>-1.29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98" calcext:value-type="float">
            <text:p>-1.298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297" calcext:value-type="float">
            <text:p>-1.297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296" calcext:value-type="float">
            <text:p>-1.29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95" calcext:value-type="float">
            <text:p>-1.295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294" calcext:value-type="float">
            <text:p>-1.29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93" calcext:value-type="float">
            <text:p>-1.29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92" calcext:value-type="float">
            <text:p>-1.292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291" calcext:value-type="float">
            <text:p>-1.29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9" calcext:value-type="float">
            <text:p>-1.29E-0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1289" calcext:value-type="float">
            <text:p>-1.289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288" calcext:value-type="float">
            <text:p>-1.28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87" calcext:value-type="float">
            <text:p>-1.287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286" calcext:value-type="float">
            <text:p>-1.28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285" calcext:value-type="float">
            <text:p>-1.28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84" calcext:value-type="float">
            <text:p>-1.28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283" calcext:value-type="float">
            <text:p>-1.283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282" calcext:value-type="float">
            <text:p>-1.28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81" calcext:value-type="float">
            <text:p>-1.28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28" calcext:value-type="float">
            <text:p>-1.2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79" calcext:value-type="float">
            <text:p>-1.27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78" calcext:value-type="float">
            <text:p>-1.278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277" calcext:value-type="float">
            <text:p>-1.27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76" calcext:value-type="float">
            <text:p>-1.27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75" calcext:value-type="float">
            <text:p>-1.275E-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-0.00001274" calcext:value-type="float">
            <text:p>-1.27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73" calcext:value-type="float">
            <text:p>-1.27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72" calcext:value-type="float">
            <text:p>-1.272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271" calcext:value-type="float">
            <text:p>-1.27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7" calcext:value-type="float">
            <text:p>-1.27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269" calcext:value-type="float">
            <text:p>-1.269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268" calcext:value-type="float">
            <text:p>-1.26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67" calcext:value-type="float">
            <text:p>-1.267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266" calcext:value-type="float">
            <text:p>-1.266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265" calcext:value-type="float">
            <text:p>-1.26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64" calcext:value-type="float">
            <text:p>-1.264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263" calcext:value-type="float">
            <text:p>-1.263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262" calcext:value-type="float">
            <text:p>-1.26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61" calcext:value-type="float">
            <text:p>-1.26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26" calcext:value-type="float">
            <text:p>-1.2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59" calcext:value-type="float">
            <text:p>-1.25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58" calcext:value-type="float">
            <text:p>-1.258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257" calcext:value-type="float">
            <text:p>-1.257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56" calcext:value-type="float">
            <text:p>-1.25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55" calcext:value-type="float">
            <text:p>-1.255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254" calcext:value-type="float">
            <text:p>-1.25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53" calcext:value-type="float">
            <text:p>-1.25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52" calcext:value-type="float">
            <text:p>-1.252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251" calcext:value-type="float">
            <text:p>-1.25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5" calcext:value-type="float">
            <text:p>-1.25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249" calcext:value-type="float">
            <text:p>-1.249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248" calcext:value-type="float">
            <text:p>-1.248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47" calcext:value-type="float">
            <text:p>-1.247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246" calcext:value-type="float">
            <text:p>-1.246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245" calcext:value-type="float">
            <text:p>-1.24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44" calcext:value-type="float">
            <text:p>-1.244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243" calcext:value-type="float">
            <text:p>-1.24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42" calcext:value-type="float">
            <text:p>-1.242E-05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1241" calcext:value-type="float">
            <text:p>-1.24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24" calcext:value-type="float">
            <text:p>-1.2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39" calcext:value-type="float">
            <text:p>-1.23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238" calcext:value-type="float">
            <text:p>-1.23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37" calcext:value-type="float">
            <text:p>-1.23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36" calcext:value-type="float">
            <text:p>-1.236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235" calcext:value-type="float">
            <text:p>-1.23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34" calcext:value-type="float">
            <text:p>-1.23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33" calcext:value-type="float">
            <text:p>-1.23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232" calcext:value-type="float">
            <text:p>-1.232E-0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1231" calcext:value-type="float">
            <text:p>-1.23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3" calcext:value-type="float">
            <text:p>-1.2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229" calcext:value-type="float">
            <text:p>-1.22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28" calcext:value-type="float">
            <text:p>-1.22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27" calcext:value-type="float">
            <text:p>-1.227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226" calcext:value-type="float">
            <text:p>-1.22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25" calcext:value-type="float">
            <text:p>-1.225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224" calcext:value-type="float">
            <text:p>-1.224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223" calcext:value-type="float">
            <text:p>-1.22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22" calcext:value-type="float">
            <text:p>-1.222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221" calcext:value-type="float">
            <text:p>-1.22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22" calcext:value-type="float">
            <text:p>-1.2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19" calcext:value-type="float">
            <text:p>-1.21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218" calcext:value-type="float">
            <text:p>-1.21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17" calcext:value-type="float">
            <text:p>-1.21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16" calcext:value-type="float">
            <text:p>-1.216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215" calcext:value-type="float">
            <text:p>-1.21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214" calcext:value-type="float">
            <text:p>-1.21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13" calcext:value-type="float">
            <text:p>-1.213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212" calcext:value-type="float">
            <text:p>-1.21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11" calcext:value-type="float">
            <text:p>-1.21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1" calcext:value-type="float">
            <text:p>-1.2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209" calcext:value-type="float">
            <text:p>-1.20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208" calcext:value-type="float">
            <text:p>-1.20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07" calcext:value-type="float">
            <text:p>-1.20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206" calcext:value-type="float">
            <text:p>-1.20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205" calcext:value-type="float">
            <text:p>-1.205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204" calcext:value-type="float">
            <text:p>-1.204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203" calcext:value-type="float">
            <text:p>-1.2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202" calcext:value-type="float">
            <text:p>-1.202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201" calcext:value-type="float">
            <text:p>-1.20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2" calcext:value-type="float">
            <text:p>-1.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99" calcext:value-type="float">
            <text:p>-1.19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198" calcext:value-type="float">
            <text:p>-1.19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97" calcext:value-type="float">
            <text:p>-1.19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96" calcext:value-type="float">
            <text:p>-1.19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195" calcext:value-type="float">
            <text:p>-1.19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94" calcext:value-type="float">
            <text:p>-1.19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93" calcext:value-type="float">
            <text:p>-1.193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192" calcext:value-type="float">
            <text:p>-1.19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91" calcext:value-type="float">
            <text:p>-1.19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9" calcext:value-type="float">
            <text:p>-1.19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189" calcext:value-type="float">
            <text:p>-1.18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88" calcext:value-type="float">
            <text:p>-1.188E-0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-0.00001187" calcext:value-type="float">
            <text:p>-1.187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186" calcext:value-type="float">
            <text:p>-1.18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85" calcext:value-type="float">
            <text:p>-1.18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184" calcext:value-type="float">
            <text:p>-1.184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183" calcext:value-type="float">
            <text:p>-1.18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82" calcext:value-type="float">
            <text:p>-1.18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181" calcext:value-type="float">
            <text:p>-1.18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18" calcext:value-type="float">
            <text:p>-1.1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79" calcext:value-type="float">
            <text:p>-1.17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178" calcext:value-type="float">
            <text:p>-1.17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77" calcext:value-type="float">
            <text:p>-1.17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76" calcext:value-type="float">
            <text:p>-1.176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175" calcext:value-type="float">
            <text:p>-1.17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174" calcext:value-type="float">
            <text:p>-1.17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73" calcext:value-type="float">
            <text:p>-1.173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172" calcext:value-type="float">
            <text:p>-1.17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71" calcext:value-type="float">
            <text:p>-1.17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7" calcext:value-type="float">
            <text:p>-1.17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169" calcext:value-type="float">
            <text:p>-1.16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68" calcext:value-type="float">
            <text:p>-1.16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67" calcext:value-type="float">
            <text:p>-1.16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166" calcext:value-type="float">
            <text:p>-1.16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65" calcext:value-type="float">
            <text:p>-1.165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164" calcext:value-type="float">
            <text:p>-1.164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163" calcext:value-type="float">
            <text:p>-1.16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62" calcext:value-type="float">
            <text:p>-1.162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161" calcext:value-type="float">
            <text:p>-1.16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16" calcext:value-type="float">
            <text:p>-1.1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59" calcext:value-type="float">
            <text:p>-1.15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158" calcext:value-type="float">
            <text:p>-1.15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157" calcext:value-type="float">
            <text:p>-1.15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56" calcext:value-type="float">
            <text:p>-1.15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155" calcext:value-type="float">
            <text:p>-1.15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54" calcext:value-type="float">
            <text:p>-1.15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53" calcext:value-type="float">
            <text:p>-1.15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152" calcext:value-type="float">
            <text:p>-1.152E-0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1151" calcext:value-type="float">
            <text:p>-1.15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5" calcext:value-type="float">
            <text:p>-1.15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149" calcext:value-type="float">
            <text:p>-1.14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48" calcext:value-type="float">
            <text:p>-1.14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47" calcext:value-type="float">
            <text:p>-1.14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146" calcext:value-type="float">
            <text:p>-1.14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45" calcext:value-type="float">
            <text:p>-1.14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144" calcext:value-type="float">
            <text:p>-1.144E-0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-0.00001143" calcext:value-type="float">
            <text:p>-1.14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42" calcext:value-type="float">
            <text:p>-1.14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141" calcext:value-type="float">
            <text:p>-1.141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14" calcext:value-type="float">
            <text:p>-1.1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39" calcext:value-type="float">
            <text:p>-1.13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138" calcext:value-type="float">
            <text:p>-1.138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37" calcext:value-type="float">
            <text:p>-1.13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36" calcext:value-type="float">
            <text:p>-1.136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135" calcext:value-type="float">
            <text:p>-1.13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134" calcext:value-type="float">
            <text:p>-1.13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33" calcext:value-type="float">
            <text:p>-1.133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132" calcext:value-type="float">
            <text:p>-1.13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31" calcext:value-type="float">
            <text:p>-1.13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3" calcext:value-type="float">
            <text:p>-1.1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129" calcext:value-type="float">
            <text:p>-1.12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28" calcext:value-type="float">
            <text:p>-1.128E-0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1127" calcext:value-type="float">
            <text:p>-1.127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126" calcext:value-type="float">
            <text:p>-1.12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25" calcext:value-type="float">
            <text:p>-1.125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124" calcext:value-type="float">
            <text:p>-1.124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123" calcext:value-type="float">
            <text:p>-1.12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22" calcext:value-type="float">
            <text:p>-1.12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121" calcext:value-type="float">
            <text:p>-1.121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112" calcext:value-type="float">
            <text:p>-1.1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19" calcext:value-type="float">
            <text:p>-1.119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118" calcext:value-type="float">
            <text:p>-1.11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117" calcext:value-type="float">
            <text:p>-1.11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16" calcext:value-type="float">
            <text:p>-1.116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115" calcext:value-type="float">
            <text:p>-1.11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114" calcext:value-type="float">
            <text:p>-1.11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13" calcext:value-type="float">
            <text:p>-1.113E-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-0.00001112" calcext:value-type="float">
            <text:p>-1.112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11" calcext:value-type="float">
            <text:p>-1.11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1" calcext:value-type="float">
            <text:p>-1.1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109" calcext:value-type="float">
            <text:p>-1.109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108" calcext:value-type="float">
            <text:p>-1.10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07" calcext:value-type="float">
            <text:p>-1.107E-0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1106" calcext:value-type="float">
            <text:p>-1.106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105" calcext:value-type="float">
            <text:p>-1.105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104" calcext:value-type="float">
            <text:p>-1.104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103" calcext:value-type="float">
            <text:p>-1.1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102" calcext:value-type="float">
            <text:p>-1.102E-05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1101" calcext:value-type="float">
            <text:p>-1.101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1" calcext:value-type="float">
            <text:p>-1.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99" calcext:value-type="float">
            <text:p>-1.099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098" calcext:value-type="float">
            <text:p>-1.098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97" calcext:value-type="float">
            <text:p>-1.09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96" calcext:value-type="float">
            <text:p>-1.096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095" calcext:value-type="float">
            <text:p>-1.095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94" calcext:value-type="float">
            <text:p>-1.094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93" calcext:value-type="float">
            <text:p>-1.093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092" calcext:value-type="float">
            <text:p>-1.092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91" calcext:value-type="float">
            <text:p>-1.09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9" calcext:value-type="float">
            <text:p>-1.09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089" calcext:value-type="float">
            <text:p>-1.089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88" calcext:value-type="float">
            <text:p>-1.08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87" calcext:value-type="float">
            <text:p>-1.087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086" calcext:value-type="float">
            <text:p>-1.086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85" calcext:value-type="float">
            <text:p>-1.085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084" calcext:value-type="float">
            <text:p>-1.084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083" calcext:value-type="float">
            <text:p>-1.08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82" calcext:value-type="float">
            <text:p>-1.082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1081" calcext:value-type="float">
            <text:p>-1.08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8" calcext:value-type="float">
            <text:p>-1.08E-0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-0.00001079" calcext:value-type="float">
            <text:p>-1.07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078" calcext:value-type="float">
            <text:p>-1.07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77" calcext:value-type="float">
            <text:p>-1.07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076" calcext:value-type="float">
            <text:p>-1.076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75" calcext:value-type="float">
            <text:p>-1.07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74" calcext:value-type="float">
            <text:p>-1.074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073" calcext:value-type="float">
            <text:p>-1.07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72" calcext:value-type="float">
            <text:p>-1.07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71" calcext:value-type="float">
            <text:p>-1.071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07" calcext:value-type="float">
            <text:p>-1.07E-0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1069" calcext:value-type="float">
            <text:p>-1.06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68" calcext:value-type="float">
            <text:p>-1.06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067" calcext:value-type="float">
            <text:p>-1.06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66" calcext:value-type="float">
            <text:p>-1.06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65" calcext:value-type="float">
            <text:p>-1.065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064" calcext:value-type="float">
            <text:p>-1.06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63" calcext:value-type="float">
            <text:p>-1.063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062" calcext:value-type="float">
            <text:p>-1.062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1061" calcext:value-type="float">
            <text:p>-1.06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6" calcext:value-type="float">
            <text:p>-1.06E-05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1059" calcext:value-type="float">
            <text:p>-1.05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058" calcext:value-type="float">
            <text:p>-1.05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57" calcext:value-type="float">
            <text:p>-1.05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056" calcext:value-type="float">
            <text:p>-1.05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055" calcext:value-type="float">
            <text:p>-1.05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54" calcext:value-type="float">
            <text:p>-1.054E-0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-0.00001053" calcext:value-type="float">
            <text:p>-1.05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52" calcext:value-type="float">
            <text:p>-1.05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51" calcext:value-type="float">
            <text:p>-1.051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05" calcext:value-type="float">
            <text:p>-1.05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49" calcext:value-type="float">
            <text:p>-1.04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48" calcext:value-type="float">
            <text:p>-1.04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047" calcext:value-type="float">
            <text:p>-1.04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46" calcext:value-type="float">
            <text:p>-1.04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45" calcext:value-type="float">
            <text:p>-1.045E-0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-0.00001044" calcext:value-type="float">
            <text:p>-1.04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43" calcext:value-type="float">
            <text:p>-1.043E-0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1042" calcext:value-type="float">
            <text:p>-1.04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041" calcext:value-type="float">
            <text:p>-1.041E-0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104" calcext:value-type="float">
            <text:p>-1.04E-0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1039" calcext:value-type="float">
            <text:p>-1.03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038" calcext:value-type="float">
            <text:p>-1.03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37" calcext:value-type="float">
            <text:p>-1.037E-0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1036" calcext:value-type="float">
            <text:p>-1.03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035" calcext:value-type="float">
            <text:p>-1.03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34" calcext:value-type="float">
            <text:p>-1.034E-05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-0.00001033" calcext:value-type="float">
            <text:p>-1.03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32" calcext:value-type="float">
            <text:p>-1.03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31" calcext:value-type="float">
            <text:p>-1.031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03" calcext:value-type="float">
            <text:p>-1.03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29" calcext:value-type="float">
            <text:p>-1.02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28" calcext:value-type="float">
            <text:p>-1.028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1027" calcext:value-type="float">
            <text:p>-1.02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26" calcext:value-type="float">
            <text:p>-1.02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25" calcext:value-type="float">
            <text:p>-1.02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024" calcext:value-type="float">
            <text:p>-1.02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23" calcext:value-type="float">
            <text:p>-1.023E-0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1022" calcext:value-type="float">
            <text:p>-1.022E-0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-0.00001021" calcext:value-type="float">
            <text:p>-1.021E-0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102" calcext:value-type="float">
            <text:p>-1.02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1019" calcext:value-type="float">
            <text:p>-1.019E-05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1018" calcext:value-type="float">
            <text:p>-1.018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17" calcext:value-type="float">
            <text:p>-1.017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1016" calcext:value-type="float">
            <text:p>-1.016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1015" calcext:value-type="float">
            <text:p>-1.015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14" calcext:value-type="float">
            <text:p>-1.01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1013" calcext:value-type="float">
            <text:p>-1.013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1012" calcext:value-type="float">
            <text:p>-1.01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11" calcext:value-type="float">
            <text:p>-1.011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101" calcext:value-type="float">
            <text:p>-1.0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09" calcext:value-type="float">
            <text:p>-1.00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08" calcext:value-type="float">
            <text:p>-1.008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1007" calcext:value-type="float">
            <text:p>-1.007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1006" calcext:value-type="float">
            <text:p>-1.00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005" calcext:value-type="float">
            <text:p>-1.005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1004" calcext:value-type="float">
            <text:p>-1.00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1003" calcext:value-type="float">
            <text:p>-1.003E-0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-0.00001002" calcext:value-type="float">
            <text:p>-1.002E-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1001" calcext:value-type="float">
            <text:p>-1.00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1" calcext:value-type="float">
            <text:p>-1E-05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999" calcext:value-type="float">
            <text:p>-9.9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998" calcext:value-type="float">
            <text:p>-9.9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97" calcext:value-type="float">
            <text:p>-9.97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996" calcext:value-type="float">
            <text:p>-9.9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95" calcext:value-type="float">
            <text:p>-9.9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94" calcext:value-type="float">
            <text:p>-9.9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993" calcext:value-type="float">
            <text:p>-9.9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992" calcext:value-type="float">
            <text:p>-9.9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91" calcext:value-type="float">
            <text:p>-9.9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9" calcext:value-type="float">
            <text:p>-9.9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989" calcext:value-type="float">
            <text:p>-9.8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88" calcext:value-type="float">
            <text:p>-9.8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87" calcext:value-type="float">
            <text:p>-9.87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86" calcext:value-type="float">
            <text:p>-9.8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85" calcext:value-type="float">
            <text:p>-9.85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984" calcext:value-type="float">
            <text:p>-9.8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83" calcext:value-type="float">
            <text:p>-9.8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982" calcext:value-type="float">
            <text:p>-9.82E-0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-0.00000981" calcext:value-type="float">
            <text:p>-9.81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98" calcext:value-type="float">
            <text:p>-9.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979" calcext:value-type="float">
            <text:p>-9.79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978" calcext:value-type="float">
            <text:p>-9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77" calcext:value-type="float">
            <text:p>-9.77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976" calcext:value-type="float">
            <text:p>-9.7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975" calcext:value-type="float">
            <text:p>-9.7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74" calcext:value-type="float">
            <text:p>-9.7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973" calcext:value-type="float">
            <text:p>-9.7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972" calcext:value-type="float">
            <text:p>-9.7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71" calcext:value-type="float">
            <text:p>-9.7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7" calcext:value-type="float">
            <text:p>-9.7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969" calcext:value-type="float">
            <text:p>-9.6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68" calcext:value-type="float">
            <text:p>-9.6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967" calcext:value-type="float">
            <text:p>-9.67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66" calcext:value-type="float">
            <text:p>-9.6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65" calcext:value-type="float">
            <text:p>-9.65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964" calcext:value-type="float">
            <text:p>-9.64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963" calcext:value-type="float">
            <text:p>-9.63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962" calcext:value-type="float">
            <text:p>-9.62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0961" calcext:value-type="float">
            <text:p>-9.61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96" calcext:value-type="float">
            <text:p>-9.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959" calcext:value-type="float">
            <text:p>-9.59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958" calcext:value-type="float">
            <text:p>-9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57" calcext:value-type="float">
            <text:p>-9.57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956" calcext:value-type="float">
            <text:p>-9.5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55" calcext:value-type="float">
            <text:p>-9.5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54" calcext:value-type="float">
            <text:p>-9.5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953" calcext:value-type="float">
            <text:p>-9.5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952" calcext:value-type="float">
            <text:p>-9.5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51" calcext:value-type="float">
            <text:p>-9.5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5" calcext:value-type="float">
            <text:p>-9.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949" calcext:value-type="float">
            <text:p>-9.4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48" calcext:value-type="float">
            <text:p>-9.4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47" calcext:value-type="float">
            <text:p>-9.47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46" calcext:value-type="float">
            <text:p>-9.4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45" calcext:value-type="float">
            <text:p>-9.45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944" calcext:value-type="float">
            <text:p>-9.4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43" calcext:value-type="float">
            <text:p>-9.4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942" calcext:value-type="float">
            <text:p>-9.42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941" calcext:value-type="float">
            <text:p>-9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4" calcext:value-type="float">
            <text:p>-9.4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939" calcext:value-type="float">
            <text:p>-9.3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938" calcext:value-type="float">
            <text:p>-9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37" calcext:value-type="float">
            <text:p>-9.37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936" calcext:value-type="float">
            <text:p>-9.3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35" calcext:value-type="float">
            <text:p>-9.3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34" calcext:value-type="float">
            <text:p>-9.3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933" calcext:value-type="float">
            <text:p>-9.3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32" calcext:value-type="float">
            <text:p>-9.3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31" calcext:value-type="float">
            <text:p>-9.31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93" calcext:value-type="float">
            <text:p>-9.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929" calcext:value-type="float">
            <text:p>-9.2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28" calcext:value-type="float">
            <text:p>-9.2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927" calcext:value-type="float">
            <text:p>-9.27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926" calcext:value-type="float">
            <text:p>-9.2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25" calcext:value-type="float">
            <text:p>-9.25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924" calcext:value-type="float">
            <text:p>-9.2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23" calcext:value-type="float">
            <text:p>-9.2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922" calcext:value-type="float">
            <text:p>-9.22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921" calcext:value-type="float">
            <text:p>-9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2" calcext:value-type="float">
            <text:p>-9.2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919" calcext:value-type="float">
            <text:p>-9.1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18" calcext:value-type="float">
            <text:p>-9.18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-0.00000917" calcext:value-type="float">
            <text:p>-9.1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916" calcext:value-type="float">
            <text:p>-9.1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15" calcext:value-type="float">
            <text:p>-9.1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914" calcext:value-type="float">
            <text:p>-9.14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13" calcext:value-type="float">
            <text:p>-9.1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12" calcext:value-type="float">
            <text:p>-9.12E-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-0.00000911" calcext:value-type="float">
            <text:p>-9.1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91" calcext:value-type="float">
            <text:p>-9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09" calcext:value-type="float">
            <text:p>-9.09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08" calcext:value-type="float">
            <text:p>-9.0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907" calcext:value-type="float">
            <text:p>-9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06" calcext:value-type="float">
            <text:p>-9.06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905" calcext:value-type="float">
            <text:p>-9.0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904" calcext:value-type="float">
            <text:p>-9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903" calcext:value-type="float">
            <text:p>-9.0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902" calcext:value-type="float">
            <text:p>-9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901" calcext:value-type="float">
            <text:p>-9.01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899" calcext:value-type="float">
            <text:p>-8.9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98" calcext:value-type="float">
            <text:p>-8.9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897" calcext:value-type="float">
            <text:p>-8.9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896" calcext:value-type="float">
            <text:p>-8.9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95" calcext:value-type="float">
            <text:p>-8.9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894" calcext:value-type="float">
            <text:p>-8.94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893" calcext:value-type="float">
            <text:p>-8.9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92" calcext:value-type="float">
            <text:p>-8.92E-06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-0.00000891" calcext:value-type="float">
            <text:p>-8.9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89" calcext:value-type="float">
            <text:p>-8.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89" calcext:value-type="float">
            <text:p>-8.89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888" calcext:value-type="float">
            <text:p>-8.8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87" calcext:value-type="float">
            <text:p>-8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86" calcext:value-type="float">
            <text:p>-8.8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85" calcext:value-type="float">
            <text:p>-8.8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84" calcext:value-type="float">
            <text:p>-8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83" calcext:value-type="float">
            <text:p>-8.8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82" calcext:value-type="float">
            <text:p>-8.8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81" calcext:value-type="float">
            <text:p>-8.81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88" calcext:value-type="float">
            <text:p>-8.8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0879" calcext:value-type="float">
            <text:p>-8.79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878" calcext:value-type="float">
            <text:p>-8.78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877" calcext:value-type="float">
            <text:p>-8.7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876" calcext:value-type="float">
            <text:p>-8.7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75" calcext:value-type="float">
            <text:p>-8.7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874" calcext:value-type="float">
            <text:p>-8.74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73" calcext:value-type="float">
            <text:p>-8.7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72" calcext:value-type="float">
            <text:p>-8.72E-06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-0.00000871" calcext:value-type="float">
            <text:p>-8.7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7" calcext:value-type="float">
            <text:p>-8.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69" calcext:value-type="float">
            <text:p>-8.69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868" calcext:value-type="float">
            <text:p>-8.6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67" calcext:value-type="float">
            <text:p>-8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66" calcext:value-type="float">
            <text:p>-8.66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865" calcext:value-type="float">
            <text:p>-8.6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64" calcext:value-type="float">
            <text:p>-8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63" calcext:value-type="float">
            <text:p>-8.6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862" calcext:value-type="float">
            <text:p>-8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61" calcext:value-type="float">
            <text:p>-8.61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86" calcext:value-type="float">
            <text:p>-8.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859" calcext:value-type="float">
            <text:p>-8.5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58" calcext:value-type="float">
            <text:p>-8.5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857" calcext:value-type="float">
            <text:p>-8.57E-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-0.00000856" calcext:value-type="float">
            <text:p>-8.5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55" calcext:value-type="float">
            <text:p>-8.5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854" calcext:value-type="float">
            <text:p>-8.54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53" calcext:value-type="float">
            <text:p>-8.5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52" calcext:value-type="float">
            <text:p>-8.5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851" calcext:value-type="float">
            <text:p>-8.5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5" calcext:value-type="float">
            <text:p>-8.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49" calcext:value-type="float">
            <text:p>-8.49E-0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-0.00000848" calcext:value-type="float">
            <text:p>-8.4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847" calcext:value-type="float">
            <text:p>-8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46" calcext:value-type="float">
            <text:p>-8.4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45" calcext:value-type="float">
            <text:p>-8.4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44" calcext:value-type="float">
            <text:p>-8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43" calcext:value-type="float">
            <text:p>-8.4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842" calcext:value-type="float">
            <text:p>-8.4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41" calcext:value-type="float">
            <text:p>-8.41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84" calcext:value-type="float">
            <text:p>-8.4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-0.00000839" calcext:value-type="float">
            <text:p>-8.39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838" calcext:value-type="float">
            <text:p>-8.3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837" calcext:value-type="float">
            <text:p>-8.3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836" calcext:value-type="float">
            <text:p>-8.3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35" calcext:value-type="float">
            <text:p>-8.3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834" calcext:value-type="float">
            <text:p>-8.34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833" calcext:value-type="float">
            <text:p>-8.3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32" calcext:value-type="float">
            <text:p>-8.32E-06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-0.00000831" calcext:value-type="float">
            <text:p>-8.3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3" calcext:value-type="float">
            <text:p>-8.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29" calcext:value-type="float">
            <text:p>-8.29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828" calcext:value-type="float">
            <text:p>-8.2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27" calcext:value-type="float">
            <text:p>-8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26" calcext:value-type="float">
            <text:p>-8.2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25" calcext:value-type="float">
            <text:p>-8.2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24" calcext:value-type="float">
            <text:p>-8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23" calcext:value-type="float">
            <text:p>-8.2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822" calcext:value-type="float">
            <text:p>-8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821" calcext:value-type="float">
            <text:p>-8.21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82" calcext:value-type="float">
            <text:p>-8.2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819" calcext:value-type="float">
            <text:p>-8.1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18" calcext:value-type="float">
            <text:p>-8.1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817" calcext:value-type="float">
            <text:p>-8.1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816" calcext:value-type="float">
            <text:p>-8.1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15" calcext:value-type="float">
            <text:p>-8.15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814" calcext:value-type="float">
            <text:p>-8.14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13" calcext:value-type="float">
            <text:p>-8.1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12" calcext:value-type="float">
            <text:p>-8.1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811" calcext:value-type="float">
            <text:p>-8.1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81" calcext:value-type="float">
            <text:p>-8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09" calcext:value-type="float">
            <text:p>-8.09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808" calcext:value-type="float">
            <text:p>-8.0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07" calcext:value-type="float">
            <text:p>-8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06" calcext:value-type="float">
            <text:p>-8.0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05" calcext:value-type="float">
            <text:p>-8.0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04" calcext:value-type="float">
            <text:p>-8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803" calcext:value-type="float">
            <text:p>-8.0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802" calcext:value-type="float">
            <text:p>-8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801" calcext:value-type="float">
            <text:p>-8.01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8" calcext:value-type="float">
            <text:p>-8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799" calcext:value-type="float">
            <text:p>-7.99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798" calcext:value-type="float">
            <text:p>-7.9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797" calcext:value-type="float">
            <text:p>-7.9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796" calcext:value-type="float">
            <text:p>-7.9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95" calcext:value-type="float">
            <text:p>-7.9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794" calcext:value-type="float">
            <text:p>-7.94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93" calcext:value-type="float">
            <text:p>-7.9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92" calcext:value-type="float">
            <text:p>-7.92E-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-0.00000791" calcext:value-type="float">
            <text:p>-7.9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9" calcext:value-type="float">
            <text:p>-7.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89" calcext:value-type="float">
            <text:p>-7.89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-0.00000788" calcext:value-type="float">
            <text:p>-7.8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787" calcext:value-type="float">
            <text:p>-7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86" calcext:value-type="float">
            <text:p>-7.8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85" calcext:value-type="float">
            <text:p>-7.8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84" calcext:value-type="float">
            <text:p>-7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83" calcext:value-type="float">
            <text:p>-7.8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82" calcext:value-type="float">
            <text:p>-7.8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81" calcext:value-type="float">
            <text:p>-7.81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78" calcext:value-type="float">
            <text:p>-7.8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779" calcext:value-type="float">
            <text:p>-7.7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78" calcext:value-type="float">
            <text:p>-7.78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777" calcext:value-type="float">
            <text:p>-7.7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776" calcext:value-type="float">
            <text:p>-7.7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75" calcext:value-type="float">
            <text:p>-7.75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774" calcext:value-type="float">
            <text:p>-7.74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73" calcext:value-type="float">
            <text:p>-7.7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72" calcext:value-type="float">
            <text:p>-7.7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771" calcext:value-type="float">
            <text:p>-7.7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77" calcext:value-type="float">
            <text:p>-7.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69" calcext:value-type="float">
            <text:p>-7.69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768" calcext:value-type="float">
            <text:p>-7.6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67" calcext:value-type="float">
            <text:p>-7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66" calcext:value-type="float">
            <text:p>-7.6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65" calcext:value-type="float">
            <text:p>-7.6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64" calcext:value-type="float">
            <text:p>-7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63" calcext:value-type="float">
            <text:p>-7.6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62" calcext:value-type="float">
            <text:p>-7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761" calcext:value-type="float">
            <text:p>-7.61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76" calcext:value-type="float">
            <text:p>-7.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759" calcext:value-type="float">
            <text:p>-7.5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58" calcext:value-type="float">
            <text:p>-7.58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757" calcext:value-type="float">
            <text:p>-7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56" calcext:value-type="float">
            <text:p>-7.56E-0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-0.00000755" calcext:value-type="float">
            <text:p>-7.55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754" calcext:value-type="float">
            <text:p>-7.5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753" calcext:value-type="float">
            <text:p>-7.5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52" calcext:value-type="float">
            <text:p>-7.5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751" calcext:value-type="float">
            <text:p>-7.5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5" calcext:value-type="float">
            <text:p>-7.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49" calcext:value-type="float">
            <text:p>-7.49E-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-0.00000748" calcext:value-type="float">
            <text:p>-7.4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47" calcext:value-type="float">
            <text:p>-7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46" calcext:value-type="float">
            <text:p>-7.46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745" calcext:value-type="float">
            <text:p>-7.4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744" calcext:value-type="float">
            <text:p>-7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43" calcext:value-type="float">
            <text:p>-7.4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742" calcext:value-type="float">
            <text:p>-7.4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741" calcext:value-type="float">
            <text:p>-7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4" calcext:value-type="float">
            <text:p>-7.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39" calcext:value-type="float">
            <text:p>-7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38" calcext:value-type="float">
            <text:p>-7.38E-0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0.00000737" calcext:value-type="float">
            <text:p>-7.37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736" calcext:value-type="float">
            <text:p>-7.36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735" calcext:value-type="float">
            <text:p>-7.3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734" calcext:value-type="float">
            <text:p>-7.34E-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-0.00000733" calcext:value-type="float">
            <text:p>-7.3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32" calcext:value-type="float">
            <text:p>-7.32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731" calcext:value-type="float">
            <text:p>-7.3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3" calcext:value-type="float">
            <text:p>-7.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29" calcext:value-type="float">
            <text:p>-7.29E-06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-0.00000728" calcext:value-type="float">
            <text:p>-7.2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727" calcext:value-type="float">
            <text:p>-7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26" calcext:value-type="float">
            <text:p>-7.26E-0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-0.00000725" calcext:value-type="float">
            <text:p>-7.2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724" calcext:value-type="float">
            <text:p>-7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23" calcext:value-type="float">
            <text:p>-7.2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722" calcext:value-type="float">
            <text:p>-7.2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721" calcext:value-type="float">
            <text:p>-7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2" calcext:value-type="float">
            <text:p>-7.2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719" calcext:value-type="float">
            <text:p>-7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718" calcext:value-type="float">
            <text:p>-7.18E-0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0.00000717" calcext:value-type="float">
            <text:p>-7.17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716" calcext:value-type="float">
            <text:p>-7.16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715" calcext:value-type="float">
            <text:p>-7.15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714" calcext:value-type="float">
            <text:p>-7.1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713" calcext:value-type="float">
            <text:p>-7.1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12" calcext:value-type="float">
            <text:p>-7.1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711" calcext:value-type="float">
            <text:p>-7.1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71" calcext:value-type="float">
            <text:p>-7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09" calcext:value-type="float">
            <text:p>-7.0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708" calcext:value-type="float">
            <text:p>-7.0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707" calcext:value-type="float">
            <text:p>-7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06" calcext:value-type="float">
            <text:p>-7.06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-0.00000705" calcext:value-type="float">
            <text:p>-7.05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704" calcext:value-type="float">
            <text:p>-7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03" calcext:value-type="float">
            <text:p>-7.0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702" calcext:value-type="float">
            <text:p>-7.0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701" calcext:value-type="float">
            <text:p>-7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7" calcext:value-type="float">
            <text:p>-7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699" calcext:value-type="float">
            <text:p>-6.9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98" calcext:value-type="float">
            <text:p>-6.98E-0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0.00000697" calcext:value-type="float">
            <text:p>-6.9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696" calcext:value-type="float">
            <text:p>-6.96E-0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-0.00000695" calcext:value-type="float">
            <text:p>-6.9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694" calcext:value-type="float">
            <text:p>-6.94E-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-0.00000693" calcext:value-type="float">
            <text:p>-6.9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92" calcext:value-type="float">
            <text:p>-6.9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691" calcext:value-type="float">
            <text:p>-6.9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69" calcext:value-type="float">
            <text:p>-6.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89" calcext:value-type="float">
            <text:p>-6.89E-06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-0.00000688" calcext:value-type="float">
            <text:p>-6.8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87" calcext:value-type="float">
            <text:p>-6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86" calcext:value-type="float">
            <text:p>-6.86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685" calcext:value-type="float">
            <text:p>-6.8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684" calcext:value-type="float">
            <text:p>-6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83" calcext:value-type="float">
            <text:p>-6.8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682" calcext:value-type="float">
            <text:p>-6.8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81" calcext:value-type="float">
            <text:p>-6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8" calcext:value-type="float">
            <text:p>-6.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679" calcext:value-type="float">
            <text:p>-6.7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678" calcext:value-type="float">
            <text:p>-6.78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677" calcext:value-type="float">
            <text:p>-6.77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676" calcext:value-type="float">
            <text:p>-6.76E-0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-0.00000675" calcext:value-type="float">
            <text:p>-6.75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674" calcext:value-type="float">
            <text:p>-6.7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673" calcext:value-type="float">
            <text:p>-6.7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72" calcext:value-type="float">
            <text:p>-6.7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671" calcext:value-type="float">
            <text:p>-6.7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7" calcext:value-type="float">
            <text:p>-6.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69" calcext:value-type="float">
            <text:p>-6.69E-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-0.00000668" calcext:value-type="float">
            <text:p>-6.6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67" calcext:value-type="float">
            <text:p>-6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66" calcext:value-type="float">
            <text:p>-6.66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665" calcext:value-type="float">
            <text:p>-6.6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664" calcext:value-type="float">
            <text:p>-6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63" calcext:value-type="float">
            <text:p>-6.6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662" calcext:value-type="float">
            <text:p>-6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61" calcext:value-type="float">
            <text:p>-6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6" calcext:value-type="float">
            <text:p>-6.6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659" calcext:value-type="float">
            <text:p>-6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58" calcext:value-type="float">
            <text:p>-6.58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657" calcext:value-type="float">
            <text:p>-6.57E-0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-0.00000656" calcext:value-type="float">
            <text:p>-6.56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655" calcext:value-type="float">
            <text:p>-6.5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654" calcext:value-type="float">
            <text:p>-6.54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653" calcext:value-type="float">
            <text:p>-6.5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52" calcext:value-type="float">
            <text:p>-6.52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651" calcext:value-type="float">
            <text:p>-6.5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65" calcext:value-type="float">
            <text:p>-6.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49" calcext:value-type="float">
            <text:p>-6.4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648" calcext:value-type="float">
            <text:p>-6.4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647" calcext:value-type="float">
            <text:p>-6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46" calcext:value-type="float">
            <text:p>-6.46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645" calcext:value-type="float">
            <text:p>-6.45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644" calcext:value-type="float">
            <text:p>-6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43" calcext:value-type="float">
            <text:p>-6.4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642" calcext:value-type="float">
            <text:p>-6.4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641" calcext:value-type="float">
            <text:p>-6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4" calcext:value-type="float">
            <text:p>-6.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639" calcext:value-type="float">
            <text:p>-6.3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38" calcext:value-type="float">
            <text:p>-6.38E-0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0.00000637" calcext:value-type="float">
            <text:p>-6.37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636" calcext:value-type="float">
            <text:p>-6.36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635" calcext:value-type="float">
            <text:p>-6.3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634" calcext:value-type="float">
            <text:p>-6.3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633" calcext:value-type="float">
            <text:p>-6.3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32" calcext:value-type="float">
            <text:p>-6.32E-0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-0.00000631" calcext:value-type="float">
            <text:p>-6.3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3" calcext:value-type="float">
            <text:p>-6.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29" calcext:value-type="float">
            <text:p>-6.29E-06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-0.00000628" calcext:value-type="float">
            <text:p>-6.2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27" calcext:value-type="float">
            <text:p>-6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26" calcext:value-type="float">
            <text:p>-6.26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-0.00000625" calcext:value-type="float">
            <text:p>-6.2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624" calcext:value-type="float">
            <text:p>-6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23" calcext:value-type="float">
            <text:p>-6.2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622" calcext:value-type="float">
            <text:p>-6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21" calcext:value-type="float">
            <text:p>-6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2" calcext:value-type="float">
            <text:p>-6.2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619" calcext:value-type="float">
            <text:p>-6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618" calcext:value-type="float">
            <text:p>-6.18E-0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0.00000617" calcext:value-type="float">
            <text:p>-6.17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616" calcext:value-type="float">
            <text:p>-6.16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615" calcext:value-type="float">
            <text:p>-6.15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614" calcext:value-type="float">
            <text:p>-6.14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613" calcext:value-type="float">
            <text:p>-6.1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12" calcext:value-type="float">
            <text:p>-6.12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611" calcext:value-type="float">
            <text:p>-6.11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1" calcext:value-type="float">
            <text:p>-6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09" calcext:value-type="float">
            <text:p>-6.09E-06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-0.00000608" calcext:value-type="float">
            <text:p>-6.0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607" calcext:value-type="float">
            <text:p>-6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06" calcext:value-type="float">
            <text:p>-6.06E-0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-0.00000605" calcext:value-type="float">
            <text:p>-6.05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604" calcext:value-type="float">
            <text:p>-6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03" calcext:value-type="float">
            <text:p>-6.0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602" calcext:value-type="float">
            <text:p>-6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601" calcext:value-type="float">
            <text:p>-6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599" calcext:value-type="float">
            <text:p>-5.9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98" calcext:value-type="float">
            <text:p>-5.98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597" calcext:value-type="float">
            <text:p>-5.9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596" calcext:value-type="float">
            <text:p>-5.96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595" calcext:value-type="float">
            <text:p>-5.95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594" calcext:value-type="float">
            <text:p>-5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93" calcext:value-type="float">
            <text:p>-5.9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592" calcext:value-type="float">
            <text:p>-5.92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591" calcext:value-type="float">
            <text:p>-5.91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59" calcext:value-type="float">
            <text:p>-5.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89" calcext:value-type="float">
            <text:p>-5.89E-0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-0.00000588" calcext:value-type="float">
            <text:p>-5.8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87" calcext:value-type="float">
            <text:p>-5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86" calcext:value-type="float">
            <text:p>-5.86E-06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-0.00000585" calcext:value-type="float">
            <text:p>-5.8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84" calcext:value-type="float">
            <text:p>-5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83" calcext:value-type="float">
            <text:p>-5.83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582" calcext:value-type="float">
            <text:p>-5.82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581" calcext:value-type="float">
            <text:p>-5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8" calcext:value-type="float">
            <text:p>-5.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579" calcext:value-type="float">
            <text:p>-5.7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78" calcext:value-type="float">
            <text:p>-5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77" calcext:value-type="float">
            <text:p>-5.7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576" calcext:value-type="float">
            <text:p>-5.7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575" calcext:value-type="float">
            <text:p>-5.75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574" calcext:value-type="float">
            <text:p>-5.74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573" calcext:value-type="float">
            <text:p>-5.73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572" calcext:value-type="float">
            <text:p>-5.7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571" calcext:value-type="float">
            <text:p>-5.7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57" calcext:value-type="float">
            <text:p>-5.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69" calcext:value-type="float">
            <text:p>-5.69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568" calcext:value-type="float">
            <text:p>-5.6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67" calcext:value-type="float">
            <text:p>-5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66" calcext:value-type="float">
            <text:p>-5.66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565" calcext:value-type="float">
            <text:p>-5.6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64" calcext:value-type="float">
            <text:p>-5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63" calcext:value-type="float">
            <text:p>-5.63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562" calcext:value-type="float">
            <text:p>-5.62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561" calcext:value-type="float">
            <text:p>-5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6" calcext:value-type="float">
            <text:p>-5.6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559" calcext:value-type="float">
            <text:p>-5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58" calcext:value-type="float">
            <text:p>-5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57" calcext:value-type="float">
            <text:p>-5.5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556" calcext:value-type="float">
            <text:p>-5.5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55" calcext:value-type="float">
            <text:p>-5.55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554" calcext:value-type="float">
            <text:p>-5.54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553" calcext:value-type="float">
            <text:p>-5.53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552" calcext:value-type="float">
            <text:p>-5.5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551" calcext:value-type="float">
            <text:p>-5.51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55" calcext:value-type="float">
            <text:p>-5.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49" calcext:value-type="float">
            <text:p>-5.49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548" calcext:value-type="float">
            <text:p>-5.4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547" calcext:value-type="float">
            <text:p>-5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46" calcext:value-type="float">
            <text:p>-5.46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545" calcext:value-type="float">
            <text:p>-5.4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44" calcext:value-type="float">
            <text:p>-5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43" calcext:value-type="float">
            <text:p>-5.43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542" calcext:value-type="float">
            <text:p>-5.42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541" calcext:value-type="float">
            <text:p>-5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4" calcext:value-type="float">
            <text:p>-5.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539" calcext:value-type="float">
            <text:p>-5.3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38" calcext:value-type="float">
            <text:p>-5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37" calcext:value-type="float">
            <text:p>-5.3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536" calcext:value-type="float">
            <text:p>-5.3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35" calcext:value-type="float">
            <text:p>-5.35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534" calcext:value-type="float">
            <text:p>-5.3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533" calcext:value-type="float">
            <text:p>-5.3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532" calcext:value-type="float">
            <text:p>-5.3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531" calcext:value-type="float">
            <text:p>-5.3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53" calcext:value-type="float">
            <text:p>-5.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29" calcext:value-type="float">
            <text:p>-5.29E-0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-0.00000528" calcext:value-type="float">
            <text:p>-5.2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527" calcext:value-type="float">
            <text:p>-5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26" calcext:value-type="float">
            <text:p>-5.26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525" calcext:value-type="float">
            <text:p>-5.2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24" calcext:value-type="float">
            <text:p>-5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23" calcext:value-type="float">
            <text:p>-5.23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522" calcext:value-type="float">
            <text:p>-5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521" calcext:value-type="float">
            <text:p>-5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2" calcext:value-type="float">
            <text:p>-5.2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519" calcext:value-type="float">
            <text:p>-5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518" calcext:value-type="float">
            <text:p>-5.1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17" calcext:value-type="float">
            <text:p>-5.1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516" calcext:value-type="float">
            <text:p>-5.1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515" calcext:value-type="float">
            <text:p>-5.15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514" calcext:value-type="float">
            <text:p>-5.14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513" calcext:value-type="float">
            <text:p>-5.1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512" calcext:value-type="float">
            <text:p>-5.1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511" calcext:value-type="float">
            <text:p>-5.11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51" calcext:value-type="float">
            <text:p>-5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09" calcext:value-type="float">
            <text:p>-5.09E-0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-0.00000508" calcext:value-type="float">
            <text:p>-5.08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507" calcext:value-type="float">
            <text:p>-5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06" calcext:value-type="float">
            <text:p>-5.0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505" calcext:value-type="float">
            <text:p>-5.0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504" calcext:value-type="float">
            <text:p>-5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03" calcext:value-type="float">
            <text:p>-5.03E-0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-0.00000502" calcext:value-type="float">
            <text:p>-5.02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501" calcext:value-type="float">
            <text:p>-5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499" calcext:value-type="float">
            <text:p>-4.9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98" calcext:value-type="float">
            <text:p>-4.9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97" calcext:value-type="float">
            <text:p>-4.9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496" calcext:value-type="float">
            <text:p>-4.9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95" calcext:value-type="float">
            <text:p>-4.9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494" calcext:value-type="float">
            <text:p>-4.9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493" calcext:value-type="float">
            <text:p>-4.9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92" calcext:value-type="float">
            <text:p>-4.9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491" calcext:value-type="float">
            <text:p>-4.91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49" calcext:value-type="float">
            <text:p>-4.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89" calcext:value-type="float">
            <text:p>-4.89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488" calcext:value-type="float">
            <text:p>-4.8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87" calcext:value-type="float">
            <text:p>-4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86" calcext:value-type="float">
            <text:p>-4.8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485" calcext:value-type="float">
            <text:p>-4.8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84" calcext:value-type="float">
            <text:p>-4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83" calcext:value-type="float">
            <text:p>-4.83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482" calcext:value-type="float">
            <text:p>-4.8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81" calcext:value-type="float">
            <text:p>-4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8" calcext:value-type="float">
            <text:p>-4.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479" calcext:value-type="float">
            <text:p>-4.7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78" calcext:value-type="float">
            <text:p>-4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77" calcext:value-type="float">
            <text:p>-4.7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476" calcext:value-type="float">
            <text:p>-4.7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475" calcext:value-type="float">
            <text:p>-4.7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474" calcext:value-type="float">
            <text:p>-4.7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473" calcext:value-type="float">
            <text:p>-4.7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72" calcext:value-type="float">
            <text:p>-4.72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471" calcext:value-type="float">
            <text:p>-4.71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47" calcext:value-type="float">
            <text:p>-4.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69" calcext:value-type="float">
            <text:p>-4.69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468" calcext:value-type="float">
            <text:p>-4.6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67" calcext:value-type="float">
            <text:p>-4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66" calcext:value-type="float">
            <text:p>-4.6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465" calcext:value-type="float">
            <text:p>-4.6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64" calcext:value-type="float">
            <text:p>-4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63" calcext:value-type="float">
            <text:p>-4.63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462" calcext:value-type="float">
            <text:p>-4.62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461" calcext:value-type="float">
            <text:p>-4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6" calcext:value-type="float">
            <text:p>-4.6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459" calcext:value-type="float">
            <text:p>-4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58" calcext:value-type="float">
            <text:p>-4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57" calcext:value-type="float">
            <text:p>-4.5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456" calcext:value-type="float">
            <text:p>-4.5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455" calcext:value-type="float">
            <text:p>-4.5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454" calcext:value-type="float">
            <text:p>-4.54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453" calcext:value-type="float">
            <text:p>-4.5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52" calcext:value-type="float">
            <text:p>-4.5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451" calcext:value-type="float">
            <text:p>-4.5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45" calcext:value-type="float">
            <text:p>-4.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49" calcext:value-type="float">
            <text:p>-4.49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-0.00000448" calcext:value-type="float">
            <text:p>-4.48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447" calcext:value-type="float">
            <text:p>-4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46" calcext:value-type="float">
            <text:p>-4.4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445" calcext:value-type="float">
            <text:p>-4.4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444" calcext:value-type="float">
            <text:p>-4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43" calcext:value-type="float">
            <text:p>-4.43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442" calcext:value-type="float">
            <text:p>-4.42E-06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-0.00000441" calcext:value-type="float">
            <text:p>-4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4" calcext:value-type="float">
            <text:p>-4.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439" calcext:value-type="float">
            <text:p>-4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438" calcext:value-type="float">
            <text:p>-4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37" calcext:value-type="float">
            <text:p>-4.3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436" calcext:value-type="float">
            <text:p>-4.3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35" calcext:value-type="float">
            <text:p>-4.3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434" calcext:value-type="float">
            <text:p>-4.3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433" calcext:value-type="float">
            <text:p>-4.3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32" calcext:value-type="float">
            <text:p>-4.32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431" calcext:value-type="float">
            <text:p>-4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3" calcext:value-type="float">
            <text:p>-4.3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29" calcext:value-type="float">
            <text:p>-4.29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428" calcext:value-type="float">
            <text:p>-4.28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427" calcext:value-type="float">
            <text:p>-4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26" calcext:value-type="float">
            <text:p>-4.26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0425" calcext:value-type="float">
            <text:p>-4.25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424" calcext:value-type="float">
            <text:p>-4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23" calcext:value-type="float">
            <text:p>-4.2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422" calcext:value-type="float">
            <text:p>-4.2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421" calcext:value-type="float">
            <text:p>-4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2" calcext:value-type="float">
            <text:p>-4.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419" calcext:value-type="float">
            <text:p>-4.19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418" calcext:value-type="float">
            <text:p>-4.1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17" calcext:value-type="float">
            <text:p>-4.1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416" calcext:value-type="float">
            <text:p>-4.1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415" calcext:value-type="float">
            <text:p>-4.1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14" calcext:value-type="float">
            <text:p>-4.1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413" calcext:value-type="float">
            <text:p>-4.1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412" calcext:value-type="float">
            <text:p>-4.12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411" calcext:value-type="float">
            <text:p>-4.1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41" calcext:value-type="float">
            <text:p>-4.1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409" calcext:value-type="float">
            <text:p>-4.0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408" calcext:value-type="float">
            <text:p>-4.08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407" calcext:value-type="float">
            <text:p>-4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06" calcext:value-type="float">
            <text:p>-4.0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405" calcext:value-type="float">
            <text:p>-4.05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404" calcext:value-type="float">
            <text:p>-4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03" calcext:value-type="float">
            <text:p>-4.0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402" calcext:value-type="float">
            <text:p>-4.0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401" calcext:value-type="float">
            <text:p>-4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399" calcext:value-type="float">
            <text:p>-3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98" calcext:value-type="float">
            <text:p>-3.9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97" calcext:value-type="float">
            <text:p>-3.9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396" calcext:value-type="float">
            <text:p>-3.9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95" calcext:value-type="float">
            <text:p>-3.9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94" calcext:value-type="float">
            <text:p>-3.9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393" calcext:value-type="float">
            <text:p>-3.9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92" calcext:value-type="float">
            <text:p>-3.92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391" calcext:value-type="float">
            <text:p>-3.91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39" calcext:value-type="float">
            <text:p>-3.9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389" calcext:value-type="float">
            <text:p>-3.89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388" calcext:value-type="float">
            <text:p>-3.88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387" calcext:value-type="float">
            <text:p>-3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86" calcext:value-type="float">
            <text:p>-3.8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385" calcext:value-type="float">
            <text:p>-3.8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384" calcext:value-type="float">
            <text:p>-3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83" calcext:value-type="float">
            <text:p>-3.8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382" calcext:value-type="float">
            <text:p>-3.8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381" calcext:value-type="float">
            <text:p>-3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8" calcext:value-type="float">
            <text:p>-3.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379" calcext:value-type="float">
            <text:p>-3.7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78" calcext:value-type="float">
            <text:p>-3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77" calcext:value-type="float">
            <text:p>-3.7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376" calcext:value-type="float">
            <text:p>-3.7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75" calcext:value-type="float">
            <text:p>-3.7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74" calcext:value-type="float">
            <text:p>-3.7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373" calcext:value-type="float">
            <text:p>-3.7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372" calcext:value-type="float">
            <text:p>-3.72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371" calcext:value-type="float">
            <text:p>-3.71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37" calcext:value-type="float">
            <text:p>-3.7E-0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-0.00000369" calcext:value-type="float">
            <text:p>-3.69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368" calcext:value-type="float">
            <text:p>-3.68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367" calcext:value-type="float">
            <text:p>-3.6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66" calcext:value-type="float">
            <text:p>-3.6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365" calcext:value-type="float">
            <text:p>-3.65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364" calcext:value-type="float">
            <text:p>-3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63" calcext:value-type="float">
            <text:p>-3.6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362" calcext:value-type="float">
            <text:p>-3.6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61" calcext:value-type="float">
            <text:p>-3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6" calcext:value-type="float">
            <text:p>-3.6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359" calcext:value-type="float">
            <text:p>-3.5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58" calcext:value-type="float">
            <text:p>-3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57" calcext:value-type="float">
            <text:p>-3.5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356" calcext:value-type="float">
            <text:p>-3.5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55" calcext:value-type="float">
            <text:p>-3.5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54" calcext:value-type="float">
            <text:p>-3.5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353" calcext:value-type="float">
            <text:p>-3.5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352" calcext:value-type="float">
            <text:p>-3.52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-0.00000351" calcext:value-type="float">
            <text:p>-3.51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35" calcext:value-type="float">
            <text:p>-3.5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349" calcext:value-type="float">
            <text:p>-3.4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348" calcext:value-type="float">
            <text:p>-3.48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347" calcext:value-type="float">
            <text:p>-3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46" calcext:value-type="float">
            <text:p>-3.46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345" calcext:value-type="float">
            <text:p>-3.4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44" calcext:value-type="float">
            <text:p>-3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43" calcext:value-type="float">
            <text:p>-3.4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342" calcext:value-type="float">
            <text:p>-3.4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341" calcext:value-type="float">
            <text:p>-3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4" calcext:value-type="float">
            <text:p>-3.4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339" calcext:value-type="float">
            <text:p>-3.39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-0.00000338" calcext:value-type="float">
            <text:p>-3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37" calcext:value-type="float">
            <text:p>-3.3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336" calcext:value-type="float">
            <text:p>-3.3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35" calcext:value-type="float">
            <text:p>-3.3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34" calcext:value-type="float">
            <text:p>-3.3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333" calcext:value-type="float">
            <text:p>-3.3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32" calcext:value-type="float">
            <text:p>-3.32E-0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331" calcext:value-type="float">
            <text:p>-3.31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33" calcext:value-type="float">
            <text:p>-3.3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329" calcext:value-type="float">
            <text:p>-3.2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328" calcext:value-type="float">
            <text:p>-3.28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327" calcext:value-type="float">
            <text:p>-3.2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26" calcext:value-type="float">
            <text:p>-3.26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325" calcext:value-type="float">
            <text:p>-3.2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24" calcext:value-type="float">
            <text:p>-3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23" calcext:value-type="float">
            <text:p>-3.23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322" calcext:value-type="float">
            <text:p>-3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21" calcext:value-type="float">
            <text:p>-3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2" calcext:value-type="float">
            <text:p>-3.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319" calcext:value-type="float">
            <text:p>-3.1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18" calcext:value-type="float">
            <text:p>-3.1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17" calcext:value-type="float">
            <text:p>-3.1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316" calcext:value-type="float">
            <text:p>-3.1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315" calcext:value-type="float">
            <text:p>-3.1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14" calcext:value-type="float">
            <text:p>-3.1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313" calcext:value-type="float">
            <text:p>-3.1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312" calcext:value-type="float">
            <text:p>-3.1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311" calcext:value-type="float">
            <text:p>-3.11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31" calcext:value-type="float">
            <text:p>-3.1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309" calcext:value-type="float">
            <text:p>-3.0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308" calcext:value-type="float">
            <text:p>-3.08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307" calcext:value-type="float">
            <text:p>-3.0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06" calcext:value-type="float">
            <text:p>-3.06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0305" calcext:value-type="float">
            <text:p>-3.0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304" calcext:value-type="float">
            <text:p>-3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03" calcext:value-type="float">
            <text:p>-3.03E-06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-0.00000302" calcext:value-type="float">
            <text:p>-3.0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301" calcext:value-type="float">
            <text:p>-3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-0.00000299" calcext:value-type="float">
            <text:p>-2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298" calcext:value-type="float">
            <text:p>-2.9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97" calcext:value-type="float">
            <text:p>-2.9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296" calcext:value-type="float">
            <text:p>-2.9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95" calcext:value-type="float">
            <text:p>-2.9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94" calcext:value-type="float">
            <text:p>-2.9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293" calcext:value-type="float">
            <text:p>-2.9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92" calcext:value-type="float">
            <text:p>-2.92E-0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291" calcext:value-type="float">
            <text:p>-2.91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29" calcext:value-type="float">
            <text:p>-2.9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-0.00000289" calcext:value-type="float">
            <text:p>-2.89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288" calcext:value-type="float">
            <text:p>-2.88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287" calcext:value-type="float">
            <text:p>-2.8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86" calcext:value-type="float">
            <text:p>-2.86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285" calcext:value-type="float">
            <text:p>-2.8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84" calcext:value-type="float">
            <text:p>-2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83" calcext:value-type="float">
            <text:p>-2.83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282" calcext:value-type="float">
            <text:p>-2.8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81" calcext:value-type="float">
            <text:p>-2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8" calcext:value-type="float">
            <text:p>-2.8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279" calcext:value-type="float">
            <text:p>-2.7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278" calcext:value-type="float">
            <text:p>-2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77" calcext:value-type="float">
            <text:p>-2.7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276" calcext:value-type="float">
            <text:p>-2.7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275" calcext:value-type="float">
            <text:p>-2.7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74" calcext:value-type="float">
            <text:p>-2.7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273" calcext:value-type="float">
            <text:p>-2.7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72" calcext:value-type="float">
            <text:p>-2.7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271" calcext:value-type="float">
            <text:p>-2.7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27" calcext:value-type="float">
            <text:p>-2.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269" calcext:value-type="float">
            <text:p>-2.69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268" calcext:value-type="float">
            <text:p>-2.6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67" calcext:value-type="float">
            <text:p>-2.6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266" calcext:value-type="float">
            <text:p>-2.66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265" calcext:value-type="float">
            <text:p>-2.65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264" calcext:value-type="float">
            <text:p>-2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63" calcext:value-type="float">
            <text:p>-2.63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0262" calcext:value-type="float">
            <text:p>-2.62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261" calcext:value-type="float">
            <text:p>-2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6" calcext:value-type="float">
            <text:p>-2.6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259" calcext:value-type="float">
            <text:p>-2.5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58" calcext:value-type="float">
            <text:p>-2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57" calcext:value-type="float">
            <text:p>-2.57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256" calcext:value-type="float">
            <text:p>-2.5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55" calcext:value-type="float">
            <text:p>-2.5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54" calcext:value-type="float">
            <text:p>-2.5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253" calcext:value-type="float">
            <text:p>-2.5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52" calcext:value-type="float">
            <text:p>-2.5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51" calcext:value-type="float">
            <text:p>-2.5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25" calcext:value-type="float">
            <text:p>-2.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249" calcext:value-type="float">
            <text:p>-2.4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248" calcext:value-type="float">
            <text:p>-2.48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247" calcext:value-type="float">
            <text:p>-2.4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246" calcext:value-type="float">
            <text:p>-2.4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245" calcext:value-type="float">
            <text:p>-2.45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244" calcext:value-type="float">
            <text:p>-2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43" calcext:value-type="float">
            <text:p>-2.4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242" calcext:value-type="float">
            <text:p>-2.42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241" calcext:value-type="float">
            <text:p>-2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4" calcext:value-type="float">
            <text:p>-2.4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239" calcext:value-type="float">
            <text:p>-2.3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38" calcext:value-type="float">
            <text:p>-2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37" calcext:value-type="float">
            <text:p>-2.37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236" calcext:value-type="float">
            <text:p>-2.3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35" calcext:value-type="float">
            <text:p>-2.3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34" calcext:value-type="float">
            <text:p>-2.3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233" calcext:value-type="float">
            <text:p>-2.3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232" calcext:value-type="float">
            <text:p>-2.3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31" calcext:value-type="float">
            <text:p>-2.3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23" calcext:value-type="float">
            <text:p>-2.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29" calcext:value-type="float">
            <text:p>-2.2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228" calcext:value-type="float">
            <text:p>-2.28E-0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-0.00000227" calcext:value-type="float">
            <text:p>-2.27E-0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-0.00000226" calcext:value-type="float">
            <text:p>-2.26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225" calcext:value-type="float">
            <text:p>-2.25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224" calcext:value-type="float">
            <text:p>-2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23" calcext:value-type="float">
            <text:p>-2.23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222" calcext:value-type="float">
            <text:p>-2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221" calcext:value-type="float">
            <text:p>-2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2" calcext:value-type="float">
            <text:p>-2.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219" calcext:value-type="float">
            <text:p>-2.1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218" calcext:value-type="float">
            <text:p>-2.1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17" calcext:value-type="float">
            <text:p>-2.17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216" calcext:value-type="float">
            <text:p>-2.1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215" calcext:value-type="float">
            <text:p>-2.1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14" calcext:value-type="float">
            <text:p>-2.1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213" calcext:value-type="float">
            <text:p>-2.1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212" calcext:value-type="float">
            <text:p>-2.1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11" calcext:value-type="float">
            <text:p>-2.1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21" calcext:value-type="float">
            <text:p>-2.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209" calcext:value-type="float">
            <text:p>-2.09E-0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208" calcext:value-type="float">
            <text:p>-2.08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207" calcext:value-type="float">
            <text:p>-2.0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206" calcext:value-type="float">
            <text:p>-2.0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205" calcext:value-type="float">
            <text:p>-2.05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204" calcext:value-type="float">
            <text:p>-2.0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03" calcext:value-type="float">
            <text:p>-2.0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202" calcext:value-type="float">
            <text:p>-2.02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201" calcext:value-type="float">
            <text:p>-2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199" calcext:value-type="float">
            <text:p>-1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98" calcext:value-type="float">
            <text:p>-1.9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97" calcext:value-type="float">
            <text:p>-1.97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196" calcext:value-type="float">
            <text:p>-1.9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195" calcext:value-type="float">
            <text:p>-1.9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94" calcext:value-type="float">
            <text:p>-1.9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93" calcext:value-type="float">
            <text:p>-1.9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192" calcext:value-type="float">
            <text:p>-1.9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91" calcext:value-type="float">
            <text:p>-1.9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19" calcext:value-type="float">
            <text:p>-1.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89" calcext:value-type="float">
            <text:p>-1.89E-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-0.00000188" calcext:value-type="float">
            <text:p>-1.8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187" calcext:value-type="float">
            <text:p>-1.87E-0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-0.00000186" calcext:value-type="float">
            <text:p>-1.8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185" calcext:value-type="float">
            <text:p>-1.85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184" calcext:value-type="float">
            <text:p>-1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83" calcext:value-type="float">
            <text:p>-1.8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182" calcext:value-type="float">
            <text:p>-1.82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181" calcext:value-type="float">
            <text:p>-1.8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8" calcext:value-type="float">
            <text:p>-1.8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179" calcext:value-type="float">
            <text:p>-1.7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78" calcext:value-type="float">
            <text:p>-1.7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77" calcext:value-type="float">
            <text:p>-1.77E-06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-0.00000176" calcext:value-type="float">
            <text:p>-1.7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75" calcext:value-type="float">
            <text:p>-1.7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74" calcext:value-type="float">
            <text:p>-1.7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173" calcext:value-type="float">
            <text:p>-1.7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172" calcext:value-type="float">
            <text:p>-1.7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71" calcext:value-type="float">
            <text:p>-1.7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17" calcext:value-type="float">
            <text:p>-1.7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169" calcext:value-type="float">
            <text:p>-1.69E-0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168" calcext:value-type="float">
            <text:p>-1.68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167" calcext:value-type="float">
            <text:p>-1.67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66" calcext:value-type="float">
            <text:p>-1.6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165" calcext:value-type="float">
            <text:p>-1.65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164" calcext:value-type="float">
            <text:p>-1.6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63" calcext:value-type="float">
            <text:p>-1.63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162" calcext:value-type="float">
            <text:p>-1.6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61" calcext:value-type="float">
            <text:p>-1.6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6" calcext:value-type="float">
            <text:p>-1.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159" calcext:value-type="float">
            <text:p>-1.5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58" calcext:value-type="float">
            <text:p>-1.5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57" calcext:value-type="float">
            <text:p>-1.57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156" calcext:value-type="float">
            <text:p>-1.5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55" calcext:value-type="float">
            <text:p>-1.5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54" calcext:value-type="float">
            <text:p>-1.5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53" calcext:value-type="float">
            <text:p>-1.5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52" calcext:value-type="float">
            <text:p>-1.5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51" calcext:value-type="float">
            <text:p>-1.5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49" calcext:value-type="float">
            <text:p>-1.49E-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-0.00000148" calcext:value-type="float">
            <text:p>-1.4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147" calcext:value-type="float">
            <text:p>-1.47E-0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-0.00000146" calcext:value-type="float">
            <text:p>-1.4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145" calcext:value-type="float">
            <text:p>-1.45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144" calcext:value-type="float">
            <text:p>-1.4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43" calcext:value-type="float">
            <text:p>-1.4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142" calcext:value-type="float">
            <text:p>-1.42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141" calcext:value-type="float">
            <text:p>-1.4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4" calcext:value-type="float">
            <text:p>-1.4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139" calcext:value-type="float">
            <text:p>-1.3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138" calcext:value-type="float">
            <text:p>-1.3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37" calcext:value-type="float">
            <text:p>-1.37E-06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-0.00000136" calcext:value-type="float">
            <text:p>-1.3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35" calcext:value-type="float">
            <text:p>-1.3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34" calcext:value-type="float">
            <text:p>-1.3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33" calcext:value-type="float">
            <text:p>-1.3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32" calcext:value-type="float">
            <text:p>-1.3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31" calcext:value-type="float">
            <text:p>-1.3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3" calcext:value-type="float">
            <text:p>-1.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29" calcext:value-type="float">
            <text:p>-1.2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128" calcext:value-type="float">
            <text:p>-1.28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127" calcext:value-type="float">
            <text:p>-1.2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126" calcext:value-type="float">
            <text:p>-1.26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125" calcext:value-type="float">
            <text:p>-1.25E-0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0.00000124" calcext:value-type="float">
            <text:p>-1.2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23" calcext:value-type="float">
            <text:p>-1.23E-0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122" calcext:value-type="float">
            <text:p>-1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21" calcext:value-type="float">
            <text:p>-1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2" calcext:value-type="float">
            <text:p>-1.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119" calcext:value-type="float">
            <text:p>-1.1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118" calcext:value-type="float">
            <text:p>-1.1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17" calcext:value-type="float">
            <text:p>-1.17E-06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-0.00000116" calcext:value-type="float">
            <text:p>-1.1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115" calcext:value-type="float">
            <text:p>-1.1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14" calcext:value-type="float">
            <text:p>-1.1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13" calcext:value-type="float">
            <text:p>-1.1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12" calcext:value-type="float">
            <text:p>-1.1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11" calcext:value-type="float">
            <text:p>-1.1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11" calcext:value-type="float">
            <text:p>-1.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109" calcext:value-type="float">
            <text:p>-1.0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108" calcext:value-type="float">
            <text:p>-1.08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107" calcext:value-type="float">
            <text:p>-1.07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106" calcext:value-type="float">
            <text:p>-1.06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-0.00000105" calcext:value-type="float">
            <text:p>-1.0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04" calcext:value-type="float">
            <text:p>-1.04E-06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-0.00000103" calcext:value-type="float">
            <text:p>-1.03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-0.00000102" calcext:value-type="float">
            <text:p>-1.02E-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101" calcext:value-type="float">
            <text:p>-1.0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0099" calcext:value-type="float">
            <text:p>-9.9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098" calcext:value-type="float">
            <text:p>-9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97" calcext:value-type="float">
            <text:p>-9.7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096" calcext:value-type="float">
            <text:p>-9.6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095" calcext:value-type="float">
            <text:p>-9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94" calcext:value-type="float">
            <text:p>-9.4E-0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-0.00000093" calcext:value-type="float">
            <text:p>-9.3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092" calcext:value-type="float">
            <text:p>-9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91" calcext:value-type="float">
            <text:p>-9.1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9" calcext:value-type="float">
            <text:p>-9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89" calcext:value-type="float">
            <text:p>-8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88" calcext:value-type="float">
            <text:p>-8.8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087" calcext:value-type="float">
            <text:p>-8.7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86" calcext:value-type="float">
            <text:p>-8.6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085" calcext:value-type="float">
            <text:p>-8.5E-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084" calcext:value-type="float">
            <text:p>-8.4E-0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0083" calcext:value-type="float">
            <text:p>-8.3E-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082" calcext:value-type="float">
            <text:p>-8.2E-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081" calcext:value-type="float">
            <text:p>-8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8" calcext:value-type="float">
            <text:p>-8E-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079" calcext:value-type="float">
            <text:p>-7.9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078" calcext:value-type="float">
            <text:p>-7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77" calcext:value-type="float">
            <text:p>-7.7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076" calcext:value-type="float">
            <text:p>-7.6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075" calcext:value-type="float">
            <text:p>-7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74" calcext:value-type="float">
            <text:p>-7.4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073" calcext:value-type="float">
            <text:p>-7.3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072" calcext:value-type="float">
            <text:p>-7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71" calcext:value-type="float">
            <text:p>-7.1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7" calcext:value-type="float">
            <text:p>-7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69" calcext:value-type="float">
            <text:p>-6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68" calcext:value-type="float">
            <text:p>-6.8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67" calcext:value-type="float">
            <text:p>-6.7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66" calcext:value-type="float">
            <text:p>-6.6E-07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-0.00000065" calcext:value-type="float">
            <text:p>-6.5E-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-0.00000064" calcext:value-type="float">
            <text:p>-6.4E-0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-0.00000063" calcext:value-type="float">
            <text:p>-6.3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062" calcext:value-type="float">
            <text:p>-6.2E-0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-0.00000061" calcext:value-type="float">
            <text:p>-6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-0.00000059" calcext:value-type="float">
            <text:p>-5.9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58" calcext:value-type="float">
            <text:p>-5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57" calcext:value-type="float">
            <text:p>-5.7E-0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056" calcext:value-type="float">
            <text:p>-5.6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55" calcext:value-type="float">
            <text:p>-5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54" calcext:value-type="float">
            <text:p>-5.4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053" calcext:value-type="float">
            <text:p>-5.3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52" calcext:value-type="float">
            <text:p>-5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51" calcext:value-type="float">
            <text:p>-5.1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49" calcext:value-type="float">
            <text:p>-4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48" calcext:value-type="float">
            <text:p>-4.8E-0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-0.00000047" calcext:value-type="float">
            <text:p>-4.7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46" calcext:value-type="float">
            <text:p>-4.6E-07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045" calcext:value-type="float">
            <text:p>-4.5E-0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0044" calcext:value-type="float">
            <text:p>-4.4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43" calcext:value-type="float">
            <text:p>-4.3E-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042" calcext:value-type="float">
            <text:p>-4.2E-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041" calcext:value-type="float">
            <text:p>-4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4" calcext:value-type="float">
            <text:p>-4E-07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-0.00000039" calcext:value-type="float">
            <text:p>-3.9E-07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-0.00000038" calcext:value-type="float">
            <text:p>-3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37" calcext:value-type="float">
            <text:p>-3.7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-0.00000036" calcext:value-type="float">
            <text:p>-3.6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35" calcext:value-type="float">
            <text:p>-3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34" calcext:value-type="float">
            <text:p>-3.4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033" calcext:value-type="float">
            <text:p>-3.3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-0.00000032" calcext:value-type="float">
            <text:p>-3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31" calcext:value-type="float">
            <text:p>-3.1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29" calcext:value-type="float">
            <text:p>-2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28" calcext:value-type="float">
            <text:p>-2.8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27" calcext:value-type="float">
            <text:p>-2.7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26" calcext:value-type="float">
            <text:p>-2.6E-0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-0.00000025" calcext:value-type="float">
            <text:p>-2.5E-0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0024" calcext:value-type="float">
            <text:p>-2.4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23" calcext:value-type="float">
            <text:p>-2.3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-0.00000022" calcext:value-type="float">
            <text:p>-2.2E-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021" calcext:value-type="float">
            <text:p>-2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-0.00000019" calcext:value-type="float">
            <text:p>-1.9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-0.00000018" calcext:value-type="float">
            <text:p>-1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17" calcext:value-type="float">
            <text:p>-1.7E-0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-0.00000016" calcext:value-type="float">
            <text:p>-1.6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15" calcext:value-type="float">
            <text:p>-1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14" calcext:value-type="float">
            <text:p>-1.4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-0.00000013" calcext:value-type="float">
            <text:p>-1.3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-0.00000012" calcext:value-type="float">
            <text:p>-1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11" calcext:value-type="float">
            <text:p>-1.1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-0.0000001" calcext:value-type="float">
            <text:p>-1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09" calcext:value-type="float">
            <text:p>-9E-0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-0.00000008" calcext:value-type="float">
            <text:p>-8E-0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-0.00000007" calcext:value-type="float">
            <text:p>-7E-0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-0.00000005" calcext:value-type="float">
            <text:p>-5E-08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-0.00000004" calcext:value-type="float">
            <text:p>-4E-08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-0.00000003" calcext:value-type="float">
            <text:p>-3E-08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-0.00000002" calcext:value-type="float">
            <text:p>-2E-08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-0.00000001" calcext:value-type="float">
            <text:p>-1E-0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001" calcext:value-type="float">
            <text:p>1E-08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002" calcext:value-type="float">
            <text:p>2E-0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03" calcext:value-type="float">
            <text:p>3E-08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004" calcext:value-type="float">
            <text:p>4E-08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005" calcext:value-type="float">
            <text:p>5E-0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06" calcext:value-type="float">
            <text:p>6E-0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007" calcext:value-type="float">
            <text:p>7E-08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08" calcext:value-type="float">
            <text:p>8E-0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09" calcext:value-type="float">
            <text:p>9E-08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11" calcext:value-type="float">
            <text:p>1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12" calcext:value-type="float">
            <text:p>1.2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013" calcext:value-type="float">
            <text:p>1.3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14" calcext:value-type="float">
            <text:p>1.4E-0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015" calcext:value-type="float">
            <text:p>1.5E-0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016" calcext:value-type="float">
            <text:p>1.6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17" calcext:value-type="float">
            <text:p>1.7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018" calcext:value-type="float">
            <text:p>1.8E-0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.00000019" calcext:value-type="float">
            <text:p>1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021" calcext:value-type="float">
            <text:p>2.1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022" calcext:value-type="float">
            <text:p>2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23" calcext:value-type="float">
            <text:p>2.3E-0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024" calcext:value-type="float">
            <text:p>2.4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025" calcext:value-type="float">
            <text:p>2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26" calcext:value-type="float">
            <text:p>2.6E-0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027" calcext:value-type="float">
            <text:p>2.7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28" calcext:value-type="float">
            <text:p>2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29" calcext:value-type="float">
            <text:p>2.9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31" calcext:value-type="float">
            <text:p>3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32" calcext:value-type="float">
            <text:p>3.2E-0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00000033" calcext:value-type="float">
            <text:p>3.3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34" calcext:value-type="float">
            <text:p>3.4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035" calcext:value-type="float">
            <text:p>3.5E-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036" calcext:value-type="float">
            <text:p>3.6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37" calcext:value-type="float">
            <text:p>3.7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038" calcext:value-type="float">
            <text:p>3.8E-0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.00000039" calcext:value-type="float">
            <text:p>3.9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041" calcext:value-type="float">
            <text:p>4.1E-07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042" calcext:value-type="float">
            <text:p>4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43" calcext:value-type="float">
            <text:p>4.3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044" calcext:value-type="float">
            <text:p>4.4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045" calcext:value-type="float">
            <text:p>4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46" calcext:value-type="float">
            <text:p>4.6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047" calcext:value-type="float">
            <text:p>4.7E-0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048" calcext:value-type="float">
            <text:p>4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49" calcext:value-type="float">
            <text:p>4.9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51" calcext:value-type="float">
            <text:p>5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52" calcext:value-type="float">
            <text:p>5.2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053" calcext:value-type="float">
            <text:p>5.3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54" calcext:value-type="float">
            <text:p>5.4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55" calcext:value-type="float">
            <text:p>5.5E-0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056" calcext:value-type="float">
            <text:p>5.6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57" calcext:value-type="float">
            <text:p>5.7E-07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058" calcext:value-type="float">
            <text:p>5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59" calcext:value-type="float">
            <text:p>5.9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6" calcext:value-type="float">
            <text:p>6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061" calcext:value-type="float">
            <text:p>6.1E-07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062" calcext:value-type="float">
            <text:p>6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63" calcext:value-type="float">
            <text:p>6.3E-0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0.00000064" calcext:value-type="float">
            <text:p>6.4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065" calcext:value-type="float">
            <text:p>6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66" calcext:value-type="float">
            <text:p>6.6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067" calcext:value-type="float">
            <text:p>6.7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68" calcext:value-type="float">
            <text:p>6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69" calcext:value-type="float">
            <text:p>6.9E-0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07" calcext:value-type="float">
            <text:p>7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71" calcext:value-type="float">
            <text:p>7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72" calcext:value-type="float">
            <text:p>7.2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073" calcext:value-type="float">
            <text:p>7.3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74" calcext:value-type="float">
            <text:p>7.4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75" calcext:value-type="float">
            <text:p>7.5E-0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076" calcext:value-type="float">
            <text:p>7.6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77" calcext:value-type="float">
            <text:p>7.7E-0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078" calcext:value-type="float">
            <text:p>7.8E-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079" calcext:value-type="float">
            <text:p>7.9E-0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081" calcext:value-type="float">
            <text:p>8.1E-0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082" calcext:value-type="float">
            <text:p>8.2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83" calcext:value-type="float">
            <text:p>8.3E-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084" calcext:value-type="float">
            <text:p>8.4E-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085" calcext:value-type="float">
            <text:p>8.5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86" calcext:value-type="float">
            <text:p>8.6E-0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087" calcext:value-type="float">
            <text:p>8.7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88" calcext:value-type="float">
            <text:p>8.8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89" calcext:value-type="float">
            <text:p>8.9E-07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091" calcext:value-type="float">
            <text:p>9.1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92" calcext:value-type="float">
            <text:p>9.2E-07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0.00000093" calcext:value-type="float">
            <text:p>9.3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94" calcext:value-type="float">
            <text:p>9.4E-0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095" calcext:value-type="float">
            <text:p>9.5E-0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096" calcext:value-type="float">
            <text:p>9.6E-0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097" calcext:value-type="float">
            <text:p>9.7E-07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098" calcext:value-type="float">
            <text:p>9.8E-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099" calcext:value-type="float">
            <text:p>9.9E-0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101" calcext:value-type="float">
            <text:p>1.0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102" calcext:value-type="float">
            <text:p>1.0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03" calcext:value-type="float">
            <text:p>1.0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104" calcext:value-type="float">
            <text:p>1.0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105" calcext:value-type="float">
            <text:p>1.0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06" calcext:value-type="float">
            <text:p>1.0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107" calcext:value-type="float">
            <text:p>1.0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08" calcext:value-type="float">
            <text:p>1.0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09" calcext:value-type="float">
            <text:p>1.09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11" calcext:value-type="float">
            <text:p>1.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11" calcext:value-type="float">
            <text:p>1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12" calcext:value-type="float">
            <text:p>1.12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113" calcext:value-type="float">
            <text:p>1.1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14" calcext:value-type="float">
            <text:p>1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15" calcext:value-type="float">
            <text:p>1.15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116" calcext:value-type="float">
            <text:p>1.1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117" calcext:value-type="float">
            <text:p>1.17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118" calcext:value-type="float">
            <text:p>1.1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119" calcext:value-type="float">
            <text:p>1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121" calcext:value-type="float">
            <text:p>1.2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122" calcext:value-type="float">
            <text:p>1.2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23" calcext:value-type="float">
            <text:p>1.2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124" calcext:value-type="float">
            <text:p>1.24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125" calcext:value-type="float">
            <text:p>1.2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26" calcext:value-type="float">
            <text:p>1.26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127" calcext:value-type="float">
            <text:p>1.2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28" calcext:value-type="float">
            <text:p>1.2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29" calcext:value-type="float">
            <text:p>1.29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31" calcext:value-type="float">
            <text:p>1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32" calcext:value-type="float">
            <text:p>1.32E-06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0.00000133" calcext:value-type="float">
            <text:p>1.3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34" calcext:value-type="float">
            <text:p>1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35" calcext:value-type="float">
            <text:p>1.3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36" calcext:value-type="float">
            <text:p>1.3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137" calcext:value-type="float">
            <text:p>1.37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138" calcext:value-type="float">
            <text:p>1.3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139" calcext:value-type="float">
            <text:p>1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141" calcext:value-type="float">
            <text:p>1.41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142" calcext:value-type="float">
            <text:p>1.4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43" calcext:value-type="float">
            <text:p>1.43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144" calcext:value-type="float">
            <text:p>1.4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145" calcext:value-type="float">
            <text:p>1.4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46" calcext:value-type="float">
            <text:p>1.4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147" calcext:value-type="float">
            <text:p>1.4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48" calcext:value-type="float">
            <text:p>1.4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49" calcext:value-type="float">
            <text:p>1.49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151" calcext:value-type="float">
            <text:p>1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52" calcext:value-type="float">
            <text:p>1.52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53" calcext:value-type="float">
            <text:p>1.5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54" calcext:value-type="float">
            <text:p>1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55" calcext:value-type="float">
            <text:p>1.5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56" calcext:value-type="float">
            <text:p>1.5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57" calcext:value-type="float">
            <text:p>1.57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158" calcext:value-type="float">
            <text:p>1.5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159" calcext:value-type="float">
            <text:p>1.59E-0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0.0000016" calcext:value-type="float">
            <text:p>1.6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161" calcext:value-type="float">
            <text:p>1.61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162" calcext:value-type="float">
            <text:p>1.6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63" calcext:value-type="float">
            <text:p>1.63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164" calcext:value-type="float">
            <text:p>1.64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65" calcext:value-type="float">
            <text:p>1.6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66" calcext:value-type="float">
            <text:p>1.6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167" calcext:value-type="float">
            <text:p>1.6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68" calcext:value-type="float">
            <text:p>1.6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69" calcext:value-type="float">
            <text:p>1.69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17" calcext:value-type="float">
            <text:p>1.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71" calcext:value-type="float">
            <text:p>1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72" calcext:value-type="float">
            <text:p>1.72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173" calcext:value-type="float">
            <text:p>1.7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74" calcext:value-type="float">
            <text:p>1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75" calcext:value-type="float">
            <text:p>1.7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76" calcext:value-type="float">
            <text:p>1.7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177" calcext:value-type="float">
            <text:p>1.77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178" calcext:value-type="float">
            <text:p>1.78E-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179" calcext:value-type="float">
            <text:p>1.7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181" calcext:value-type="float">
            <text:p>1.81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182" calcext:value-type="float">
            <text:p>1.8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83" calcext:value-type="float">
            <text:p>1.83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0.00000184" calcext:value-type="float">
            <text:p>1.8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185" calcext:value-type="float">
            <text:p>1.8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86" calcext:value-type="float">
            <text:p>1.8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187" calcext:value-type="float">
            <text:p>1.87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88" calcext:value-type="float">
            <text:p>1.8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89" calcext:value-type="float">
            <text:p>1.89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191" calcext:value-type="float">
            <text:p>1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92" calcext:value-type="float">
            <text:p>1.92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93" calcext:value-type="float">
            <text:p>1.93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94" calcext:value-type="float">
            <text:p>1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195" calcext:value-type="float">
            <text:p>1.9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196" calcext:value-type="float">
            <text:p>1.9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197" calcext:value-type="float">
            <text:p>1.97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198" calcext:value-type="float">
            <text:p>1.98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199" calcext:value-type="float">
            <text:p>1.9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201" calcext:value-type="float">
            <text:p>2.01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202" calcext:value-type="float">
            <text:p>2.0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03" calcext:value-type="float">
            <text:p>2.03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204" calcext:value-type="float">
            <text:p>2.04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205" calcext:value-type="float">
            <text:p>2.0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06" calcext:value-type="float">
            <text:p>2.06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207" calcext:value-type="float">
            <text:p>2.07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08" calcext:value-type="float">
            <text:p>2.0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09" calcext:value-type="float">
            <text:p>2.09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211" calcext:value-type="float">
            <text:p>2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12" calcext:value-type="float">
            <text:p>2.12E-06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0.00000213" calcext:value-type="float">
            <text:p>2.1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14" calcext:value-type="float">
            <text:p>2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15" calcext:value-type="float">
            <text:p>2.15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216" calcext:value-type="float">
            <text:p>2.1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17" calcext:value-type="float">
            <text:p>2.17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18" calcext:value-type="float">
            <text:p>2.18E-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219" calcext:value-type="float">
            <text:p>2.1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2" calcext:value-type="float">
            <text:p>2.2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221" calcext:value-type="float">
            <text:p>2.2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22" calcext:value-type="float">
            <text:p>2.2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23" calcext:value-type="float">
            <text:p>2.2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224" calcext:value-type="float">
            <text:p>2.2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225" calcext:value-type="float">
            <text:p>2.2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26" calcext:value-type="float">
            <text:p>2.26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0.00000227" calcext:value-type="float">
            <text:p>2.2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228" calcext:value-type="float">
            <text:p>2.2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29" calcext:value-type="float">
            <text:p>2.29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23" calcext:value-type="float">
            <text:p>2.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31" calcext:value-type="float">
            <text:p>2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32" calcext:value-type="float">
            <text:p>2.3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233" calcext:value-type="float">
            <text:p>2.3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34" calcext:value-type="float">
            <text:p>2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35" calcext:value-type="float">
            <text:p>2.3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236" calcext:value-type="float">
            <text:p>2.3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37" calcext:value-type="float">
            <text:p>2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38" calcext:value-type="float">
            <text:p>2.3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239" calcext:value-type="float">
            <text:p>2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4" calcext:value-type="float">
            <text:p>2.4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241" calcext:value-type="float">
            <text:p>2.4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242" calcext:value-type="float">
            <text:p>2.4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43" calcext:value-type="float">
            <text:p>2.43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244" calcext:value-type="float">
            <text:p>2.44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245" calcext:value-type="float">
            <text:p>2.4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46" calcext:value-type="float">
            <text:p>2.4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247" calcext:value-type="float">
            <text:p>2.4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248" calcext:value-type="float">
            <text:p>2.4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49" calcext:value-type="float">
            <text:p>2.49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25" calcext:value-type="float">
            <text:p>2.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51" calcext:value-type="float">
            <text:p>2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52" calcext:value-type="float">
            <text:p>2.52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253" calcext:value-type="float">
            <text:p>2.5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54" calcext:value-type="float">
            <text:p>2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55" calcext:value-type="float">
            <text:p>2.5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256" calcext:value-type="float">
            <text:p>2.5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57" calcext:value-type="float">
            <text:p>2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58" calcext:value-type="float">
            <text:p>2.5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259" calcext:value-type="float">
            <text:p>2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6" calcext:value-type="float">
            <text:p>2.6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261" calcext:value-type="float">
            <text:p>2.61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262" calcext:value-type="float">
            <text:p>2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63" calcext:value-type="float">
            <text:p>2.6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264" calcext:value-type="float">
            <text:p>2.6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265" calcext:value-type="float">
            <text:p>2.6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66" calcext:value-type="float">
            <text:p>2.66E-0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0.00000267" calcext:value-type="float">
            <text:p>2.6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268" calcext:value-type="float">
            <text:p>2.6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69" calcext:value-type="float">
            <text:p>2.69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27" calcext:value-type="float">
            <text:p>2.7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71" calcext:value-type="float">
            <text:p>2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72" calcext:value-type="float">
            <text:p>2.72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273" calcext:value-type="float">
            <text:p>2.7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274" calcext:value-type="float">
            <text:p>2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75" calcext:value-type="float">
            <text:p>2.75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276" calcext:value-type="float">
            <text:p>2.7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77" calcext:value-type="float">
            <text:p>2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78" calcext:value-type="float">
            <text:p>2.7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279" calcext:value-type="float">
            <text:p>2.7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8" calcext:value-type="float">
            <text:p>2.8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281" calcext:value-type="float">
            <text:p>2.81E-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282" calcext:value-type="float">
            <text:p>2.8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283" calcext:value-type="float">
            <text:p>2.83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284" calcext:value-type="float">
            <text:p>2.8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285" calcext:value-type="float">
            <text:p>2.8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86" calcext:value-type="float">
            <text:p>2.8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287" calcext:value-type="float">
            <text:p>2.8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288" calcext:value-type="float">
            <text:p>2.8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89" calcext:value-type="float">
            <text:p>2.8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29" calcext:value-type="float">
            <text:p>2.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91" calcext:value-type="float">
            <text:p>2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92" calcext:value-type="float">
            <text:p>2.9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293" calcext:value-type="float">
            <text:p>2.9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294" calcext:value-type="float">
            <text:p>2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95" calcext:value-type="float">
            <text:p>2.95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296" calcext:value-type="float">
            <text:p>2.9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297" calcext:value-type="float">
            <text:p>2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298" calcext:value-type="float">
            <text:p>2.9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299" calcext:value-type="float">
            <text:p>2.9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301" calcext:value-type="float">
            <text:p>3.01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302" calcext:value-type="float">
            <text:p>3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03" calcext:value-type="float">
            <text:p>3.03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304" calcext:value-type="float">
            <text:p>3.04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305" calcext:value-type="float">
            <text:p>3.0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06" calcext:value-type="float">
            <text:p>3.06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307" calcext:value-type="float">
            <text:p>3.0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308" calcext:value-type="float">
            <text:p>3.0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09" calcext:value-type="float">
            <text:p>3.0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31" calcext:value-type="float">
            <text:p>3.1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311" calcext:value-type="float">
            <text:p>3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12" calcext:value-type="float">
            <text:p>3.1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313" calcext:value-type="float">
            <text:p>3.1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14" calcext:value-type="float">
            <text:p>3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15" calcext:value-type="float">
            <text:p>3.1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316" calcext:value-type="float">
            <text:p>3.1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17" calcext:value-type="float">
            <text:p>3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18" calcext:value-type="float">
            <text:p>3.1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319" calcext:value-type="float">
            <text:p>3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2" calcext:value-type="float">
            <text:p>3.2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321" calcext:value-type="float">
            <text:p>3.21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322" calcext:value-type="float">
            <text:p>3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23" calcext:value-type="float">
            <text:p>3.23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324" calcext:value-type="float">
            <text:p>3.24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325" calcext:value-type="float">
            <text:p>3.2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26" calcext:value-type="float">
            <text:p>3.2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327" calcext:value-type="float">
            <text:p>3.2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328" calcext:value-type="float">
            <text:p>3.2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29" calcext:value-type="float">
            <text:p>3.2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33" calcext:value-type="float">
            <text:p>3.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331" calcext:value-type="float">
            <text:p>3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32" calcext:value-type="float">
            <text:p>3.32E-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00000333" calcext:value-type="float">
            <text:p>3.3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334" calcext:value-type="float">
            <text:p>3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35" calcext:value-type="float">
            <text:p>3.35E-06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0.00000336" calcext:value-type="float">
            <text:p>3.36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37" calcext:value-type="float">
            <text:p>3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38" calcext:value-type="float">
            <text:p>3.3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339" calcext:value-type="float">
            <text:p>3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4" calcext:value-type="float">
            <text:p>3.4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341" calcext:value-type="float">
            <text:p>3.41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342" calcext:value-type="float">
            <text:p>3.4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43" calcext:value-type="float">
            <text:p>3.43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344" calcext:value-type="float">
            <text:p>3.44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345" calcext:value-type="float">
            <text:p>3.4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46" calcext:value-type="float">
            <text:p>3.4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347" calcext:value-type="float">
            <text:p>3.4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348" calcext:value-type="float">
            <text:p>3.4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49" calcext:value-type="float">
            <text:p>3.49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35" calcext:value-type="float">
            <text:p>3.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51" calcext:value-type="float">
            <text:p>3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52" calcext:value-type="float">
            <text:p>3.52E-0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0.00000353" calcext:value-type="float">
            <text:p>3.5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54" calcext:value-type="float">
            <text:p>3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55" calcext:value-type="float">
            <text:p>3.55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356" calcext:value-type="float">
            <text:p>3.5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57" calcext:value-type="float">
            <text:p>3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58" calcext:value-type="float">
            <text:p>3.5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359" calcext:value-type="float">
            <text:p>3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6" calcext:value-type="float">
            <text:p>3.6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361" calcext:value-type="float">
            <text:p>3.6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362" calcext:value-type="float">
            <text:p>3.6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63" calcext:value-type="float">
            <text:p>3.63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364" calcext:value-type="float">
            <text:p>3.64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365" calcext:value-type="float">
            <text:p>3.6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66" calcext:value-type="float">
            <text:p>3.66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367" calcext:value-type="float">
            <text:p>3.67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368" calcext:value-type="float">
            <text:p>3.6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69" calcext:value-type="float">
            <text:p>3.69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37" calcext:value-type="float">
            <text:p>3.7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71" calcext:value-type="float">
            <text:p>3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72" calcext:value-type="float">
            <text:p>3.72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373" calcext:value-type="float">
            <text:p>3.7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374" calcext:value-type="float">
            <text:p>3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75" calcext:value-type="float">
            <text:p>3.75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376" calcext:value-type="float">
            <text:p>3.76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77" calcext:value-type="float">
            <text:p>3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78" calcext:value-type="float">
            <text:p>3.78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379" calcext:value-type="float">
            <text:p>3.7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38" calcext:value-type="float">
            <text:p>3.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81" calcext:value-type="float">
            <text:p>3.81E-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0000382" calcext:value-type="float">
            <text:p>3.8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83" calcext:value-type="float">
            <text:p>3.83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384" calcext:value-type="float">
            <text:p>3.8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85" calcext:value-type="float">
            <text:p>3.8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386" calcext:value-type="float">
            <text:p>3.86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387" calcext:value-type="float">
            <text:p>3.8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388" calcext:value-type="float">
            <text:p>3.8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89" calcext:value-type="float">
            <text:p>3.89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39" calcext:value-type="float">
            <text:p>3.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391" calcext:value-type="float">
            <text:p>3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92" calcext:value-type="float">
            <text:p>3.9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393" calcext:value-type="float">
            <text:p>3.9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94" calcext:value-type="float">
            <text:p>3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95" calcext:value-type="float">
            <text:p>3.95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396" calcext:value-type="float">
            <text:p>3.9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397" calcext:value-type="float">
            <text:p>3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398" calcext:value-type="float">
            <text:p>3.9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399" calcext:value-type="float">
            <text:p>3.9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01" calcext:value-type="float">
            <text:p>4.0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402" calcext:value-type="float">
            <text:p>4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403" calcext:value-type="float">
            <text:p>4.0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404" calcext:value-type="float">
            <text:p>4.04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405" calcext:value-type="float">
            <text:p>4.0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06" calcext:value-type="float">
            <text:p>4.06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407" calcext:value-type="float">
            <text:p>4.0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408" calcext:value-type="float">
            <text:p>4.0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09" calcext:value-type="float">
            <text:p>4.0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41" calcext:value-type="float">
            <text:p>4.1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411" calcext:value-type="float">
            <text:p>4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12" calcext:value-type="float">
            <text:p>4.1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413" calcext:value-type="float">
            <text:p>4.1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414" calcext:value-type="float">
            <text:p>4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15" calcext:value-type="float">
            <text:p>4.15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416" calcext:value-type="float">
            <text:p>4.1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17" calcext:value-type="float">
            <text:p>4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18" calcext:value-type="float">
            <text:p>4.18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419" calcext:value-type="float">
            <text:p>4.1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21" calcext:value-type="float">
            <text:p>4.2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422" calcext:value-type="float">
            <text:p>4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23" calcext:value-type="float">
            <text:p>4.2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424" calcext:value-type="float">
            <text:p>4.24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425" calcext:value-type="float">
            <text:p>4.2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26" calcext:value-type="float">
            <text:p>4.26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427" calcext:value-type="float">
            <text:p>4.2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428" calcext:value-type="float">
            <text:p>4.2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29" calcext:value-type="float">
            <text:p>4.2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43" calcext:value-type="float">
            <text:p>4.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431" calcext:value-type="float">
            <text:p>4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32" calcext:value-type="float">
            <text:p>4.3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433" calcext:value-type="float">
            <text:p>4.3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434" calcext:value-type="float">
            <text:p>4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35" calcext:value-type="float">
            <text:p>4.35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436" calcext:value-type="float">
            <text:p>4.3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37" calcext:value-type="float">
            <text:p>4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38" calcext:value-type="float">
            <text:p>4.38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439" calcext:value-type="float">
            <text:p>4.3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4" calcext:value-type="float">
            <text:p>4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41" calcext:value-type="float">
            <text:p>4.4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442" calcext:value-type="float">
            <text:p>4.4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443" calcext:value-type="float">
            <text:p>4.4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444" calcext:value-type="float">
            <text:p>4.4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445" calcext:value-type="float">
            <text:p>4.4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446" calcext:value-type="float">
            <text:p>4.46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447" calcext:value-type="float">
            <text:p>4.4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448" calcext:value-type="float">
            <text:p>4.4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49" calcext:value-type="float">
            <text:p>4.49E-0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0.0000045" calcext:value-type="float">
            <text:p>4.5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451" calcext:value-type="float">
            <text:p>4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52" calcext:value-type="float">
            <text:p>4.52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453" calcext:value-type="float">
            <text:p>4.5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54" calcext:value-type="float">
            <text:p>4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55" calcext:value-type="float">
            <text:p>4.55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456" calcext:value-type="float">
            <text:p>4.5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57" calcext:value-type="float">
            <text:p>4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58" calcext:value-type="float">
            <text:p>4.58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459" calcext:value-type="float">
            <text:p>4.5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6" calcext:value-type="float">
            <text:p>4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61" calcext:value-type="float">
            <text:p>4.6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462" calcext:value-type="float">
            <text:p>4.6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463" calcext:value-type="float">
            <text:p>4.63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464" calcext:value-type="float">
            <text:p>4.64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465" calcext:value-type="float">
            <text:p>4.6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466" calcext:value-type="float">
            <text:p>4.66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467" calcext:value-type="float">
            <text:p>4.67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468" calcext:value-type="float">
            <text:p>4.6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69" calcext:value-type="float">
            <text:p>4.69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47" calcext:value-type="float">
            <text:p>4.7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471" calcext:value-type="float">
            <text:p>4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72" calcext:value-type="float">
            <text:p>4.7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473" calcext:value-type="float">
            <text:p>4.7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74" calcext:value-type="float">
            <text:p>4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75" calcext:value-type="float">
            <text:p>4.75E-06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0.00000476" calcext:value-type="float">
            <text:p>4.7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477" calcext:value-type="float">
            <text:p>4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78" calcext:value-type="float">
            <text:p>4.78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479" calcext:value-type="float">
            <text:p>4.79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8" calcext:value-type="float">
            <text:p>4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81" calcext:value-type="float">
            <text:p>4.8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482" calcext:value-type="float">
            <text:p>4.8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83" calcext:value-type="float">
            <text:p>4.8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484" calcext:value-type="float">
            <text:p>4.84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485" calcext:value-type="float">
            <text:p>4.8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486" calcext:value-type="float">
            <text:p>4.86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487" calcext:value-type="float">
            <text:p>4.87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488" calcext:value-type="float">
            <text:p>4.8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89" calcext:value-type="float">
            <text:p>4.8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49" calcext:value-type="float">
            <text:p>4.9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491" calcext:value-type="float">
            <text:p>4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92" calcext:value-type="float">
            <text:p>4.9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493" calcext:value-type="float">
            <text:p>4.9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94" calcext:value-type="float">
            <text:p>4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95" calcext:value-type="float">
            <text:p>4.95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496" calcext:value-type="float">
            <text:p>4.9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497" calcext:value-type="float">
            <text:p>4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498" calcext:value-type="float">
            <text:p>4.98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499" calcext:value-type="float">
            <text:p>4.9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01" calcext:value-type="float">
            <text:p>5.0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502" calcext:value-type="float">
            <text:p>5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03" calcext:value-type="float">
            <text:p>5.0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504" calcext:value-type="float">
            <text:p>5.0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05" calcext:value-type="float">
            <text:p>5.0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06" calcext:value-type="float">
            <text:p>5.06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507" calcext:value-type="float">
            <text:p>5.0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508" calcext:value-type="float">
            <text:p>5.0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09" calcext:value-type="float">
            <text:p>5.09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51" calcext:value-type="float">
            <text:p>5.1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511" calcext:value-type="float">
            <text:p>5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12" calcext:value-type="float">
            <text:p>5.1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513" calcext:value-type="float">
            <text:p>5.13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514" calcext:value-type="float">
            <text:p>5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15" calcext:value-type="float">
            <text:p>5.15E-06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0.00000516" calcext:value-type="float">
            <text:p>5.1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17" calcext:value-type="float">
            <text:p>5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18" calcext:value-type="float">
            <text:p>5.18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519" calcext:value-type="float">
            <text:p>5.1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2" calcext:value-type="float">
            <text:p>5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21" calcext:value-type="float">
            <text:p>5.2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522" calcext:value-type="float">
            <text:p>5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23" calcext:value-type="float">
            <text:p>5.23E-0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0.00000524" calcext:value-type="float">
            <text:p>5.2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25" calcext:value-type="float">
            <text:p>5.2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26" calcext:value-type="float">
            <text:p>5.26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527" calcext:value-type="float">
            <text:p>5.27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528" calcext:value-type="float">
            <text:p>5.2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29" calcext:value-type="float">
            <text:p>5.29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53" calcext:value-type="float">
            <text:p>5.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531" calcext:value-type="float">
            <text:p>5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32" calcext:value-type="float">
            <text:p>5.32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533" calcext:value-type="float">
            <text:p>5.33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34" calcext:value-type="float">
            <text:p>5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35" calcext:value-type="float">
            <text:p>5.35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536" calcext:value-type="float">
            <text:p>5.3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537" calcext:value-type="float">
            <text:p>5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38" calcext:value-type="float">
            <text:p>5.38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539" calcext:value-type="float">
            <text:p>5.39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4" calcext:value-type="float">
            <text:p>5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41" calcext:value-type="float">
            <text:p>5.4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42" calcext:value-type="float">
            <text:p>5.4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43" calcext:value-type="float">
            <text:p>5.43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44" calcext:value-type="float">
            <text:p>5.4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45" calcext:value-type="float">
            <text:p>5.4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46" calcext:value-type="float">
            <text:p>5.46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547" calcext:value-type="float">
            <text:p>5.4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48" calcext:value-type="float">
            <text:p>5.4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49" calcext:value-type="float">
            <text:p>5.49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55" calcext:value-type="float">
            <text:p>5.5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551" calcext:value-type="float">
            <text:p>5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52" calcext:value-type="float">
            <text:p>5.52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553" calcext:value-type="float">
            <text:p>5.53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554" calcext:value-type="float">
            <text:p>5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55" calcext:value-type="float">
            <text:p>5.5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556" calcext:value-type="float">
            <text:p>5.5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57" calcext:value-type="float">
            <text:p>5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58" calcext:value-type="float">
            <text:p>5.58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559" calcext:value-type="float">
            <text:p>5.5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6" calcext:value-type="float">
            <text:p>5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61" calcext:value-type="float">
            <text:p>5.6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562" calcext:value-type="float">
            <text:p>5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63" calcext:value-type="float">
            <text:p>5.6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64" calcext:value-type="float">
            <text:p>5.6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65" calcext:value-type="float">
            <text:p>5.6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66" calcext:value-type="float">
            <text:p>5.66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567" calcext:value-type="float">
            <text:p>5.67E-06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0.00000568" calcext:value-type="float">
            <text:p>5.6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569" calcext:value-type="float">
            <text:p>5.69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57" calcext:value-type="float">
            <text:p>5.7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571" calcext:value-type="float">
            <text:p>5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72" calcext:value-type="float">
            <text:p>5.7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573" calcext:value-type="float">
            <text:p>5.73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574" calcext:value-type="float">
            <text:p>5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75" calcext:value-type="float">
            <text:p>5.75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576" calcext:value-type="float">
            <text:p>5.7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77" calcext:value-type="float">
            <text:p>5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78" calcext:value-type="float">
            <text:p>5.7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579" calcext:value-type="float">
            <text:p>5.7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58" calcext:value-type="float">
            <text:p>5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81" calcext:value-type="float">
            <text:p>5.8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582" calcext:value-type="float">
            <text:p>5.8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83" calcext:value-type="float">
            <text:p>5.8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84" calcext:value-type="float">
            <text:p>5.8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585" calcext:value-type="float">
            <text:p>5.8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86" calcext:value-type="float">
            <text:p>5.86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587" calcext:value-type="float">
            <text:p>5.87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588" calcext:value-type="float">
            <text:p>5.8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589" calcext:value-type="float">
            <text:p>5.89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59" calcext:value-type="float">
            <text:p>5.9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591" calcext:value-type="float">
            <text:p>5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92" calcext:value-type="float">
            <text:p>5.9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593" calcext:value-type="float">
            <text:p>5.9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594" calcext:value-type="float">
            <text:p>5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95" calcext:value-type="float">
            <text:p>5.9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596" calcext:value-type="float">
            <text:p>5.9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597" calcext:value-type="float">
            <text:p>5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598" calcext:value-type="float">
            <text:p>5.9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599" calcext:value-type="float">
            <text:p>5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01" calcext:value-type="float">
            <text:p>6.01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602" calcext:value-type="float">
            <text:p>6.0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03" calcext:value-type="float">
            <text:p>6.0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04" calcext:value-type="float">
            <text:p>6.0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05" calcext:value-type="float">
            <text:p>6.0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06" calcext:value-type="float">
            <text:p>6.06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607" calcext:value-type="float">
            <text:p>6.0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608" calcext:value-type="float">
            <text:p>6.0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09" calcext:value-type="float">
            <text:p>6.09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61" calcext:value-type="float">
            <text:p>6.1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611" calcext:value-type="float">
            <text:p>6.1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12" calcext:value-type="float">
            <text:p>6.12E-0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0.00000613" calcext:value-type="float">
            <text:p>6.1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614" calcext:value-type="float">
            <text:p>6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15" calcext:value-type="float">
            <text:p>6.1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616" calcext:value-type="float">
            <text:p>6.1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17" calcext:value-type="float">
            <text:p>6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18" calcext:value-type="float">
            <text:p>6.1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619" calcext:value-type="float">
            <text:p>6.1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62" calcext:value-type="float">
            <text:p>6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21" calcext:value-type="float">
            <text:p>6.21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622" calcext:value-type="float">
            <text:p>6.2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23" calcext:value-type="float">
            <text:p>6.2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24" calcext:value-type="float">
            <text:p>6.2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25" calcext:value-type="float">
            <text:p>6.2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26" calcext:value-type="float">
            <text:p>6.26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627" calcext:value-type="float">
            <text:p>6.27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628" calcext:value-type="float">
            <text:p>6.2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29" calcext:value-type="float">
            <text:p>6.29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63" calcext:value-type="float">
            <text:p>6.3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631" calcext:value-type="float">
            <text:p>6.3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32" calcext:value-type="float">
            <text:p>6.32E-0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0.00000633" calcext:value-type="float">
            <text:p>6.33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634" calcext:value-type="float">
            <text:p>6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35" calcext:value-type="float">
            <text:p>6.3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636" calcext:value-type="float">
            <text:p>6.3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37" calcext:value-type="float">
            <text:p>6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38" calcext:value-type="float">
            <text:p>6.38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639" calcext:value-type="float">
            <text:p>6.3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64" calcext:value-type="float">
            <text:p>6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41" calcext:value-type="float">
            <text:p>6.41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42" calcext:value-type="float">
            <text:p>6.4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43" calcext:value-type="float">
            <text:p>6.4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44" calcext:value-type="float">
            <text:p>6.4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45" calcext:value-type="float">
            <text:p>6.4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46" calcext:value-type="float">
            <text:p>6.46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647" calcext:value-type="float">
            <text:p>6.47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648" calcext:value-type="float">
            <text:p>6.4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49" calcext:value-type="float">
            <text:p>6.49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65" calcext:value-type="float">
            <text:p>6.5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651" calcext:value-type="float">
            <text:p>6.5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52" calcext:value-type="float">
            <text:p>6.5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653" calcext:value-type="float">
            <text:p>6.5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654" calcext:value-type="float">
            <text:p>6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55" calcext:value-type="float">
            <text:p>6.5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656" calcext:value-type="float">
            <text:p>6.5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57" calcext:value-type="float">
            <text:p>6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58" calcext:value-type="float">
            <text:p>6.58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659" calcext:value-type="float">
            <text:p>6.5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6" calcext:value-type="float">
            <text:p>6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61" calcext:value-type="float">
            <text:p>6.61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662" calcext:value-type="float">
            <text:p>6.6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63" calcext:value-type="float">
            <text:p>6.6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64" calcext:value-type="float">
            <text:p>6.6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65" calcext:value-type="float">
            <text:p>6.6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66" calcext:value-type="float">
            <text:p>6.66E-0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0.00000667" calcext:value-type="float">
            <text:p>6.67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668" calcext:value-type="float">
            <text:p>6.6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69" calcext:value-type="float">
            <text:p>6.69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67" calcext:value-type="float">
            <text:p>6.7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671" calcext:value-type="float">
            <text:p>6.7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72" calcext:value-type="float">
            <text:p>6.7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673" calcext:value-type="float">
            <text:p>6.7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674" calcext:value-type="float">
            <text:p>6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75" calcext:value-type="float">
            <text:p>6.7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676" calcext:value-type="float">
            <text:p>6.76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77" calcext:value-type="float">
            <text:p>6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78" calcext:value-type="float">
            <text:p>6.7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679" calcext:value-type="float">
            <text:p>6.7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68" calcext:value-type="float">
            <text:p>6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81" calcext:value-type="float">
            <text:p>6.81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682" calcext:value-type="float">
            <text:p>6.82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83" calcext:value-type="float">
            <text:p>6.8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84" calcext:value-type="float">
            <text:p>6.8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685" calcext:value-type="float">
            <text:p>6.8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686" calcext:value-type="float">
            <text:p>6.86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687" calcext:value-type="float">
            <text:p>6.8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688" calcext:value-type="float">
            <text:p>6.8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689" calcext:value-type="float">
            <text:p>6.89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69" calcext:value-type="float">
            <text:p>6.9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691" calcext:value-type="float">
            <text:p>6.9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92" calcext:value-type="float">
            <text:p>6.92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693" calcext:value-type="float">
            <text:p>6.93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694" calcext:value-type="float">
            <text:p>6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95" calcext:value-type="float">
            <text:p>6.95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696" calcext:value-type="float">
            <text:p>6.96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697" calcext:value-type="float">
            <text:p>6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698" calcext:value-type="float">
            <text:p>6.98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699" calcext:value-type="float">
            <text:p>6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01" calcext:value-type="float">
            <text:p>7.01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702" calcext:value-type="float">
            <text:p>7.02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03" calcext:value-type="float">
            <text:p>7.0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04" calcext:value-type="float">
            <text:p>7.04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705" calcext:value-type="float">
            <text:p>7.0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06" calcext:value-type="float">
            <text:p>7.06E-0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0.00000707" calcext:value-type="float">
            <text:p>7.0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708" calcext:value-type="float">
            <text:p>7.0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09" calcext:value-type="float">
            <text:p>7.09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11" calcext:value-type="float">
            <text:p>7.1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12" calcext:value-type="float">
            <text:p>7.1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713" calcext:value-type="float">
            <text:p>7.13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714" calcext:value-type="float">
            <text:p>7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15" calcext:value-type="float">
            <text:p>7.15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716" calcext:value-type="float">
            <text:p>7.16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717" calcext:value-type="float">
            <text:p>7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18" calcext:value-type="float">
            <text:p>7.18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719" calcext:value-type="float">
            <text:p>7.1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72" calcext:value-type="float">
            <text:p>7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21" calcext:value-type="float">
            <text:p>7.21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722" calcext:value-type="float">
            <text:p>7.2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723" calcext:value-type="float">
            <text:p>7.2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24" calcext:value-type="float">
            <text:p>7.2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725" calcext:value-type="float">
            <text:p>7.2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726" calcext:value-type="float">
            <text:p>7.2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27" calcext:value-type="float">
            <text:p>7.2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728" calcext:value-type="float">
            <text:p>7.2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29" calcext:value-type="float">
            <text:p>7.2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3" calcext:value-type="float">
            <text:p>7.3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731" calcext:value-type="float">
            <text:p>7.3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32" calcext:value-type="float">
            <text:p>7.3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733" calcext:value-type="float">
            <text:p>7.33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734" calcext:value-type="float">
            <text:p>7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35" calcext:value-type="float">
            <text:p>7.3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736" calcext:value-type="float">
            <text:p>7.36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737" calcext:value-type="float">
            <text:p>7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38" calcext:value-type="float">
            <text:p>7.38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739" calcext:value-type="float">
            <text:p>7.3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74" calcext:value-type="float">
            <text:p>7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41" calcext:value-type="float">
            <text:p>7.41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742" calcext:value-type="float">
            <text:p>7.4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743" calcext:value-type="float">
            <text:p>7.4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44" calcext:value-type="float">
            <text:p>7.4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745" calcext:value-type="float">
            <text:p>7.4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46" calcext:value-type="float">
            <text:p>7.4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47" calcext:value-type="float">
            <text:p>7.4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748" calcext:value-type="float">
            <text:p>7.4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49" calcext:value-type="float">
            <text:p>7.4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5" calcext:value-type="float">
            <text:p>7.5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751" calcext:value-type="float">
            <text:p>7.5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52" calcext:value-type="float">
            <text:p>7.5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753" calcext:value-type="float">
            <text:p>7.53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754" calcext:value-type="float">
            <text:p>7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55" calcext:value-type="float">
            <text:p>7.5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756" calcext:value-type="float">
            <text:p>7.56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757" calcext:value-type="float">
            <text:p>7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58" calcext:value-type="float">
            <text:p>7.58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759" calcext:value-type="float">
            <text:p>7.5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76" calcext:value-type="float">
            <text:p>7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61" calcext:value-type="float">
            <text:p>7.61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762" calcext:value-type="float">
            <text:p>7.6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763" calcext:value-type="float">
            <text:p>7.6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64" calcext:value-type="float">
            <text:p>7.64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765" calcext:value-type="float">
            <text:p>7.65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766" calcext:value-type="float">
            <text:p>7.6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67" calcext:value-type="float">
            <text:p>7.6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768" calcext:value-type="float">
            <text:p>7.6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69" calcext:value-type="float">
            <text:p>7.6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7" calcext:value-type="float">
            <text:p>7.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771" calcext:value-type="float">
            <text:p>7.7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72" calcext:value-type="float">
            <text:p>7.7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773" calcext:value-type="float">
            <text:p>7.73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774" calcext:value-type="float">
            <text:p>7.7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75" calcext:value-type="float">
            <text:p>7.75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776" calcext:value-type="float">
            <text:p>7.76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777" calcext:value-type="float">
            <text:p>7.7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78" calcext:value-type="float">
            <text:p>7.78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779" calcext:value-type="float">
            <text:p>7.7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78" calcext:value-type="float">
            <text:p>7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81" calcext:value-type="float">
            <text:p>7.81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782" calcext:value-type="float">
            <text:p>7.8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783" calcext:value-type="float">
            <text:p>7.8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84" calcext:value-type="float">
            <text:p>7.84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785" calcext:value-type="float">
            <text:p>7.8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786" calcext:value-type="float">
            <text:p>7.8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87" calcext:value-type="float">
            <text:p>7.8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788" calcext:value-type="float">
            <text:p>7.8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89" calcext:value-type="float">
            <text:p>7.89E-0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0.0000079" calcext:value-type="float">
            <text:p>7.9E-0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00000791" calcext:value-type="float">
            <text:p>7.9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792" calcext:value-type="float">
            <text:p>7.9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793" calcext:value-type="float">
            <text:p>7.93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794" calcext:value-type="float">
            <text:p>7.9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95" calcext:value-type="float">
            <text:p>7.95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796" calcext:value-type="float">
            <text:p>7.96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797" calcext:value-type="float">
            <text:p>7.9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798" calcext:value-type="float">
            <text:p>7.98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799" calcext:value-type="float">
            <text:p>7.9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8" calcext:value-type="float">
            <text:p>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01" calcext:value-type="float">
            <text:p>8.01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802" calcext:value-type="float">
            <text:p>8.0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03" calcext:value-type="float">
            <text:p>8.0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04" calcext:value-type="float">
            <text:p>8.04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805" calcext:value-type="float">
            <text:p>8.0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06" calcext:value-type="float">
            <text:p>8.0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07" calcext:value-type="float">
            <text:p>8.0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808" calcext:value-type="float">
            <text:p>8.0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09" calcext:value-type="float">
            <text:p>8.09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81" calcext:value-type="float">
            <text:p>8.1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811" calcext:value-type="float">
            <text:p>8.1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12" calcext:value-type="float">
            <text:p>8.1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813" calcext:value-type="float">
            <text:p>8.13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814" calcext:value-type="float">
            <text:p>8.1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15" calcext:value-type="float">
            <text:p>8.1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816" calcext:value-type="float">
            <text:p>8.16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817" calcext:value-type="float">
            <text:p>8.1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18" calcext:value-type="float">
            <text:p>8.18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819" calcext:value-type="float">
            <text:p>8.1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82" calcext:value-type="float">
            <text:p>8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21" calcext:value-type="float">
            <text:p>8.21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822" calcext:value-type="float">
            <text:p>8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823" calcext:value-type="float">
            <text:p>8.2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24" calcext:value-type="float">
            <text:p>8.24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825" calcext:value-type="float">
            <text:p>8.25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26" calcext:value-type="float">
            <text:p>8.2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27" calcext:value-type="float">
            <text:p>8.2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828" calcext:value-type="float">
            <text:p>8.2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29" calcext:value-type="float">
            <text:p>8.29E-0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0.0000083" calcext:value-type="float">
            <text:p>8.3E-0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00000831" calcext:value-type="float">
            <text:p>8.3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32" calcext:value-type="float">
            <text:p>8.32E-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0000833" calcext:value-type="float">
            <text:p>8.33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834" calcext:value-type="float">
            <text:p>8.3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35" calcext:value-type="float">
            <text:p>8.3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836" calcext:value-type="float">
            <text:p>8.36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837" calcext:value-type="float">
            <text:p>8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38" calcext:value-type="float">
            <text:p>8.38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839" calcext:value-type="float">
            <text:p>8.3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4" calcext:value-type="float">
            <text:p>8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41" calcext:value-type="float">
            <text:p>8.41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842" calcext:value-type="float">
            <text:p>8.4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43" calcext:value-type="float">
            <text:p>8.4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44" calcext:value-type="float">
            <text:p>8.44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845" calcext:value-type="float">
            <text:p>8.4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46" calcext:value-type="float">
            <text:p>8.4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47" calcext:value-type="float">
            <text:p>8.4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848" calcext:value-type="float">
            <text:p>8.4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49" calcext:value-type="float">
            <text:p>8.49E-06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0.0000085" calcext:value-type="float">
            <text:p>8.5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851" calcext:value-type="float">
            <text:p>8.5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52" calcext:value-type="float">
            <text:p>8.52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853" calcext:value-type="float">
            <text:p>8.53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854" calcext:value-type="float">
            <text:p>8.5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55" calcext:value-type="float">
            <text:p>8.55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856" calcext:value-type="float">
            <text:p>8.56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857" calcext:value-type="float">
            <text:p>8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58" calcext:value-type="float">
            <text:p>8.58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859" calcext:value-type="float">
            <text:p>8.59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6" calcext:value-type="float">
            <text:p>8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61" calcext:value-type="float">
            <text:p>8.61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862" calcext:value-type="float">
            <text:p>8.6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863" calcext:value-type="float">
            <text:p>8.6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64" calcext:value-type="float">
            <text:p>8.64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865" calcext:value-type="float">
            <text:p>8.65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66" calcext:value-type="float">
            <text:p>8.6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67" calcext:value-type="float">
            <text:p>8.6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868" calcext:value-type="float">
            <text:p>8.68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869" calcext:value-type="float">
            <text:p>8.69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87" calcext:value-type="float">
            <text:p>8.7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871" calcext:value-type="float">
            <text:p>8.7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72" calcext:value-type="float">
            <text:p>8.72E-0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0873" calcext:value-type="float">
            <text:p>8.7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74" calcext:value-type="float">
            <text:p>8.74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75" calcext:value-type="float">
            <text:p>8.7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876" calcext:value-type="float">
            <text:p>8.7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877" calcext:value-type="float">
            <text:p>8.77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0000878" calcext:value-type="float">
            <text:p>8.78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879" calcext:value-type="float">
            <text:p>8.7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88" calcext:value-type="float">
            <text:p>8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81" calcext:value-type="float">
            <text:p>8.81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882" calcext:value-type="float">
            <text:p>8.8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83" calcext:value-type="float">
            <text:p>8.8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84" calcext:value-type="float">
            <text:p>8.84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885" calcext:value-type="float">
            <text:p>8.8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886" calcext:value-type="float">
            <text:p>8.8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87" calcext:value-type="float">
            <text:p>8.8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888" calcext:value-type="float">
            <text:p>8.8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889" calcext:value-type="float">
            <text:p>8.8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9" calcext:value-type="float">
            <text:p>8.9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891" calcext:value-type="float">
            <text:p>8.9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92" calcext:value-type="float">
            <text:p>8.9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893" calcext:value-type="float">
            <text:p>8.93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894" calcext:value-type="float">
            <text:p>8.94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895" calcext:value-type="float">
            <text:p>8.9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896" calcext:value-type="float">
            <text:p>8.96E-0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0.00000897" calcext:value-type="float">
            <text:p>8.97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0000898" calcext:value-type="float">
            <text:p>8.9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899" calcext:value-type="float">
            <text:p>8.9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01" calcext:value-type="float">
            <text:p>9.01E-06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0902" calcext:value-type="float">
            <text:p>9.02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903" calcext:value-type="float">
            <text:p>9.0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04" calcext:value-type="float">
            <text:p>9.0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905" calcext:value-type="float">
            <text:p>9.0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906" calcext:value-type="float">
            <text:p>9.0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07" calcext:value-type="float">
            <text:p>9.0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08" calcext:value-type="float">
            <text:p>9.08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909" calcext:value-type="float">
            <text:p>9.0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1" calcext:value-type="float">
            <text:p>9.1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911" calcext:value-type="float">
            <text:p>9.1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12" calcext:value-type="float">
            <text:p>9.1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13" calcext:value-type="float">
            <text:p>9.13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914" calcext:value-type="float">
            <text:p>9.1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15" calcext:value-type="float">
            <text:p>9.1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916" calcext:value-type="float">
            <text:p>9.1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917" calcext:value-type="float">
            <text:p>9.17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0000918" calcext:value-type="float">
            <text:p>9.18E-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0.00000919" calcext:value-type="float">
            <text:p>9.1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92" calcext:value-type="float">
            <text:p>9.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21" calcext:value-type="float">
            <text:p>9.21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922" calcext:value-type="float">
            <text:p>9.2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23" calcext:value-type="float">
            <text:p>9.2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24" calcext:value-type="float">
            <text:p>9.24E-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0925" calcext:value-type="float">
            <text:p>9.2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26" calcext:value-type="float">
            <text:p>9.2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27" calcext:value-type="float">
            <text:p>9.27E-0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00000928" calcext:value-type="float">
            <text:p>9.2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929" calcext:value-type="float">
            <text:p>9.2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3" calcext:value-type="float">
            <text:p>9.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31" calcext:value-type="float">
            <text:p>9.3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32" calcext:value-type="float">
            <text:p>9.3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33" calcext:value-type="float">
            <text:p>9.33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934" calcext:value-type="float">
            <text:p>9.3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35" calcext:value-type="float">
            <text:p>9.35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0.00000936" calcext:value-type="float">
            <text:p>9.3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937" calcext:value-type="float">
            <text:p>9.3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38" calcext:value-type="float">
            <text:p>9.38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0.00000939" calcext:value-type="float">
            <text:p>9.39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94" calcext:value-type="float">
            <text:p>9.4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41" calcext:value-type="float">
            <text:p>9.41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942" calcext:value-type="float">
            <text:p>9.4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43" calcext:value-type="float">
            <text:p>9.4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44" calcext:value-type="float">
            <text:p>9.44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945" calcext:value-type="float">
            <text:p>9.4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46" calcext:value-type="float">
            <text:p>9.4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47" calcext:value-type="float">
            <text:p>9.47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948" calcext:value-type="float">
            <text:p>9.4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949" calcext:value-type="float">
            <text:p>9.4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5" calcext:value-type="float">
            <text:p>9.5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51" calcext:value-type="float">
            <text:p>9.5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952" calcext:value-type="float">
            <text:p>9.52E-0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0.00000953" calcext:value-type="float">
            <text:p>9.53E-0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00000954" calcext:value-type="float">
            <text:p>9.54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955" calcext:value-type="float">
            <text:p>9.55E-0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0.00000956" calcext:value-type="float">
            <text:p>9.56E-06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0957" calcext:value-type="float">
            <text:p>9.57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58" calcext:value-type="float">
            <text:p>9.58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0.00000959" calcext:value-type="float">
            <text:p>9.5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096" calcext:value-type="float">
            <text:p>9.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61" calcext:value-type="float">
            <text:p>9.61E-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0.00000962" calcext:value-type="float">
            <text:p>9.6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63" calcext:value-type="float">
            <text:p>9.6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64" calcext:value-type="float">
            <text:p>9.64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965" calcext:value-type="float">
            <text:p>9.65E-0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0966" calcext:value-type="float">
            <text:p>9.6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67" calcext:value-type="float">
            <text:p>9.6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68" calcext:value-type="float">
            <text:p>9.6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969" calcext:value-type="float">
            <text:p>9.6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7" calcext:value-type="float">
            <text:p>9.7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71" calcext:value-type="float">
            <text:p>9.71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72" calcext:value-type="float">
            <text:p>9.72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73" calcext:value-type="float">
            <text:p>9.73E-0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0974" calcext:value-type="float">
            <text:p>9.7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75" calcext:value-type="float">
            <text:p>9.75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0.00000976" calcext:value-type="float">
            <text:p>9.76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977" calcext:value-type="float">
            <text:p>9.77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0000978" calcext:value-type="float">
            <text:p>9.78E-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0979" calcext:value-type="float">
            <text:p>9.79E-0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098" calcext:value-type="float">
            <text:p>9.8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81" calcext:value-type="float">
            <text:p>9.81E-0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0.00000982" calcext:value-type="float">
            <text:p>9.82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83" calcext:value-type="float">
            <text:p>9.83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84" calcext:value-type="float">
            <text:p>9.84E-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0000985" calcext:value-type="float">
            <text:p>9.85E-06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0986" calcext:value-type="float">
            <text:p>9.86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87" calcext:value-type="float">
            <text:p>9.87E-06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0988" calcext:value-type="float">
            <text:p>9.88E-0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0989" calcext:value-type="float">
            <text:p>9.89E-0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099" calcext:value-type="float">
            <text:p>9.9E-06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0991" calcext:value-type="float">
            <text:p>9.91E-0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0992" calcext:value-type="float">
            <text:p>9.92E-0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0.00000993" calcext:value-type="float">
            <text:p>9.93E-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0994" calcext:value-type="float">
            <text:p>9.94E-0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0995" calcext:value-type="float">
            <text:p>9.95E-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0.00000996" calcext:value-type="float">
            <text:p>9.96E-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0000997" calcext:value-type="float">
            <text:p>9.97E-0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0000998" calcext:value-type="float">
            <text:p>9.98E-0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0.00000999" calcext:value-type="float">
            <text:p>9.99E-06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01" calcext:value-type="float">
            <text:p>1.001E-0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0.00001002" calcext:value-type="float">
            <text:p>1.00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1003" calcext:value-type="float">
            <text:p>1.00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04" calcext:value-type="float">
            <text:p>1.004E-05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0001005" calcext:value-type="float">
            <text:p>1.00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1006" calcext:value-type="float">
            <text:p>1.00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07" calcext:value-type="float">
            <text:p>1.007E-0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00001008" calcext:value-type="float">
            <text:p>1.008E-0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0.00001009" calcext:value-type="float">
            <text:p>1.00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1" calcext:value-type="float">
            <text:p>1.01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1011" calcext:value-type="float">
            <text:p>1.011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1012" calcext:value-type="float">
            <text:p>1.01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13" calcext:value-type="float">
            <text:p>1.013E-0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00001014" calcext:value-type="float">
            <text:p>1.014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1015" calcext:value-type="float">
            <text:p>1.015E-0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0.00001016" calcext:value-type="float">
            <text:p>1.016E-0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0001017" calcext:value-type="float">
            <text:p>1.017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18" calcext:value-type="float">
            <text:p>1.018E-0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0001019" calcext:value-type="float">
            <text:p>1.019E-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000102" calcext:value-type="float">
            <text:p>1.0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21" calcext:value-type="float">
            <text:p>1.021E-05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0.00001022" calcext:value-type="float">
            <text:p>1.022E-0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0.00001023" calcext:value-type="float">
            <text:p>1.023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24" calcext:value-type="float">
            <text:p>1.024E-05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0.00001025" calcext:value-type="float">
            <text:p>1.025E-0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0.00001026" calcext:value-type="float">
            <text:p>1.026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27" calcext:value-type="float">
            <text:p>1.027E-0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0.00001028" calcext:value-type="float">
            <text:p>1.028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1029" calcext:value-type="float">
            <text:p>1.029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3" calcext:value-type="float">
            <text:p>1.0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1031" calcext:value-type="float">
            <text:p>1.031E-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00001032" calcext:value-type="float">
            <text:p>1.032E-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0.00001033" calcext:value-type="float">
            <text:p>1.033E-05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0.00001034" calcext:value-type="float">
            <text:p>1.034E-0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0.00001035" calcext:value-type="float">
            <text:p>1.035E-0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0001036" calcext:value-type="float">
            <text:p>1.0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037" calcext:value-type="float">
            <text:p>1.0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038" calcext:value-type="float">
            <text:p>1.0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039" calcext:value-type="float">
            <text:p>1.0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4" calcext:value-type="float">
            <text:p>1.0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41" calcext:value-type="float">
            <text:p>1.0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42" calcext:value-type="float">
            <text:p>1.0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43" calcext:value-type="float">
            <text:p>1.0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44" calcext:value-type="float">
            <text:p>1.0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045" calcext:value-type="float">
            <text:p>1.0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046" calcext:value-type="float">
            <text:p>1.0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047" calcext:value-type="float">
            <text:p>1.0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048" calcext:value-type="float">
            <text:p>1.04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049" calcext:value-type="float">
            <text:p>1.0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5" calcext:value-type="float">
            <text:p>1.0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51" calcext:value-type="float">
            <text:p>1.0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52" calcext:value-type="float">
            <text:p>1.0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53" calcext:value-type="float">
            <text:p>1.05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054" calcext:value-type="float">
            <text:p>1.05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055" calcext:value-type="float">
            <text:p>1.05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056" calcext:value-type="float">
            <text:p>1.0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057" calcext:value-type="float">
            <text:p>1.0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058" calcext:value-type="float">
            <text:p>1.0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059" calcext:value-type="float">
            <text:p>1.05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06" calcext:value-type="float">
            <text:p>1.0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61" calcext:value-type="float">
            <text:p>1.0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62" calcext:value-type="float">
            <text:p>1.0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63" calcext:value-type="float">
            <text:p>1.06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64" calcext:value-type="float">
            <text:p>1.06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65" calcext:value-type="float">
            <text:p>1.06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66" calcext:value-type="float">
            <text:p>1.06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67" calcext:value-type="float">
            <text:p>1.06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68" calcext:value-type="float">
            <text:p>1.06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69" calcext:value-type="float">
            <text:p>1.06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7" calcext:value-type="float">
            <text:p>1.07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71" calcext:value-type="float">
            <text:p>1.07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72" calcext:value-type="float">
            <text:p>1.07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73" calcext:value-type="float">
            <text:p>1.07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74" calcext:value-type="float">
            <text:p>1.07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75" calcext:value-type="float">
            <text:p>1.07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76" calcext:value-type="float">
            <text:p>1.07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77" calcext:value-type="float">
            <text:p>1.07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78" calcext:value-type="float">
            <text:p>1.07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79" calcext:value-type="float">
            <text:p>1.079E-0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0.0000108" calcext:value-type="float">
            <text:p>1.08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081" calcext:value-type="float">
            <text:p>1.08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082" calcext:value-type="float">
            <text:p>1.08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083" calcext:value-type="float">
            <text:p>1.0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084" calcext:value-type="float">
            <text:p>1.08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085" calcext:value-type="float">
            <text:p>1.08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86" calcext:value-type="float">
            <text:p>1.08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87" calcext:value-type="float">
            <text:p>1.08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88" calcext:value-type="float">
            <text:p>1.08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089" calcext:value-type="float">
            <text:p>1.08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9" calcext:value-type="float">
            <text:p>1.0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91" calcext:value-type="float">
            <text:p>1.09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92" calcext:value-type="float">
            <text:p>1.09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93" calcext:value-type="float">
            <text:p>1.09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094" calcext:value-type="float">
            <text:p>1.09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95" calcext:value-type="float">
            <text:p>1.09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96" calcext:value-type="float">
            <text:p>1.09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97" calcext:value-type="float">
            <text:p>1.09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98" calcext:value-type="float">
            <text:p>1.09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099" calcext:value-type="float">
            <text:p>1.0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01" calcext:value-type="float">
            <text:p>1.10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02" calcext:value-type="float">
            <text:p>1.10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03" calcext:value-type="float">
            <text:p>1.10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04" calcext:value-type="float">
            <text:p>1.10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105" calcext:value-type="float">
            <text:p>1.10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06" calcext:value-type="float">
            <text:p>1.1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07" calcext:value-type="float">
            <text:p>1.1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08" calcext:value-type="float">
            <text:p>1.1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09" calcext:value-type="float">
            <text:p>1.109E-0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0.0000111" calcext:value-type="float">
            <text:p>1.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11" calcext:value-type="float">
            <text:p>1.1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12" calcext:value-type="float">
            <text:p>1.1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13" calcext:value-type="float">
            <text:p>1.11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14" calcext:value-type="float">
            <text:p>1.11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15" calcext:value-type="float">
            <text:p>1.11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16" calcext:value-type="float">
            <text:p>1.11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17" calcext:value-type="float">
            <text:p>1.11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18" calcext:value-type="float">
            <text:p>1.11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19" calcext:value-type="float">
            <text:p>1.11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2" calcext:value-type="float">
            <text:p>1.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21" calcext:value-type="float">
            <text:p>1.12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22" calcext:value-type="float">
            <text:p>1.12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23" calcext:value-type="float">
            <text:p>1.12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24" calcext:value-type="float">
            <text:p>1.12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25" calcext:value-type="float">
            <text:p>1.12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26" calcext:value-type="float">
            <text:p>1.12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27" calcext:value-type="float">
            <text:p>1.12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28" calcext:value-type="float">
            <text:p>1.12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29" calcext:value-type="float">
            <text:p>1.129E-0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0.0000113" calcext:value-type="float">
            <text:p>1.1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131" calcext:value-type="float">
            <text:p>1.13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132" calcext:value-type="float">
            <text:p>1.13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133" calcext:value-type="float">
            <text:p>1.1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134" calcext:value-type="float">
            <text:p>1.13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135" calcext:value-type="float">
            <text:p>1.13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36" calcext:value-type="float">
            <text:p>1.13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37" calcext:value-type="float">
            <text:p>1.13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38" calcext:value-type="float">
            <text:p>1.13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139" calcext:value-type="float">
            <text:p>1.13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4" calcext:value-type="float">
            <text:p>1.14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41" calcext:value-type="float">
            <text:p>1.1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42" calcext:value-type="float">
            <text:p>1.1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43" calcext:value-type="float">
            <text:p>1.14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44" calcext:value-type="float">
            <text:p>1.14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45" calcext:value-type="float">
            <text:p>1.14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46" calcext:value-type="float">
            <text:p>1.14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47" calcext:value-type="float">
            <text:p>1.14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48" calcext:value-type="float">
            <text:p>1.14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149" calcext:value-type="float">
            <text:p>1.14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5" calcext:value-type="float">
            <text:p>1.15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51" calcext:value-type="float">
            <text:p>1.15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52" calcext:value-type="float">
            <text:p>1.15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53" calcext:value-type="float">
            <text:p>1.15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154" calcext:value-type="float">
            <text:p>1.15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155" calcext:value-type="float">
            <text:p>1.15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56" calcext:value-type="float">
            <text:p>1.1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57" calcext:value-type="float">
            <text:p>1.1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58" calcext:value-type="float">
            <text:p>1.1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159" calcext:value-type="float">
            <text:p>1.15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116" calcext:value-type="float">
            <text:p>1.16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61" calcext:value-type="float">
            <text:p>1.16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62" calcext:value-type="float">
            <text:p>1.16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63" calcext:value-type="float">
            <text:p>1.16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64" calcext:value-type="float">
            <text:p>1.16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65" calcext:value-type="float">
            <text:p>1.16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66" calcext:value-type="float">
            <text:p>1.16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67" calcext:value-type="float">
            <text:p>1.16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68" calcext:value-type="float">
            <text:p>1.16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69" calcext:value-type="float">
            <text:p>1.1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7" calcext:value-type="float">
            <text:p>1.1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71" calcext:value-type="float">
            <text:p>1.1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72" calcext:value-type="float">
            <text:p>1.1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73" calcext:value-type="float">
            <text:p>1.17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74" calcext:value-type="float">
            <text:p>1.17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75" calcext:value-type="float">
            <text:p>1.17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76" calcext:value-type="float">
            <text:p>1.17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77" calcext:value-type="float">
            <text:p>1.17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78" calcext:value-type="float">
            <text:p>1.17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79" calcext:value-type="float">
            <text:p>1.1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18" calcext:value-type="float">
            <text:p>1.1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81" calcext:value-type="float">
            <text:p>1.18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82" calcext:value-type="float">
            <text:p>1.1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83" calcext:value-type="float">
            <text:p>1.1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84" calcext:value-type="float">
            <text:p>1.18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85" calcext:value-type="float">
            <text:p>1.18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86" calcext:value-type="float">
            <text:p>1.18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87" calcext:value-type="float">
            <text:p>1.18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88" calcext:value-type="float">
            <text:p>1.18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189" calcext:value-type="float">
            <text:p>1.1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9" calcext:value-type="float">
            <text:p>1.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91" calcext:value-type="float">
            <text:p>1.1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92" calcext:value-type="float">
            <text:p>1.1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93" calcext:value-type="float">
            <text:p>1.19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194" calcext:value-type="float">
            <text:p>1.19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95" calcext:value-type="float">
            <text:p>1.19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96" calcext:value-type="float">
            <text:p>1.19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97" calcext:value-type="float">
            <text:p>1.19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98" calcext:value-type="float">
            <text:p>1.19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199" calcext:value-type="float">
            <text:p>1.19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01" calcext:value-type="float">
            <text:p>1.2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02" calcext:value-type="float">
            <text:p>1.2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03" calcext:value-type="float">
            <text:p>1.20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04" calcext:value-type="float">
            <text:p>1.20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205" calcext:value-type="float">
            <text:p>1.20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206" calcext:value-type="float">
            <text:p>1.2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07" calcext:value-type="float">
            <text:p>1.2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08" calcext:value-type="float">
            <text:p>1.2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09" calcext:value-type="float">
            <text:p>1.209E-0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0.0000121" calcext:value-type="float">
            <text:p>1.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11" calcext:value-type="float">
            <text:p>1.21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12" calcext:value-type="float">
            <text:p>1.21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13" calcext:value-type="float">
            <text:p>1.21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14" calcext:value-type="float">
            <text:p>1.21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15" calcext:value-type="float">
            <text:p>1.21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16" calcext:value-type="float">
            <text:p>1.21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17" calcext:value-type="float">
            <text:p>1.21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18" calcext:value-type="float">
            <text:p>1.21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19" calcext:value-type="float">
            <text:p>1.2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2" calcext:value-type="float">
            <text:p>1.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21" calcext:value-type="float">
            <text:p>1.2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22" calcext:value-type="float">
            <text:p>1.2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23" calcext:value-type="float">
            <text:p>1.22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24" calcext:value-type="float">
            <text:p>1.22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25" calcext:value-type="float">
            <text:p>1.22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26" calcext:value-type="float">
            <text:p>1.22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27" calcext:value-type="float">
            <text:p>1.22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28" calcext:value-type="float">
            <text:p>1.22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29" calcext:value-type="float">
            <text:p>1.2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23" calcext:value-type="float">
            <text:p>1.2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31" calcext:value-type="float">
            <text:p>1.23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32" calcext:value-type="float">
            <text:p>1.2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33" calcext:value-type="float">
            <text:p>1.2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34" calcext:value-type="float">
            <text:p>1.23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35" calcext:value-type="float">
            <text:p>1.23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36" calcext:value-type="float">
            <text:p>1.2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37" calcext:value-type="float">
            <text:p>1.2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38" calcext:value-type="float">
            <text:p>1.2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239" calcext:value-type="float">
            <text:p>1.2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4" calcext:value-type="float">
            <text:p>1.2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41" calcext:value-type="float">
            <text:p>1.2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42" calcext:value-type="float">
            <text:p>1.2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43" calcext:value-type="float">
            <text:p>1.2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44" calcext:value-type="float">
            <text:p>1.2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45" calcext:value-type="float">
            <text:p>1.2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46" calcext:value-type="float">
            <text:p>1.2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47" calcext:value-type="float">
            <text:p>1.2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48" calcext:value-type="float">
            <text:p>1.24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249" calcext:value-type="float">
            <text:p>1.2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5" calcext:value-type="float">
            <text:p>1.2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51" calcext:value-type="float">
            <text:p>1.2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52" calcext:value-type="float">
            <text:p>1.2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53" calcext:value-type="float">
            <text:p>1.25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254" calcext:value-type="float">
            <text:p>1.25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255" calcext:value-type="float">
            <text:p>1.25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256" calcext:value-type="float">
            <text:p>1.2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57" calcext:value-type="float">
            <text:p>1.2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58" calcext:value-type="float">
            <text:p>1.2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259" calcext:value-type="float">
            <text:p>1.25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26" calcext:value-type="float">
            <text:p>1.2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61" calcext:value-type="float">
            <text:p>1.2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62" calcext:value-type="float">
            <text:p>1.2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63" calcext:value-type="float">
            <text:p>1.26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64" calcext:value-type="float">
            <text:p>1.26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65" calcext:value-type="float">
            <text:p>1.26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66" calcext:value-type="float">
            <text:p>1.26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67" calcext:value-type="float">
            <text:p>1.26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68" calcext:value-type="float">
            <text:p>1.26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69" calcext:value-type="float">
            <text:p>1.26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71" calcext:value-type="float">
            <text:p>1.27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72" calcext:value-type="float">
            <text:p>1.27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73" calcext:value-type="float">
            <text:p>1.27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74" calcext:value-type="float">
            <text:p>1.27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75" calcext:value-type="float">
            <text:p>1.27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76" calcext:value-type="float">
            <text:p>1.27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77" calcext:value-type="float">
            <text:p>1.27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78" calcext:value-type="float">
            <text:p>1.27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79" calcext:value-type="float">
            <text:p>1.279E-0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0.0000128" calcext:value-type="float">
            <text:p>1.28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281" calcext:value-type="float">
            <text:p>1.28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282" calcext:value-type="float">
            <text:p>1.28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283" calcext:value-type="float">
            <text:p>1.2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284" calcext:value-type="float">
            <text:p>1.28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285" calcext:value-type="float">
            <text:p>1.28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86" calcext:value-type="float">
            <text:p>1.28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87" calcext:value-type="float">
            <text:p>1.28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88" calcext:value-type="float">
            <text:p>1.28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289" calcext:value-type="float">
            <text:p>1.28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9" calcext:value-type="float">
            <text:p>1.2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91" calcext:value-type="float">
            <text:p>1.29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92" calcext:value-type="float">
            <text:p>1.29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93" calcext:value-type="float">
            <text:p>1.29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294" calcext:value-type="float">
            <text:p>1.29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95" calcext:value-type="float">
            <text:p>1.29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96" calcext:value-type="float">
            <text:p>1.29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97" calcext:value-type="float">
            <text:p>1.29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98" calcext:value-type="float">
            <text:p>1.29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299" calcext:value-type="float">
            <text:p>1.2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01" calcext:value-type="float">
            <text:p>1.30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02" calcext:value-type="float">
            <text:p>1.30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03" calcext:value-type="float">
            <text:p>1.30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04" calcext:value-type="float">
            <text:p>1.30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305" calcext:value-type="float">
            <text:p>1.30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06" calcext:value-type="float">
            <text:p>1.3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07" calcext:value-type="float">
            <text:p>1.3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08" calcext:value-type="float">
            <text:p>1.3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09" calcext:value-type="float">
            <text:p>1.309E-0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0.0000131" calcext:value-type="float">
            <text:p>1.3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11" calcext:value-type="float">
            <text:p>1.3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12" calcext:value-type="float">
            <text:p>1.3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13" calcext:value-type="float">
            <text:p>1.31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14" calcext:value-type="float">
            <text:p>1.31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15" calcext:value-type="float">
            <text:p>1.31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16" calcext:value-type="float">
            <text:p>1.31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17" calcext:value-type="float">
            <text:p>1.31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18" calcext:value-type="float">
            <text:p>1.31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19" calcext:value-type="float">
            <text:p>1.31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2" calcext:value-type="float">
            <text:p>1.3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21" calcext:value-type="float">
            <text:p>1.32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22" calcext:value-type="float">
            <text:p>1.32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23" calcext:value-type="float">
            <text:p>1.32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24" calcext:value-type="float">
            <text:p>1.32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25" calcext:value-type="float">
            <text:p>1.32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26" calcext:value-type="float">
            <text:p>1.32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27" calcext:value-type="float">
            <text:p>1.32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28" calcext:value-type="float">
            <text:p>1.32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29" calcext:value-type="float">
            <text:p>1.32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33" calcext:value-type="float">
            <text:p>1.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331" calcext:value-type="float">
            <text:p>1.33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332" calcext:value-type="float">
            <text:p>1.33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333" calcext:value-type="float">
            <text:p>1.3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334" calcext:value-type="float">
            <text:p>1.33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335" calcext:value-type="float">
            <text:p>1.33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36" calcext:value-type="float">
            <text:p>1.33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37" calcext:value-type="float">
            <text:p>1.33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38" calcext:value-type="float">
            <text:p>1.33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339" calcext:value-type="float">
            <text:p>1.33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4" calcext:value-type="float">
            <text:p>1.34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41" calcext:value-type="float">
            <text:p>1.3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42" calcext:value-type="float">
            <text:p>1.3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43" calcext:value-type="float">
            <text:p>1.34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44" calcext:value-type="float">
            <text:p>1.34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45" calcext:value-type="float">
            <text:p>1.34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46" calcext:value-type="float">
            <text:p>1.34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47" calcext:value-type="float">
            <text:p>1.34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48" calcext:value-type="float">
            <text:p>1.34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349" calcext:value-type="float">
            <text:p>1.34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5" calcext:value-type="float">
            <text:p>1.35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51" calcext:value-type="float">
            <text:p>1.35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52" calcext:value-type="float">
            <text:p>1.35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53" calcext:value-type="float">
            <text:p>1.35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354" calcext:value-type="float">
            <text:p>1.35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355" calcext:value-type="float">
            <text:p>1.35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56" calcext:value-type="float">
            <text:p>1.3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57" calcext:value-type="float">
            <text:p>1.3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58" calcext:value-type="float">
            <text:p>1.3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359" calcext:value-type="float">
            <text:p>1.35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136" calcext:value-type="float">
            <text:p>1.36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61" calcext:value-type="float">
            <text:p>1.36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62" calcext:value-type="float">
            <text:p>1.36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63" calcext:value-type="float">
            <text:p>1.36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64" calcext:value-type="float">
            <text:p>1.36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65" calcext:value-type="float">
            <text:p>1.36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66" calcext:value-type="float">
            <text:p>1.36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67" calcext:value-type="float">
            <text:p>1.36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68" calcext:value-type="float">
            <text:p>1.36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69" calcext:value-type="float">
            <text:p>1.3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7" calcext:value-type="float">
            <text:p>1.3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71" calcext:value-type="float">
            <text:p>1.3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72" calcext:value-type="float">
            <text:p>1.3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73" calcext:value-type="float">
            <text:p>1.37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74" calcext:value-type="float">
            <text:p>1.37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75" calcext:value-type="float">
            <text:p>1.37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76" calcext:value-type="float">
            <text:p>1.37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77" calcext:value-type="float">
            <text:p>1.37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78" calcext:value-type="float">
            <text:p>1.37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79" calcext:value-type="float">
            <text:p>1.3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38" calcext:value-type="float">
            <text:p>1.3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81" calcext:value-type="float">
            <text:p>1.38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82" calcext:value-type="float">
            <text:p>1.3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83" calcext:value-type="float">
            <text:p>1.3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84" calcext:value-type="float">
            <text:p>1.38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85" calcext:value-type="float">
            <text:p>1.38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86" calcext:value-type="float">
            <text:p>1.38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87" calcext:value-type="float">
            <text:p>1.38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88" calcext:value-type="float">
            <text:p>1.38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389" calcext:value-type="float">
            <text:p>1.3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9" calcext:value-type="float">
            <text:p>1.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91" calcext:value-type="float">
            <text:p>1.3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92" calcext:value-type="float">
            <text:p>1.3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93" calcext:value-type="float">
            <text:p>1.39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394" calcext:value-type="float">
            <text:p>1.39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95" calcext:value-type="float">
            <text:p>1.39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96" calcext:value-type="float">
            <text:p>1.39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97" calcext:value-type="float">
            <text:p>1.39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98" calcext:value-type="float">
            <text:p>1.39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399" calcext:value-type="float">
            <text:p>1.39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01" calcext:value-type="float">
            <text:p>1.4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02" calcext:value-type="float">
            <text:p>1.4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03" calcext:value-type="float">
            <text:p>1.40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04" calcext:value-type="float">
            <text:p>1.40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405" calcext:value-type="float">
            <text:p>1.40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406" calcext:value-type="float">
            <text:p>1.4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07" calcext:value-type="float">
            <text:p>1.4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08" calcext:value-type="float">
            <text:p>1.4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09" calcext:value-type="float">
            <text:p>1.40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41" calcext:value-type="float">
            <text:p>1.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11" calcext:value-type="float">
            <text:p>1.4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12" calcext:value-type="float">
            <text:p>1.4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13" calcext:value-type="float">
            <text:p>1.41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14" calcext:value-type="float">
            <text:p>1.41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15" calcext:value-type="float">
            <text:p>1.41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16" calcext:value-type="float">
            <text:p>1.41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17" calcext:value-type="float">
            <text:p>1.41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18" calcext:value-type="float">
            <text:p>1.41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19" calcext:value-type="float">
            <text:p>1.41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2" calcext:value-type="float">
            <text:p>1.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21" calcext:value-type="float">
            <text:p>1.42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22" calcext:value-type="float">
            <text:p>1.42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23" calcext:value-type="float">
            <text:p>1.42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24" calcext:value-type="float">
            <text:p>1.42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25" calcext:value-type="float">
            <text:p>1.42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26" calcext:value-type="float">
            <text:p>1.42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27" calcext:value-type="float">
            <text:p>1.42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28" calcext:value-type="float">
            <text:p>1.42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29" calcext:value-type="float">
            <text:p>1.42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43" calcext:value-type="float">
            <text:p>1.4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431" calcext:value-type="float">
            <text:p>1.43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432" calcext:value-type="float">
            <text:p>1.43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433" calcext:value-type="float">
            <text:p>1.4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434" calcext:value-type="float">
            <text:p>1.43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435" calcext:value-type="float">
            <text:p>1.43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36" calcext:value-type="float">
            <text:p>1.43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37" calcext:value-type="float">
            <text:p>1.43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38" calcext:value-type="float">
            <text:p>1.43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439" calcext:value-type="float">
            <text:p>1.43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4" calcext:value-type="float">
            <text:p>1.44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41" calcext:value-type="float">
            <text:p>1.4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42" calcext:value-type="float">
            <text:p>1.4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43" calcext:value-type="float">
            <text:p>1.44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44" calcext:value-type="float">
            <text:p>1.44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45" calcext:value-type="float">
            <text:p>1.44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46" calcext:value-type="float">
            <text:p>1.44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47" calcext:value-type="float">
            <text:p>1.44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48" calcext:value-type="float">
            <text:p>1.44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449" calcext:value-type="float">
            <text:p>1.44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5" calcext:value-type="float">
            <text:p>1.45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51" calcext:value-type="float">
            <text:p>1.45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52" calcext:value-type="float">
            <text:p>1.45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53" calcext:value-type="float">
            <text:p>1.45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454" calcext:value-type="float">
            <text:p>1.45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455" calcext:value-type="float">
            <text:p>1.45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56" calcext:value-type="float">
            <text:p>1.4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57" calcext:value-type="float">
            <text:p>1.4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58" calcext:value-type="float">
            <text:p>1.4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459" calcext:value-type="float">
            <text:p>1.45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146" calcext:value-type="float">
            <text:p>1.46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61" calcext:value-type="float">
            <text:p>1.46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62" calcext:value-type="float">
            <text:p>1.46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63" calcext:value-type="float">
            <text:p>1.46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64" calcext:value-type="float">
            <text:p>1.46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65" calcext:value-type="float">
            <text:p>1.46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66" calcext:value-type="float">
            <text:p>1.46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67" calcext:value-type="float">
            <text:p>1.46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68" calcext:value-type="float">
            <text:p>1.46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69" calcext:value-type="float">
            <text:p>1.4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7" calcext:value-type="float">
            <text:p>1.4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71" calcext:value-type="float">
            <text:p>1.4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72" calcext:value-type="float">
            <text:p>1.4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73" calcext:value-type="float">
            <text:p>1.47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74" calcext:value-type="float">
            <text:p>1.47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75" calcext:value-type="float">
            <text:p>1.47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76" calcext:value-type="float">
            <text:p>1.47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77" calcext:value-type="float">
            <text:p>1.47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78" calcext:value-type="float">
            <text:p>1.47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79" calcext:value-type="float">
            <text:p>1.4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48" calcext:value-type="float">
            <text:p>1.4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81" calcext:value-type="float">
            <text:p>1.48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82" calcext:value-type="float">
            <text:p>1.4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83" calcext:value-type="float">
            <text:p>1.4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84" calcext:value-type="float">
            <text:p>1.48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85" calcext:value-type="float">
            <text:p>1.48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86" calcext:value-type="float">
            <text:p>1.48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87" calcext:value-type="float">
            <text:p>1.48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88" calcext:value-type="float">
            <text:p>1.48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489" calcext:value-type="float">
            <text:p>1.4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9" calcext:value-type="float">
            <text:p>1.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91" calcext:value-type="float">
            <text:p>1.4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92" calcext:value-type="float">
            <text:p>1.4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93" calcext:value-type="float">
            <text:p>1.49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494" calcext:value-type="float">
            <text:p>1.49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95" calcext:value-type="float">
            <text:p>1.49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96" calcext:value-type="float">
            <text:p>1.49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97" calcext:value-type="float">
            <text:p>1.49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98" calcext:value-type="float">
            <text:p>1.49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499" calcext:value-type="float">
            <text:p>1.49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01" calcext:value-type="float">
            <text:p>1.5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02" calcext:value-type="float">
            <text:p>1.5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03" calcext:value-type="float">
            <text:p>1.50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04" calcext:value-type="float">
            <text:p>1.50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505" calcext:value-type="float">
            <text:p>1.50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506" calcext:value-type="float">
            <text:p>1.5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07" calcext:value-type="float">
            <text:p>1.5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08" calcext:value-type="float">
            <text:p>1.5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09" calcext:value-type="float">
            <text:p>1.509E-05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0.0000151" calcext:value-type="float">
            <text:p>1.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11" calcext:value-type="float">
            <text:p>1.51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12" calcext:value-type="float">
            <text:p>1.51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13" calcext:value-type="float">
            <text:p>1.51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14" calcext:value-type="float">
            <text:p>1.51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15" calcext:value-type="float">
            <text:p>1.51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16" calcext:value-type="float">
            <text:p>1.51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17" calcext:value-type="float">
            <text:p>1.51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18" calcext:value-type="float">
            <text:p>1.51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19" calcext:value-type="float">
            <text:p>1.5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2" calcext:value-type="float">
            <text:p>1.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21" calcext:value-type="float">
            <text:p>1.5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22" calcext:value-type="float">
            <text:p>1.5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23" calcext:value-type="float">
            <text:p>1.52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24" calcext:value-type="float">
            <text:p>1.52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25" calcext:value-type="float">
            <text:p>1.52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26" calcext:value-type="float">
            <text:p>1.52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27" calcext:value-type="float">
            <text:p>1.52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28" calcext:value-type="float">
            <text:p>1.52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29" calcext:value-type="float">
            <text:p>1.5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53" calcext:value-type="float">
            <text:p>1.5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31" calcext:value-type="float">
            <text:p>1.53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32" calcext:value-type="float">
            <text:p>1.5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33" calcext:value-type="float">
            <text:p>1.5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34" calcext:value-type="float">
            <text:p>1.53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35" calcext:value-type="float">
            <text:p>1.53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36" calcext:value-type="float">
            <text:p>1.5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37" calcext:value-type="float">
            <text:p>1.5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38" calcext:value-type="float">
            <text:p>1.5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539" calcext:value-type="float">
            <text:p>1.5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4" calcext:value-type="float">
            <text:p>1.5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41" calcext:value-type="float">
            <text:p>1.5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42" calcext:value-type="float">
            <text:p>1.5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43" calcext:value-type="float">
            <text:p>1.5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44" calcext:value-type="float">
            <text:p>1.5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45" calcext:value-type="float">
            <text:p>1.5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46" calcext:value-type="float">
            <text:p>1.5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47" calcext:value-type="float">
            <text:p>1.5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48" calcext:value-type="float">
            <text:p>1.54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549" calcext:value-type="float">
            <text:p>1.5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5" calcext:value-type="float">
            <text:p>1.5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51" calcext:value-type="float">
            <text:p>1.5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52" calcext:value-type="float">
            <text:p>1.5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53" calcext:value-type="float">
            <text:p>1.55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554" calcext:value-type="float">
            <text:p>1.55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555" calcext:value-type="float">
            <text:p>1.55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556" calcext:value-type="float">
            <text:p>1.5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57" calcext:value-type="float">
            <text:p>1.5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58" calcext:value-type="float">
            <text:p>1.5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559" calcext:value-type="float">
            <text:p>1.55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56" calcext:value-type="float">
            <text:p>1.5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61" calcext:value-type="float">
            <text:p>1.5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62" calcext:value-type="float">
            <text:p>1.5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63" calcext:value-type="float">
            <text:p>1.56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64" calcext:value-type="float">
            <text:p>1.56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65" calcext:value-type="float">
            <text:p>1.56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66" calcext:value-type="float">
            <text:p>1.56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67" calcext:value-type="float">
            <text:p>1.56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68" calcext:value-type="float">
            <text:p>1.56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69" calcext:value-type="float">
            <text:p>1.56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7" calcext:value-type="float">
            <text:p>1.57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71" calcext:value-type="float">
            <text:p>1.57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72" calcext:value-type="float">
            <text:p>1.57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73" calcext:value-type="float">
            <text:p>1.57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74" calcext:value-type="float">
            <text:p>1.57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75" calcext:value-type="float">
            <text:p>1.57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76" calcext:value-type="float">
            <text:p>1.57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77" calcext:value-type="float">
            <text:p>1.57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78" calcext:value-type="float">
            <text:p>1.57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79" calcext:value-type="float">
            <text:p>1.57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58" calcext:value-type="float">
            <text:p>1.58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581" calcext:value-type="float">
            <text:p>1.58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582" calcext:value-type="float">
            <text:p>1.58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583" calcext:value-type="float">
            <text:p>1.5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584" calcext:value-type="float">
            <text:p>1.58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585" calcext:value-type="float">
            <text:p>1.58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86" calcext:value-type="float">
            <text:p>1.58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87" calcext:value-type="float">
            <text:p>1.58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88" calcext:value-type="float">
            <text:p>1.58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589" calcext:value-type="float">
            <text:p>1.58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9" calcext:value-type="float">
            <text:p>1.5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91" calcext:value-type="float">
            <text:p>1.59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92" calcext:value-type="float">
            <text:p>1.59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93" calcext:value-type="float">
            <text:p>1.59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594" calcext:value-type="float">
            <text:p>1.59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95" calcext:value-type="float">
            <text:p>1.59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96" calcext:value-type="float">
            <text:p>1.59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97" calcext:value-type="float">
            <text:p>1.59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98" calcext:value-type="float">
            <text:p>1.59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599" calcext:value-type="float">
            <text:p>1.5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01" calcext:value-type="float">
            <text:p>1.60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02" calcext:value-type="float">
            <text:p>1.60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03" calcext:value-type="float">
            <text:p>1.60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04" calcext:value-type="float">
            <text:p>1.60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605" calcext:value-type="float">
            <text:p>1.60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06" calcext:value-type="float">
            <text:p>1.6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07" calcext:value-type="float">
            <text:p>1.6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08" calcext:value-type="float">
            <text:p>1.6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09" calcext:value-type="float">
            <text:p>1.609E-0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0.0000161" calcext:value-type="float">
            <text:p>1.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11" calcext:value-type="float">
            <text:p>1.6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12" calcext:value-type="float">
            <text:p>1.6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13" calcext:value-type="float">
            <text:p>1.61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14" calcext:value-type="float">
            <text:p>1.61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15" calcext:value-type="float">
            <text:p>1.61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16" calcext:value-type="float">
            <text:p>1.61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17" calcext:value-type="float">
            <text:p>1.61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18" calcext:value-type="float">
            <text:p>1.61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19" calcext:value-type="float">
            <text:p>1.61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2" calcext:value-type="float">
            <text:p>1.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21" calcext:value-type="float">
            <text:p>1.62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22" calcext:value-type="float">
            <text:p>1.62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23" calcext:value-type="float">
            <text:p>1.62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24" calcext:value-type="float">
            <text:p>1.62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25" calcext:value-type="float">
            <text:p>1.62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26" calcext:value-type="float">
            <text:p>1.62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27" calcext:value-type="float">
            <text:p>1.62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28" calcext:value-type="float">
            <text:p>1.62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29" calcext:value-type="float">
            <text:p>1.62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63" calcext:value-type="float">
            <text:p>1.6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631" calcext:value-type="float">
            <text:p>1.63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632" calcext:value-type="float">
            <text:p>1.63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633" calcext:value-type="float">
            <text:p>1.6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634" calcext:value-type="float">
            <text:p>1.63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635" calcext:value-type="float">
            <text:p>1.63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36" calcext:value-type="float">
            <text:p>1.63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37" calcext:value-type="float">
            <text:p>1.63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38" calcext:value-type="float">
            <text:p>1.63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639" calcext:value-type="float">
            <text:p>1.63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4" calcext:value-type="float">
            <text:p>1.64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41" calcext:value-type="float">
            <text:p>1.6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42" calcext:value-type="float">
            <text:p>1.6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43" calcext:value-type="float">
            <text:p>1.64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44" calcext:value-type="float">
            <text:p>1.64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45" calcext:value-type="float">
            <text:p>1.64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46" calcext:value-type="float">
            <text:p>1.64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47" calcext:value-type="float">
            <text:p>1.64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48" calcext:value-type="float">
            <text:p>1.64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649" calcext:value-type="float">
            <text:p>1.64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5" calcext:value-type="float">
            <text:p>1.65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51" calcext:value-type="float">
            <text:p>1.65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52" calcext:value-type="float">
            <text:p>1.65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53" calcext:value-type="float">
            <text:p>1.65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654" calcext:value-type="float">
            <text:p>1.65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655" calcext:value-type="float">
            <text:p>1.65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56" calcext:value-type="float">
            <text:p>1.6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57" calcext:value-type="float">
            <text:p>1.6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58" calcext:value-type="float">
            <text:p>1.6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659" calcext:value-type="float">
            <text:p>1.65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166" calcext:value-type="float">
            <text:p>1.66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61" calcext:value-type="float">
            <text:p>1.66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62" calcext:value-type="float">
            <text:p>1.66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63" calcext:value-type="float">
            <text:p>1.66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64" calcext:value-type="float">
            <text:p>1.66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65" calcext:value-type="float">
            <text:p>1.66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66" calcext:value-type="float">
            <text:p>1.66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67" calcext:value-type="float">
            <text:p>1.66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68" calcext:value-type="float">
            <text:p>1.66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69" calcext:value-type="float">
            <text:p>1.6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7" calcext:value-type="float">
            <text:p>1.6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71" calcext:value-type="float">
            <text:p>1.6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72" calcext:value-type="float">
            <text:p>1.6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73" calcext:value-type="float">
            <text:p>1.67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74" calcext:value-type="float">
            <text:p>1.67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75" calcext:value-type="float">
            <text:p>1.67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76" calcext:value-type="float">
            <text:p>1.67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77" calcext:value-type="float">
            <text:p>1.67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78" calcext:value-type="float">
            <text:p>1.67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79" calcext:value-type="float">
            <text:p>1.6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68" calcext:value-type="float">
            <text:p>1.6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1" calcext:value-type="float">
            <text:p>1.68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2" calcext:value-type="float">
            <text:p>1.6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3" calcext:value-type="float">
            <text:p>1.6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4" calcext:value-type="float">
            <text:p>1.68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85" calcext:value-type="float">
            <text:p>1.68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86" calcext:value-type="float">
            <text:p>1.68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87" calcext:value-type="float">
            <text:p>1.68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88" calcext:value-type="float">
            <text:p>1.68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689" calcext:value-type="float">
            <text:p>1.6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9" calcext:value-type="float">
            <text:p>1.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91" calcext:value-type="float">
            <text:p>1.6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92" calcext:value-type="float">
            <text:p>1.6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93" calcext:value-type="float">
            <text:p>1.69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694" calcext:value-type="float">
            <text:p>1.69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95" calcext:value-type="float">
            <text:p>1.69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96" calcext:value-type="float">
            <text:p>1.69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97" calcext:value-type="float">
            <text:p>1.69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98" calcext:value-type="float">
            <text:p>1.69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699" calcext:value-type="float">
            <text:p>1.69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01" calcext:value-type="float">
            <text:p>1.7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02" calcext:value-type="float">
            <text:p>1.7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03" calcext:value-type="float">
            <text:p>1.70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04" calcext:value-type="float">
            <text:p>1.70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705" calcext:value-type="float">
            <text:p>1.70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706" calcext:value-type="float">
            <text:p>1.7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07" calcext:value-type="float">
            <text:p>1.7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08" calcext:value-type="float">
            <text:p>1.7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09" calcext:value-type="float">
            <text:p>1.709E-05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0.0000171" calcext:value-type="float">
            <text:p>1.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11" calcext:value-type="float">
            <text:p>1.71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12" calcext:value-type="float">
            <text:p>1.71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13" calcext:value-type="float">
            <text:p>1.71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14" calcext:value-type="float">
            <text:p>1.71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15" calcext:value-type="float">
            <text:p>1.71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16" calcext:value-type="float">
            <text:p>1.71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17" calcext:value-type="float">
            <text:p>1.71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18" calcext:value-type="float">
            <text:p>1.71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19" calcext:value-type="float">
            <text:p>1.7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2" calcext:value-type="float">
            <text:p>1.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21" calcext:value-type="float">
            <text:p>1.7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22" calcext:value-type="float">
            <text:p>1.7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23" calcext:value-type="float">
            <text:p>1.72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24" calcext:value-type="float">
            <text:p>1.72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25" calcext:value-type="float">
            <text:p>1.72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26" calcext:value-type="float">
            <text:p>1.72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27" calcext:value-type="float">
            <text:p>1.72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28" calcext:value-type="float">
            <text:p>1.72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29" calcext:value-type="float">
            <text:p>1.7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73" calcext:value-type="float">
            <text:p>1.7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731" calcext:value-type="float">
            <text:p>1.73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732" calcext:value-type="float">
            <text:p>1.7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733" calcext:value-type="float">
            <text:p>1.7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734" calcext:value-type="float">
            <text:p>1.73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35" calcext:value-type="float">
            <text:p>1.73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36" calcext:value-type="float">
            <text:p>1.7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37" calcext:value-type="float">
            <text:p>1.7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38" calcext:value-type="float">
            <text:p>1.7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739" calcext:value-type="float">
            <text:p>1.7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41" calcext:value-type="float">
            <text:p>1.7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42" calcext:value-type="float">
            <text:p>1.7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43" calcext:value-type="float">
            <text:p>1.7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44" calcext:value-type="float">
            <text:p>1.7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45" calcext:value-type="float">
            <text:p>1.7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46" calcext:value-type="float">
            <text:p>1.7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47" calcext:value-type="float">
            <text:p>1.7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48" calcext:value-type="float">
            <text:p>1.74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749" calcext:value-type="float">
            <text:p>1.7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5" calcext:value-type="float">
            <text:p>1.7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51" calcext:value-type="float">
            <text:p>1.7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52" calcext:value-type="float">
            <text:p>1.7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53" calcext:value-type="float">
            <text:p>1.75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754" calcext:value-type="float">
            <text:p>1.75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755" calcext:value-type="float">
            <text:p>1.75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756" calcext:value-type="float">
            <text:p>1.7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57" calcext:value-type="float">
            <text:p>1.7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58" calcext:value-type="float">
            <text:p>1.7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759" calcext:value-type="float">
            <text:p>1.75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76" calcext:value-type="float">
            <text:p>1.7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61" calcext:value-type="float">
            <text:p>1.7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62" calcext:value-type="float">
            <text:p>1.7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63" calcext:value-type="float">
            <text:p>1.76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64" calcext:value-type="float">
            <text:p>1.76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65" calcext:value-type="float">
            <text:p>1.76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66" calcext:value-type="float">
            <text:p>1.76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67" calcext:value-type="float">
            <text:p>1.76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68" calcext:value-type="float">
            <text:p>1.76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69" calcext:value-type="float">
            <text:p>1.76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7" calcext:value-type="float">
            <text:p>1.77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71" calcext:value-type="float">
            <text:p>1.77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72" calcext:value-type="float">
            <text:p>1.77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73" calcext:value-type="float">
            <text:p>1.77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74" calcext:value-type="float">
            <text:p>1.77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75" calcext:value-type="float">
            <text:p>1.77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76" calcext:value-type="float">
            <text:p>1.77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77" calcext:value-type="float">
            <text:p>1.77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78" calcext:value-type="float">
            <text:p>1.77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79" calcext:value-type="float">
            <text:p>1.77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78" calcext:value-type="float">
            <text:p>1.78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781" calcext:value-type="float">
            <text:p>1.78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782" calcext:value-type="float">
            <text:p>1.78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783" calcext:value-type="float">
            <text:p>1.7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784" calcext:value-type="float">
            <text:p>1.78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785" calcext:value-type="float">
            <text:p>1.78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86" calcext:value-type="float">
            <text:p>1.78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87" calcext:value-type="float">
            <text:p>1.78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88" calcext:value-type="float">
            <text:p>1.78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789" calcext:value-type="float">
            <text:p>1.78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9" calcext:value-type="float">
            <text:p>1.7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91" calcext:value-type="float">
            <text:p>1.79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92" calcext:value-type="float">
            <text:p>1.79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93" calcext:value-type="float">
            <text:p>1.79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794" calcext:value-type="float">
            <text:p>1.79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95" calcext:value-type="float">
            <text:p>1.79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96" calcext:value-type="float">
            <text:p>1.79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97" calcext:value-type="float">
            <text:p>1.79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98" calcext:value-type="float">
            <text:p>1.79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799" calcext:value-type="float">
            <text:p>1.7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01" calcext:value-type="float">
            <text:p>1.80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02" calcext:value-type="float">
            <text:p>1.80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03" calcext:value-type="float">
            <text:p>1.80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04" calcext:value-type="float">
            <text:p>1.80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805" calcext:value-type="float">
            <text:p>1.80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06" calcext:value-type="float">
            <text:p>1.8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07" calcext:value-type="float">
            <text:p>1.8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08" calcext:value-type="float">
            <text:p>1.8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09" calcext:value-type="float">
            <text:p>1.809E-0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0.0000181" calcext:value-type="float">
            <text:p>1.8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11" calcext:value-type="float">
            <text:p>1.81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12" calcext:value-type="float">
            <text:p>1.81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13" calcext:value-type="float">
            <text:p>1.81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14" calcext:value-type="float">
            <text:p>1.81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15" calcext:value-type="float">
            <text:p>1.81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16" calcext:value-type="float">
            <text:p>1.81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17" calcext:value-type="float">
            <text:p>1.81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18" calcext:value-type="float">
            <text:p>1.81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19" calcext:value-type="float">
            <text:p>1.81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2" calcext:value-type="float">
            <text:p>1.8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21" calcext:value-type="float">
            <text:p>1.82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22" calcext:value-type="float">
            <text:p>1.82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23" calcext:value-type="float">
            <text:p>1.82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24" calcext:value-type="float">
            <text:p>1.82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25" calcext:value-type="float">
            <text:p>1.82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26" calcext:value-type="float">
            <text:p>1.82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27" calcext:value-type="float">
            <text:p>1.82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28" calcext:value-type="float">
            <text:p>1.82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29" calcext:value-type="float">
            <text:p>1.829E-05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0.0000183" calcext:value-type="float">
            <text:p>1.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831" calcext:value-type="float">
            <text:p>1.83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832" calcext:value-type="float">
            <text:p>1.83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833" calcext:value-type="float">
            <text:p>1.83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834" calcext:value-type="float">
            <text:p>1.83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835" calcext:value-type="float">
            <text:p>1.83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36" calcext:value-type="float">
            <text:p>1.83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37" calcext:value-type="float">
            <text:p>1.83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38" calcext:value-type="float">
            <text:p>1.83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839" calcext:value-type="float">
            <text:p>1.83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4" calcext:value-type="float">
            <text:p>1.84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41" calcext:value-type="float">
            <text:p>1.84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42" calcext:value-type="float">
            <text:p>1.84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43" calcext:value-type="float">
            <text:p>1.84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44" calcext:value-type="float">
            <text:p>1.84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45" calcext:value-type="float">
            <text:p>1.84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46" calcext:value-type="float">
            <text:p>1.84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47" calcext:value-type="float">
            <text:p>1.84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48" calcext:value-type="float">
            <text:p>1.84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849" calcext:value-type="float">
            <text:p>1.84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51" calcext:value-type="float">
            <text:p>1.85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52" calcext:value-type="float">
            <text:p>1.85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53" calcext:value-type="float">
            <text:p>1.85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854" calcext:value-type="float">
            <text:p>1.85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1855" calcext:value-type="float">
            <text:p>1.85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56" calcext:value-type="float">
            <text:p>1.8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57" calcext:value-type="float">
            <text:p>1.8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58" calcext:value-type="float">
            <text:p>1.8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859" calcext:value-type="float">
            <text:p>1.85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186" calcext:value-type="float">
            <text:p>1.86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61" calcext:value-type="float">
            <text:p>1.86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62" calcext:value-type="float">
            <text:p>1.86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63" calcext:value-type="float">
            <text:p>1.86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64" calcext:value-type="float">
            <text:p>1.86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65" calcext:value-type="float">
            <text:p>1.86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66" calcext:value-type="float">
            <text:p>1.86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67" calcext:value-type="float">
            <text:p>1.86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68" calcext:value-type="float">
            <text:p>1.86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69" calcext:value-type="float">
            <text:p>1.86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7" calcext:value-type="float">
            <text:p>1.87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71" calcext:value-type="float">
            <text:p>1.87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72" calcext:value-type="float">
            <text:p>1.87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73" calcext:value-type="float">
            <text:p>1.87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74" calcext:value-type="float">
            <text:p>1.87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75" calcext:value-type="float">
            <text:p>1.87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76" calcext:value-type="float">
            <text:p>1.87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77" calcext:value-type="float">
            <text:p>1.87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78" calcext:value-type="float">
            <text:p>1.87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79" calcext:value-type="float">
            <text:p>1.8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88" calcext:value-type="float">
            <text:p>1.8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881" calcext:value-type="float">
            <text:p>1.88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882" calcext:value-type="float">
            <text:p>1.8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883" calcext:value-type="float">
            <text:p>1.8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884" calcext:value-type="float">
            <text:p>1.88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85" calcext:value-type="float">
            <text:p>1.88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86" calcext:value-type="float">
            <text:p>1.88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87" calcext:value-type="float">
            <text:p>1.88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88" calcext:value-type="float">
            <text:p>1.88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889" calcext:value-type="float">
            <text:p>1.8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9" calcext:value-type="float">
            <text:p>1.8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91" calcext:value-type="float">
            <text:p>1.8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92" calcext:value-type="float">
            <text:p>1.8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93" calcext:value-type="float">
            <text:p>1.89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894" calcext:value-type="float">
            <text:p>1.89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95" calcext:value-type="float">
            <text:p>1.89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96" calcext:value-type="float">
            <text:p>1.89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97" calcext:value-type="float">
            <text:p>1.89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98" calcext:value-type="float">
            <text:p>1.89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899" calcext:value-type="float">
            <text:p>1.89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01" calcext:value-type="float">
            <text:p>1.9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02" calcext:value-type="float">
            <text:p>1.9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03" calcext:value-type="float">
            <text:p>1.90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04" calcext:value-type="float">
            <text:p>1.90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905" calcext:value-type="float">
            <text:p>1.90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906" calcext:value-type="float">
            <text:p>1.9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07" calcext:value-type="float">
            <text:p>1.9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08" calcext:value-type="float">
            <text:p>1.9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09" calcext:value-type="float">
            <text:p>1.909E-05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0.0000191" calcext:value-type="float">
            <text:p>1.9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11" calcext:value-type="float">
            <text:p>1.91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12" calcext:value-type="float">
            <text:p>1.91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13" calcext:value-type="float">
            <text:p>1.91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14" calcext:value-type="float">
            <text:p>1.91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15" calcext:value-type="float">
            <text:p>1.91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16" calcext:value-type="float">
            <text:p>1.91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17" calcext:value-type="float">
            <text:p>1.91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18" calcext:value-type="float">
            <text:p>1.91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19" calcext:value-type="float">
            <text:p>1.9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2" calcext:value-type="float">
            <text:p>1.9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21" calcext:value-type="float">
            <text:p>1.9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22" calcext:value-type="float">
            <text:p>1.9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23" calcext:value-type="float">
            <text:p>1.92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24" calcext:value-type="float">
            <text:p>1.92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25" calcext:value-type="float">
            <text:p>1.92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26" calcext:value-type="float">
            <text:p>1.92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27" calcext:value-type="float">
            <text:p>1.92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28" calcext:value-type="float">
            <text:p>1.92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29" calcext:value-type="float">
            <text:p>1.9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93" calcext:value-type="float">
            <text:p>1.9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31" calcext:value-type="float">
            <text:p>1.93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32" calcext:value-type="float">
            <text:p>1.9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33" calcext:value-type="float">
            <text:p>1.9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34" calcext:value-type="float">
            <text:p>1.93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35" calcext:value-type="float">
            <text:p>1.93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36" calcext:value-type="float">
            <text:p>1.9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37" calcext:value-type="float">
            <text:p>1.9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38" calcext:value-type="float">
            <text:p>1.9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1939" calcext:value-type="float">
            <text:p>1.9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4" calcext:value-type="float">
            <text:p>1.9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41" calcext:value-type="float">
            <text:p>1.9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42" calcext:value-type="float">
            <text:p>1.9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43" calcext:value-type="float">
            <text:p>1.9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44" calcext:value-type="float">
            <text:p>1.9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45" calcext:value-type="float">
            <text:p>1.9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46" calcext:value-type="float">
            <text:p>1.9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47" calcext:value-type="float">
            <text:p>1.9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48" calcext:value-type="float">
            <text:p>1.94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1949" calcext:value-type="float">
            <text:p>1.94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51" calcext:value-type="float">
            <text:p>1.95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52" calcext:value-type="float">
            <text:p>1.95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53" calcext:value-type="float">
            <text:p>1.95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1954" calcext:value-type="float">
            <text:p>1.954E-0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0001955" calcext:value-type="float">
            <text:p>1.955E-0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00001956" calcext:value-type="float">
            <text:p>1.95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57" calcext:value-type="float">
            <text:p>1.95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58" calcext:value-type="float">
            <text:p>1.95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1959" calcext:value-type="float">
            <text:p>1.959E-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0.0000196" calcext:value-type="float">
            <text:p>1.96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61" calcext:value-type="float">
            <text:p>1.96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62" calcext:value-type="float">
            <text:p>1.96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63" calcext:value-type="float">
            <text:p>1.96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64" calcext:value-type="float">
            <text:p>1.96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65" calcext:value-type="float">
            <text:p>1.96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66" calcext:value-type="float">
            <text:p>1.96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67" calcext:value-type="float">
            <text:p>1.96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68" calcext:value-type="float">
            <text:p>1.96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69" calcext:value-type="float">
            <text:p>1.96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7" calcext:value-type="float">
            <text:p>1.97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71" calcext:value-type="float">
            <text:p>1.97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72" calcext:value-type="float">
            <text:p>1.97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73" calcext:value-type="float">
            <text:p>1.97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74" calcext:value-type="float">
            <text:p>1.974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75" calcext:value-type="float">
            <text:p>1.97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76" calcext:value-type="float">
            <text:p>1.97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77" calcext:value-type="float">
            <text:p>1.97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78" calcext:value-type="float">
            <text:p>1.97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79" calcext:value-type="float">
            <text:p>1.979E-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000198" calcext:value-type="float">
            <text:p>1.98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981" calcext:value-type="float">
            <text:p>1.981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982" calcext:value-type="float">
            <text:p>1.982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983" calcext:value-type="float">
            <text:p>1.983E-0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0.00001984" calcext:value-type="float">
            <text:p>1.984E-05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0.00001985" calcext:value-type="float">
            <text:p>1.985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86" calcext:value-type="float">
            <text:p>1.986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87" calcext:value-type="float">
            <text:p>1.987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88" calcext:value-type="float">
            <text:p>1.988E-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0.00001989" calcext:value-type="float">
            <text:p>1.98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9" calcext:value-type="float">
            <text:p>1.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91" calcext:value-type="float">
            <text:p>1.99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92" calcext:value-type="float">
            <text:p>1.99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93" calcext:value-type="float">
            <text:p>1.99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1994" calcext:value-type="float">
            <text:p>1.994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95" calcext:value-type="float">
            <text:p>1.995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96" calcext:value-type="float">
            <text:p>1.996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97" calcext:value-type="float">
            <text:p>1.997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98" calcext:value-type="float">
            <text:p>1.998E-0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00001999" calcext:value-type="float">
            <text:p>1.999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2001" calcext:value-type="float">
            <text:p>2.001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2002" calcext:value-type="float">
            <text:p>2.002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2003" calcext:value-type="float">
            <text:p>2.003E-05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0.00002004" calcext:value-type="float">
            <text:p>2.004E-0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0002005" calcext:value-type="float">
            <text:p>2.005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2006" calcext:value-type="float">
            <text:p>2.006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2007" calcext:value-type="float">
            <text:p>2.007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2008" calcext:value-type="float">
            <text:p>2.008E-0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0.00002009" calcext:value-type="float">
            <text:p>2.009E-05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0.0000201" calcext:value-type="float">
            <text:p>2.0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11" calcext:value-type="float">
            <text:p>2.01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12" calcext:value-type="float">
            <text:p>2.01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13" calcext:value-type="float">
            <text:p>2.01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14" calcext:value-type="float">
            <text:p>2.01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15" calcext:value-type="float">
            <text:p>2.01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16" calcext:value-type="float">
            <text:p>2.01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17" calcext:value-type="float">
            <text:p>2.01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18" calcext:value-type="float">
            <text:p>2.018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19" calcext:value-type="float">
            <text:p>2.01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2" calcext:value-type="float">
            <text:p>2.0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21" calcext:value-type="float">
            <text:p>2.02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22" calcext:value-type="float">
            <text:p>2.02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23" calcext:value-type="float">
            <text:p>2.02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24" calcext:value-type="float">
            <text:p>2.02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25" calcext:value-type="float">
            <text:p>2.02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26" calcext:value-type="float">
            <text:p>2.02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27" calcext:value-type="float">
            <text:p>2.02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28" calcext:value-type="float">
            <text:p>2.02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29" calcext:value-type="float">
            <text:p>2.0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203" calcext:value-type="float">
            <text:p>2.0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31" calcext:value-type="float">
            <text:p>2.03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32" calcext:value-type="float">
            <text:p>2.0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33" calcext:value-type="float">
            <text:p>2.0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34" calcext:value-type="float">
            <text:p>2.034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35" calcext:value-type="float">
            <text:p>2.035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36" calcext:value-type="float">
            <text:p>2.036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37" calcext:value-type="float">
            <text:p>2.037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38" calcext:value-type="float">
            <text:p>2.038E-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0002039" calcext:value-type="float">
            <text:p>2.039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4" calcext:value-type="float">
            <text:p>2.04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41" calcext:value-type="float">
            <text:p>2.041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42" calcext:value-type="float">
            <text:p>2.042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43" calcext:value-type="float">
            <text:p>2.043E-05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0002044" calcext:value-type="float">
            <text:p>2.044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45" calcext:value-type="float">
            <text:p>2.045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46" calcext:value-type="float">
            <text:p>2.046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47" calcext:value-type="float">
            <text:p>2.047E-0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0.00002048" calcext:value-type="float">
            <text:p>2.048E-05</text:p>
          </table:table-cell>
          <table:table-cell office:value-type="float" office:value="3126" calcext:value-type="float">
            <text:p>3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14T14:48:38.201000000</dc:date>
    <meta:editing-duration>PT8M44S</meta:editing-duration>
    <meta:editing-cycles>1</meta:editing-cycles>
    <meta:document-statistic meta:table-count="1" meta:cell-count="8200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227cm" svg:height="17.426cm" xlink:href=".." xlink:type="simple" chart:class="chart:line" chart:style-name="ch1">
        <chart:legend chart:legend-position="end" svg:x="35.375cm" svg:y="8.414cm" style:legend-expansion="high" chart:style-name="ch2"/>
        <chart:plot-area chart:style-name="ch3" table:cell-range-address="'1.5MHz carrier wave 2'.B8:'1.5MHz carrier wave 2'.B50" svg:x="0.818cm" svg:y="0.121cm" svg:width="34.622cm" svg:height="16.323cm">
          <chartooo:coordinate-region svg:x="1.81cm" svg:y="0.321cm" svg:width="33.443cm" svg:height="15.4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.5MHz carrier wave 2'.B8:'1.5MHz carrier wave 2'.B50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1.5MHz carrier wave 2'.B8:'1.5MHz carrier wave 2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43">
                <text:p>2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